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manifest.rdf" manifest:media-type="application/rdf+xml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04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004in" svg:height="7.6339in" svg:x="17.9945in" svg:y="5.3122in">
            <draw:object draw:notify-on-update-of-ranges="Sheet1.B2:Sheet1.B32 Sheet1.B70:Sheet1.B100 Sheet1.D2:Sheet1.D32 Sheet1.D70:Sheet1.D10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in" svg:height="3.5453in" svg:x="10.1138in" svg:y="5.8878in">
            <draw:object draw:notify-on-update-of-ranges="Sheet1.B70:Sheet1.B100 Sheet1.E2:Sheet1.E3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6.298in" svg:height="3.5449in" svg:x="10.1138in" svg:y="9.6004in">
            <draw:object draw:notify-on-update-of-ranges="Sheet1.B70:Sheet1.B100 Sheet1.E70:Sheet1.E10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6.298in" svg:height="3.5449in" svg:x="10.6559in" svg:y="13.6677in">
            <draw:object draw:notify-on-update-of-ranges="Sheet1.B70:Sheet1.B100 Sheet1.K70:Sheet1.K99 Sheet1.E70:Sheet1.E100 Sheet1.E70:Sheet1.E100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6.298in" svg:height="3.5453in" svg:x="17.5177in" svg:y="13.5945in">
            <draw:object draw:notify-on-update-of-ranges="Sheet1.M2:Sheet1.M19 Sheet1.W2:Sheet1.W19 Sheet1.Q2:Sheet1.Q19 Sheet1.Q2:Sheet1.Q19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6.3417in" svg:height="5.0614in" svg:x="26.8835in" svg:y="7.111in">
            <draw:object draw:notify-on-update-of-ranges="Sheet1.B2:Sheet1.B32 Sheet1.B70:Sheet1.B100 Sheet1.AI4:Sheet1.AI34 Sheet1.AP4:Sheet1.AP34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6.298in" svg:height="3.5449in" svg:x="33.9953in" svg:y="7.289in">
            <draw:object draw:notify-on-update-of-ranges="Sheet1.AL4:Sheet1.AL34 Sheet1.AQ4:Sheet1.AQ34 Sheet1.AO4:Sheet1.AO34 Sheet1.AO4:Sheet1.AO34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7" draw:style-name="gr1" draw:text-style-name="P1" svg:width="6.298in" svg:height="3.5453in" svg:x="41.1063in" svg:y="7.2894in">
            <draw:object draw:notify-on-update-of-ranges="Sheet1.M2:Sheet1.M19 Sheet1.AY3:Sheet1.AY20 Sheet1.AW3:Sheet1.AW20 Sheet1.AW3:Sheet1.AW20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1" table:number-columns-repeated="28" table:default-cell-style-name="Default"/>
        <table:table-column table:style-name="co2" table:default-cell-style-name="Default"/>
        <table:table-column table:style-name="co1" table:number-columns-repeated="22" table:default-cell-style-name="Default"/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table:style-name="ce1" office:value-type="string" calcext:value-type="string">
            <text:p>25%</text:p>
          </table:table-cell>
          <table:table-cell table:style-name="ce1" office:value-type="string" calcext:value-type="string">
            <text:p>50%</text:p>
          </table:table-cell>
          <table:table-cell table:style-name="ce1" office:value-type="string" calcext:value-type="string">
            <text:p>75%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truePercRelErr</text:p>
          </table:table-cell>
          <table:table-cell table:number-columns-repeated="17"/>
          <table:table-cell office:value-type="string" calcext:value-type="string">
            <text:p>corrected values</text:p>
          </table:table-cell>
          <table:table-cell table:number-columns-repeated="2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93" calcext:value-type="float">
            <text:p>193</text:p>
          </table:table-cell>
          <table:table-cell office:value-type="float" office:value="0.216146069632124" calcext:value-type="float">
            <text:p>0.216146069632124</text:p>
          </table:table-cell>
          <table:table-cell office:value-type="float" office:value="0.0000643643971440191" calcext:value-type="float">
            <text:p>6.43643971440191E-05</text:p>
          </table:table-cell>
          <table:table-cell office:value-type="float" office:value="0.215700214" calcext:value-type="float">
            <text:p>0.215700214</text:p>
          </table:table-cell>
          <table:table-cell office:value-type="float" office:value="0.216122508" calcext:value-type="float">
            <text:p>0.216122508</text:p>
          </table:table-cell>
          <table:table-cell office:value-type="float" office:value="0.21615106" calcext:value-type="float">
            <text:p>0.21615106</text:p>
          </table:table-cell>
          <table:table-cell office:value-type="float" office:value="0.216176389" calcext:value-type="float">
            <text:p>0.216176389</text:p>
          </table:table-cell>
          <table:table-cell office:value-type="float" office:value="0.21627372" calcext:value-type="float">
            <text:p>0.21627372</text:p>
          </table:table-cell>
          <table:table-cell office:value-type="string" calcext:value-type="string">
            <text:p>inf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34" calcext:value-type="float">
            <text:p>234</text:p>
          </table:table-cell>
          <table:table-cell office:value-type="float" office:value="-1.89709265344444" calcext:value-type="float">
            <text:p>-1.89709265344444</text:p>
          </table:table-cell>
          <table:table-cell office:value-type="float" office:value="0.00236847154089881" calcext:value-type="float">
            <text:p>0.00236847154089881</text:p>
          </table:table-cell>
          <table:table-cell office:value-type="float" office:value="-1.908793113" calcext:value-type="float">
            <text:p>-1.908793113</text:p>
          </table:table-cell>
          <table:table-cell office:value-type="float" office:value="-1.8986220075" calcext:value-type="float">
            <text:p>-1.8986220075</text:p>
          </table:table-cell>
          <table:table-cell office:value-type="float" office:value="-1.89751754" calcext:value-type="float">
            <text:p>-1.89751754</text:p>
          </table:table-cell>
          <table:table-cell office:value-type="float" office:value="-1.89493784325" calcext:value-type="float">
            <text:p>-1.89493784325</text:p>
          </table:table-cell>
          <table:table-cell office:value-type="float" office:value="-1.893050263" calcext:value-type="float">
            <text:p>-1.893050263</text:p>
          </table:table-cell>
          <table:table-cell office:value-type="float" office:value="-289.709265344444" calcext:value-type="float">
            <text:p>-289.709265344444</text:p>
          </table:table-cell>
          <table:table-cell table:number-columns-repeated="22"/>
          <table:table-cell office:value-type="string" calcext:value-type="string">
            <text:p>X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fixed mean</text:p>
          </table:table-cell>
          <table:table-cell office:value-type="string" calcext:value-type="string">
            <text:p>truePercRelEr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0" calcext:value-type="float">
            <text:p>210</text:p>
          </table:table-cell>
          <table:table-cell office:value-type="float" office:value="0.237213261952381" calcext:value-type="float">
            <text:p>0.237213261952381</text:p>
          </table:table-cell>
          <table:table-cell office:value-type="float" office:value="0.000114852524216231" calcext:value-type="float">
            <text:p>0.000114852524216231</text:p>
          </table:table-cell>
          <table:table-cell office:value-type="float" office:value="0.236387623" calcext:value-type="float">
            <text:p>0.236387623</text:p>
          </table:table-cell>
          <table:table-cell office:value-type="float" office:value="0.237147262" calcext:value-type="float">
            <text:p>0.237147262</text:p>
          </table:table-cell>
          <table:table-cell office:value-type="float" office:value="0.237205244" calcext:value-type="float">
            <text:p>0.237205244</text:p>
          </table:table-cell>
          <table:table-cell office:value-type="float" office:value="0.237283515" calcext:value-type="float">
            <text:p>0.237283515</text:p>
          </table:table-cell>
          <table:table-cell office:value-type="float" office:value="0.237532539" calcext:value-type="float">
            <text:p>0.237532539</text:p>
          </table:table-cell>
          <table:table-cell office:value-type="string" calcext:value-type="string">
            <text:p>inf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196" calcext:value-type="float">
            <text:p>196</text:p>
          </table:table-cell>
          <table:table-cell office:value-type="float" office:value="0.264749509408163" calcext:value-type="float">
            <text:p>0.264749509408163</text:p>
          </table:table-cell>
          <table:table-cell office:value-type="float" office:value="0.0000482429900943965" calcext:value-type="float">
            <text:p>4.82429900943965E-05</text:p>
          </table:table-cell>
          <table:table-cell office:value-type="float" office:value="0.264579827" calcext:value-type="float">
            <text:p>0.264579827</text:p>
          </table:table-cell>
          <table:table-cell office:value-type="float" office:value="0.2647207245" calcext:value-type="float">
            <text:p>0.2647207245</text:p>
          </table:table-cell>
          <table:table-cell office:value-type="float" office:value="0.264753314" calcext:value-type="float">
            <text:p>0.264753314</text:p>
          </table:table-cell>
          <table:table-cell office:value-type="float" office:value="0.2647812295" calcext:value-type="float">
            <text:p>0.2647812295</text:p>
          </table:table-cell>
          <table:table-cell office:value-type="float" office:value="0.264886069" calcext:value-type="float">
            <text:p>0.264886069</text:p>
          </table:table-cell>
          <table:table-cell office:value-type="float" office:value="-126.474950940816" calcext:value-type="float">
            <text:p>-126.474950940816</text:p>
          </table:table-cell>
          <table:table-cell table:number-columns-repeated="7"/>
          <table:table-cell office:value-type="string" calcext:value-type="string">
            <text:p>X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fixed mean</text:p>
          </table:table-cell>
          <table:table-cell office:value-type="string" calcext:value-type="string">
            <text:p>truePercRelErr</text:p>
          </table:table-cell>
          <table:table-cell table:style-name="ce1"/>
          <table:table-cell office:value-type="string" calcext:value-type="string">
            <text:p>Z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fixed mean</text:p>
          </table:table-cell>
          <table:table-cell office:value-type="string" calcext:value-type="string">
            <text:p>truePercRelErr</text:p>
          </table:table-cell>
          <table:table-cell table:style-name="ce1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81" calcext:value-type="float">
            <text:p>181</text:p>
          </table:table-cell>
          <table:table-cell office:value-type="float" office:value="2.26199225111602" calcext:value-type="float">
            <text:p>2.26199225111602</text:p>
          </table:table-cell>
          <table:table-cell office:value-type="float" office:value="0.000861139222498291" calcext:value-type="float">
            <text:p>0.000861139222498291</text:p>
          </table:table-cell>
          <table:table-cell table:formula="of:=[.AI7]" office:value-type="float" office:value="1.13099612555801" calcext:value-type="float">
            <text:p>1.13099612555801</text:p>
          </table:table-cell>
          <table:table-cell table:formula="of:=ABS(([.AT3]-[.AX3])/[.AT3])" office:value-type="float" office:value="0.130996125558011" calcext:value-type="float">
            <text:p>0.1309961255580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96" calcext:value-type="float">
            <text:p>196</text:p>
          </table:table-cell>
          <table:table-cell office:value-type="float" office:value="0.264749509408163" calcext:value-type="float">
            <text:p>0.264749509408163</text:p>
          </table:table-cell>
          <table:table-cell office:value-type="float" office:value="0.0000482429900943965" calcext:value-type="float">
            <text:p>4.82429900943965E-05</text:p>
          </table:table-cell>
          <table:table-cell office:value-type="float" office:value="0.264579827" calcext:value-type="float">
            <text:p>0.264579827</text:p>
          </table:table-cell>
          <table:table-cell office:value-type="float" office:value="0.2647207245" calcext:value-type="float">
            <text:p>0.2647207245</text:p>
          </table:table-cell>
          <table:table-cell office:value-type="float" office:value="0.264753314" calcext:value-type="float">
            <text:p>0.264753314</text:p>
          </table:table-cell>
          <table:table-cell office:value-type="float" office:value="0.2647812295" calcext:value-type="float">
            <text:p>0.2647812295</text:p>
          </table:table-cell>
          <table:table-cell office:value-type="float" office:value="0.264886069" calcext:value-type="float">
            <text:p>0.264886069</text:p>
          </table:table-cell>
          <table:table-cell office:value-type="string" calcext:value-type="string">
            <text:p>inf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06" calcext:value-type="float">
            <text:p>206</text:p>
          </table:table-cell>
          <table:table-cell office:value-type="float" office:value="-1.86385727359223" calcext:value-type="float">
            <text:p>-1.86385727359223</text:p>
          </table:table-cell>
          <table:table-cell office:value-type="float" office:value="0.000708966672133938" calcext:value-type="float">
            <text:p>0.000708966672133938</text:p>
          </table:table-cell>
          <table:table-cell office:value-type="float" office:value="-1.865681854" calcext:value-type="float">
            <text:p>-1.865681854</text:p>
          </table:table-cell>
          <table:table-cell office:value-type="float" office:value="-1.8643296705" calcext:value-type="float">
            <text:p>-1.8643296705</text:p>
          </table:table-cell>
          <table:table-cell office:value-type="float" office:value="-1.8638896435" calcext:value-type="float">
            <text:p>-1.8638896435</text:p>
          </table:table-cell>
          <table:table-cell office:value-type="float" office:value="-1.86338548175" calcext:value-type="float">
            <text:p>-1.86338548175</text:p>
          </table:table-cell>
          <table:table-cell office:value-type="float" office:value="-1.86176562" calcext:value-type="float">
            <text:p>-1.86176562</text:p>
          </table:table-cell>
          <table:table-cell office:value-type="float" office:value="-286.385727359223" calcext:value-type="float">
            <text:p>-286.385727359223</text:p>
          </table:table-cell>
          <table:table-cell table:number-columns-repeated="6"/>
          <table:table-cell table:number-columns-repeated="2" office:value-type="float" office:value="0" calcext:value-type="float">
            <text:p>0</text:p>
          </table:table-cell>
          <table:table-cell office:value-type="float" office:value="193" calcext:value-type="float">
            <text:p>193</text:p>
          </table:table-cell>
          <table:table-cell office:value-type="float" office:value="0.216146069632124" calcext:value-type="float">
            <text:p>0.216146069632124</text:p>
          </table:table-cell>
          <table:table-cell office:value-type="float" office:value="0.0000643643971440191" calcext:value-type="float">
            <text:p>6.43643971440191E-05</text:p>
          </table:table-cell>
          <table:table-cell table:formula="of:=[.AG4]/2" office:value-type="float" office:value="0.108073034816062" calcext:value-type="float">
            <text:p>0.108073034816062</text:p>
          </table:table-cell>
          <table:table-cell table:formula="of:=ABS(([.AE4]-[.AI4])/[.AE4])" office:value-type="string" office:string-value="" calcext:value-type="error">
            <text:p>#DIV/0!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93" calcext:value-type="float">
            <text:p>193</text:p>
          </table:table-cell>
          <table:table-cell office:value-type="float" office:value="6.22807772385492" calcext:value-type="float">
            <text:p>6.22807772385492</text:p>
          </table:table-cell>
          <table:table-cell office:value-type="float" office:value="0.00229611582431898" calcext:value-type="float">
            <text:p>0.00229611582431898</text:p>
          </table:table-cell>
          <table:table-cell table:formula="of:=[.AN4]/2" office:value-type="float" office:value="3.11403886192746" calcext:value-type="float">
            <text:p>3.11403886192746</text:p>
          </table:table-cell>
          <table:table-cell table:formula="of:=ABS(([.AL4]-[.AP4])/[.AL4])" office:value-type="float" office:value="0.0380129539758204" calcext:value-type="float">
            <text:p>0.038012953975820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234" calcext:value-type="float">
            <text:p>234</text:p>
          </table:table-cell>
          <table:table-cell office:value-type="float" office:value="-1.89709265344444" calcext:value-type="float">
            <text:p>-1.89709265344444</text:p>
          </table:table-cell>
          <table:table-cell office:value-type="float" office:value="0.00236847154089881" calcext:value-type="float">
            <text:p>0.00236847154089881</text:p>
          </table:table-cell>
          <table:table-cell table:formula="of:=[.AI8]" office:value-type="float" office:value="-0.948546326722222" calcext:value-type="float">
            <text:p>-0.948546326722222</text:p>
          </table:table-cell>
          <table:table-cell table:formula="of:=ABS(([.AT4]-[.AX4])/[.AT4])" office:value-type="float" office:value="0.0514536732777779" calcext:value-type="float">
            <text:p>0.051453673277777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81" calcext:value-type="float">
            <text:p>181</text:p>
          </table:table-cell>
          <table:table-cell office:value-type="float" office:value="2.26199225111602" calcext:value-type="float">
            <text:p>2.26199225111602</text:p>
          </table:table-cell>
          <table:table-cell office:value-type="float" office:value="0.000861139222498291" calcext:value-type="float">
            <text:p>0.000861139222498291</text:p>
          </table:table-cell>
          <table:table-cell office:value-type="float" office:value="2.259717455" calcext:value-type="float">
            <text:p>2.259717455</text:p>
          </table:table-cell>
          <table:table-cell office:value-type="float" office:value="2.261592707" calcext:value-type="float">
            <text:p>2.261592707</text:p>
          </table:table-cell>
          <table:table-cell office:value-type="float" office:value="2.261972912" calcext:value-type="float">
            <text:p>2.261972912</text:p>
          </table:table-cell>
          <table:table-cell office:value-type="float" office:value="2.262377162" calcext:value-type="float">
            <text:p>2.262377162</text:p>
          </table:table-cell>
          <table:table-cell office:value-type="float" office:value="2.269635131" calcext:value-type="float">
            <text:p>2.269635131</text:p>
          </table:table-cell>
          <table:table-cell office:value-type="float" office:value="126.199225111602" calcext:value-type="float">
            <text:p>126.19922511160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266" calcext:value-type="float">
            <text:p>266</text:p>
          </table:table-cell>
          <table:table-cell office:value-type="float" office:value="0.281689852236842" calcext:value-type="float">
            <text:p>0.281689852236842</text:p>
          </table:table-cell>
          <table:table-cell office:value-type="float" office:value="0.000197593159042933" calcext:value-type="float">
            <text:p>0.000197593159042933</text:p>
          </table:table-cell>
          <table:table-cell office:value-type="float" office:value="0.280975797" calcext:value-type="float">
            <text:p>0.280975797</text:p>
          </table:table-cell>
          <table:table-cell office:value-type="float" office:value="0.281564828" calcext:value-type="float">
            <text:p>0.281564828</text:p>
          </table:table-cell>
          <table:table-cell office:value-type="float" office:value="0.2816778055" calcext:value-type="float">
            <text:p>0.2816778055</text:p>
          </table:table-cell>
          <table:table-cell office:value-type="float" office:value="0.281805152" calcext:value-type="float">
            <text:p>0.281805152</text:p>
          </table:table-cell>
          <table:table-cell office:value-type="float" office:value="0.282257807" calcext:value-type="float">
            <text:p>0.282257807</text:p>
          </table:table-cell>
          <table:table-cell office:value-type="float" office:value="-128.168985223684" calcext:value-type="float">
            <text:p>-128.168985223684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0" calcext:value-type="float">
            <text:p>210</text:p>
          </table:table-cell>
          <table:table-cell office:value-type="float" office:value="0.237213261952381" calcext:value-type="float">
            <text:p>0.237213261952381</text:p>
          </table:table-cell>
          <table:table-cell office:value-type="float" office:value="0.000114852524216231" calcext:value-type="float">
            <text:p>0.000114852524216231</text:p>
          </table:table-cell>
          <table:table-cell table:formula="of:=[.AG5]/2" office:value-type="float" office:value="0.11860663097619" calcext:value-type="float">
            <text:p>0.11860663097619</text:p>
          </table:table-cell>
          <table:table-cell table:formula="of:=ABS(([.AE5]-[.AI5])/[.AE5])" office:value-type="string" office:string-value="" calcext:value-type="error">
            <text:p>#DIV/0!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210" calcext:value-type="float">
            <text:p>210</text:p>
          </table:table-cell>
          <table:table-cell office:value-type="float" office:value="7.27854841272381" calcext:value-type="float">
            <text:p>7.27854841272381</text:p>
          </table:table-cell>
          <table:table-cell office:value-type="float" office:value="0.00535246371979417" calcext:value-type="float">
            <text:p>0.00535246371979417</text:p>
          </table:table-cell>
          <table:table-cell table:formula="of:=[.AN5]/2" office:value-type="float" office:value="3.6392742063619" calcext:value-type="float">
            <text:p>3.6392742063619</text:p>
          </table:table-cell>
          <table:table-cell table:formula="of:=ABS(([.AL5]-[.AP5])/[.AL5])" office:value-type="float" office:value="0.0397926303891155" calcext:value-type="float">
            <text:p>0.039792630389115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14" calcext:value-type="float">
            <text:p>214</text:p>
          </table:table-cell>
          <table:table-cell office:value-type="float" office:value="2.33873620035514" calcext:value-type="float">
            <text:p>2.33873620035514</text:p>
          </table:table-cell>
          <table:table-cell office:value-type="float" office:value="0.00281223731978085" calcext:value-type="float">
            <text:p>0.00281223731978085</text:p>
          </table:table-cell>
          <table:table-cell table:formula="of:=[.AI11]" office:value-type="float" office:value="1.16936810017757" calcext:value-type="float">
            <text:p>1.16936810017757</text:p>
          </table:table-cell>
          <table:table-cell table:formula="of:=ABS(([.AT5]-[.AX5])/[.AT5])" office:value-type="float" office:value="0.16936810017757" calcext:value-type="float">
            <text:p>0.1693681001775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234" calcext:value-type="float">
            <text:p>234</text:p>
          </table:table-cell>
          <table:table-cell office:value-type="float" office:value="-1.89709265344444" calcext:value-type="float">
            <text:p>-1.89709265344444</text:p>
          </table:table-cell>
          <table:table-cell office:value-type="float" office:value="0.00236847154089881" calcext:value-type="float">
            <text:p>0.00236847154089881</text:p>
          </table:table-cell>
          <table:table-cell office:value-type="float" office:value="-1.908793113" calcext:value-type="float">
            <text:p>-1.908793113</text:p>
          </table:table-cell>
          <table:table-cell office:value-type="float" office:value="-1.8986220075" calcext:value-type="float">
            <text:p>-1.8986220075</text:p>
          </table:table-cell>
          <table:table-cell office:value-type="float" office:value="-1.89751754" calcext:value-type="float">
            <text:p>-1.89751754</text:p>
          </table:table-cell>
          <table:table-cell office:value-type="float" office:value="-1.89493784325" calcext:value-type="float">
            <text:p>-1.89493784325</text:p>
          </table:table-cell>
          <table:table-cell office:value-type="float" office:value="-1.893050263" calcext:value-type="float">
            <text:p>-1.893050263</text:p>
          </table:table-cell>
          <table:table-cell office:value-type="float" office:value="89.7092653444444" calcext:value-type="float">
            <text:p>89.709265344444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97" calcext:value-type="float">
            <text:p>197</text:p>
          </table:table-cell>
          <table:table-cell office:value-type="float" office:value="0.304596143690355" calcext:value-type="float">
            <text:p>0.304596143690355</text:p>
          </table:table-cell>
          <table:table-cell office:value-type="float" office:value="0.000557568484622238" calcext:value-type="float">
            <text:p>0.000557568484622238</text:p>
          </table:table-cell>
          <table:table-cell office:value-type="float" office:value="0.303411969" calcext:value-type="float">
            <text:p>0.303411969</text:p>
          </table:table-cell>
          <table:table-cell office:value-type="float" office:value="0.304187868" calcext:value-type="float">
            <text:p>0.304187868</text:p>
          </table:table-cell>
          <table:table-cell office:value-type="float" office:value="0.304400548" calcext:value-type="float">
            <text:p>0.304400548</text:p>
          </table:table-cell>
          <table:table-cell office:value-type="float" office:value="0.305087789" calcext:value-type="float">
            <text:p>0.305087789</text:p>
          </table:table-cell>
          <table:table-cell office:value-type="float" office:value="0.306014896" calcext:value-type="float">
            <text:p>0.306014896</text:p>
          </table:table-cell>
          <table:table-cell office:value-type="float" office:value="-69.5403856309645" calcext:value-type="float">
            <text:p>-69.5403856309645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96" calcext:value-type="float">
            <text:p>196</text:p>
          </table:table-cell>
          <table:table-cell office:value-type="float" office:value="0.264749509408163" calcext:value-type="float">
            <text:p>0.264749509408163</text:p>
          </table:table-cell>
          <table:table-cell office:value-type="float" office:value="0.0000482429900943965" calcext:value-type="float">
            <text:p>4.82429900943965E-05</text:p>
          </table:table-cell>
          <table:table-cell table:formula="of:=[.AG6]/2" office:value-type="float" office:value="0.132374754704082" calcext:value-type="float">
            <text:p>0.132374754704082</text:p>
          </table:table-cell>
          <table:table-cell table:formula="of:=ABS(([.AE6]-[.AI6])/[.AE6])" office:value-type="string" office:string-value="" calcext:value-type="error">
            <text:p>#DIV/0!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96" calcext:value-type="float">
            <text:p>196</text:p>
          </table:table-cell>
          <table:table-cell office:value-type="float" office:value="8.35312377333673" calcext:value-type="float">
            <text:p>8.35312377333673</text:p>
          </table:table-cell>
          <table:table-cell office:value-type="float" office:value="0.00153738081840144" calcext:value-type="float">
            <text:p>0.00153738081840144</text:p>
          </table:table-cell>
          <table:table-cell table:formula="of:=[.AN6]/2" office:value-type="float" office:value="4.17656188666837" calcext:value-type="float">
            <text:p>4.17656188666837</text:p>
          </table:table-cell>
          <table:table-cell table:formula="of:=ABS(([.AL6]-[.AP6])/[.AL6])" office:value-type="float" office:value="0.0441404716670917" calcext:value-type="float">
            <text:p>0.044140471667091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office:value-type="float" office:value="206" calcext:value-type="float">
            <text:p>206</text:p>
          </table:table-cell>
          <table:table-cell office:value-type="float" office:value="-1.86385727359223" calcext:value-type="float">
            <text:p>-1.86385727359223</text:p>
          </table:table-cell>
          <table:table-cell office:value-type="float" office:value="0.000708966672133938" calcext:value-type="float">
            <text:p>0.000708966672133938</text:p>
          </table:table-cell>
          <table:table-cell table:formula="of:=[.AI12]" office:value-type="float" office:value="-0.931928636796117" calcext:value-type="float">
            <text:p>-0.931928636796117</text:p>
          </table:table-cell>
          <table:table-cell table:formula="of:=ABS(([.AT6]-[.AX6])/[.AT6])" office:value-type="float" office:value="0.0680713632038834" calcext:value-type="float">
            <text:p>0.068071363203883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23" calcext:value-type="float">
            <text:p>223</text:p>
          </table:table-cell>
          <table:table-cell office:value-type="float" office:value="0.260146411147982" calcext:value-type="float">
            <text:p>0.260146411147982</text:p>
          </table:table-cell>
          <table:table-cell office:value-type="float" office:value="0.0000657183627742678" calcext:value-type="float">
            <text:p>6.57183627742678E-05</text:p>
          </table:table-cell>
          <table:table-cell office:value-type="float" office:value="0.259967927" calcext:value-type="float">
            <text:p>0.259967927</text:p>
          </table:table-cell>
          <table:table-cell office:value-type="float" office:value="0.2601035295" calcext:value-type="float">
            <text:p>0.2601035295</text:p>
          </table:table-cell>
          <table:table-cell office:value-type="float" office:value="0.260145168" calcext:value-type="float">
            <text:p>0.260145168</text:p>
          </table:table-cell>
          <table:table-cell office:value-type="float" office:value="0.26019104" calcext:value-type="float">
            <text:p>0.26019104</text:p>
          </table:table-cell>
          <table:table-cell office:value-type="float" office:value="0.260321567" calcext:value-type="float">
            <text:p>0.260321567</text:p>
          </table:table-cell>
          <table:table-cell office:value-type="string" calcext:value-type="string">
            <text:p>inf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201" calcext:value-type="float">
            <text:p>201</text:p>
          </table:table-cell>
          <table:table-cell office:value-type="float" office:value="-1.85037630575622" calcext:value-type="float">
            <text:p>-1.85037630575622</text:p>
          </table:table-cell>
          <table:table-cell office:value-type="float" office:value="0.000925958257477659" calcext:value-type="float">
            <text:p>0.000925958257477659</text:p>
          </table:table-cell>
          <table:table-cell office:value-type="float" office:value="-1.853321895" calcext:value-type="float">
            <text:p>-1.853321895</text:p>
          </table:table-cell>
          <table:table-cell office:value-type="float" office:value="-1.850938865" calcext:value-type="float">
            <text:p>-1.850938865</text:p>
          </table:table-cell>
          <table:table-cell office:value-type="float" office:value="-1.850414419" calcext:value-type="float">
            <text:p>-1.850414419</text:p>
          </table:table-cell>
          <table:table-cell office:value-type="float" office:value="-1.849828757" calcext:value-type="float">
            <text:p>-1.849828757</text:p>
          </table:table-cell>
          <table:table-cell office:value-type="float" office:value="-1.847089953" calcext:value-type="float">
            <text:p>-1.847089953</text:p>
          </table:table-cell>
          <table:table-cell office:value-type="float" office:value="85.0376305756219" calcext:value-type="float">
            <text:p>85.0376305756219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81" calcext:value-type="float">
            <text:p>181</text:p>
          </table:table-cell>
          <table:table-cell office:value-type="float" office:value="2.26199225111602" calcext:value-type="float">
            <text:p>2.26199225111602</text:p>
          </table:table-cell>
          <table:table-cell office:value-type="float" office:value="0.000861139222498291" calcext:value-type="float">
            <text:p>0.000861139222498291</text:p>
          </table:table-cell>
          <table:table-cell table:formula="of:=[.AG7]/2" office:value-type="float" office:value="1.13099612555801" calcext:value-type="float">
            <text:p>1.13099612555801</text:p>
          </table:table-cell>
          <table:table-cell table:formula="of:=ABS(([.AE7]-[.AI7])/[.AE7])" office:value-type="float" office:value="0.130996125558011" calcext:value-type="float">
            <text:p>0.13099612555801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81" calcext:value-type="float">
            <text:p>181</text:p>
          </table:table-cell>
          <table:table-cell office:value-type="float" office:value="8.0974690038895" calcext:value-type="float">
            <text:p>8.0974690038895</text:p>
          </table:table-cell>
          <table:table-cell office:value-type="float" office:value="0.00300050009394538" calcext:value-type="float">
            <text:p>0.00300050009394538</text:p>
          </table:table-cell>
          <table:table-cell table:formula="of:=[.AN7]/2" office:value-type="float" office:value="4.04873450194475" calcext:value-type="float">
            <text:p>4.04873450194475</text:p>
          </table:table-cell>
          <table:table-cell table:formula="of:=ABS(([.AL7]-[.AP7])/[.AL7])" office:value-type="float" office:value="0.0121836254861878" calcext:value-type="float">
            <text:p>0.0121836254861878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46" calcext:value-type="float">
            <text:p>246</text:p>
          </table:table-cell>
          <table:table-cell office:value-type="float" office:value="2.39344530806911" calcext:value-type="float">
            <text:p>2.39344530806911</text:p>
          </table:table-cell>
          <table:table-cell office:value-type="float" office:value="0.00146924486084562" calcext:value-type="float">
            <text:p>0.00146924486084562</text:p>
          </table:table-cell>
          <table:table-cell table:formula="of:=[.AI15]" office:value-type="float" office:value="1.19672265403455" calcext:value-type="float">
            <text:p>1.19672265403455</text:p>
          </table:table-cell>
          <table:table-cell table:formula="of:=ABS(([.AT7]-[.AX7])/[.AT7])" office:value-type="float" office:value="0.196722654034553" calcext:value-type="float">
            <text:p>0.19672265403455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66" calcext:value-type="float">
            <text:p>266</text:p>
          </table:table-cell>
          <table:table-cell office:value-type="float" office:value="0.281689852236842" calcext:value-type="float">
            <text:p>0.281689852236842</text:p>
          </table:table-cell>
          <table:table-cell office:value-type="float" office:value="0.000197593159042933" calcext:value-type="float">
            <text:p>0.000197593159042933</text:p>
          </table:table-cell>
          <table:table-cell office:value-type="float" office:value="0.280975797" calcext:value-type="float">
            <text:p>0.280975797</text:p>
          </table:table-cell>
          <table:table-cell office:value-type="float" office:value="0.281564828" calcext:value-type="float">
            <text:p>0.281564828</text:p>
          </table:table-cell>
          <table:table-cell office:value-type="float" office:value="0.2816778055" calcext:value-type="float">
            <text:p>0.2816778055</text:p>
          </table:table-cell>
          <table:table-cell office:value-type="float" office:value="0.281805152" calcext:value-type="float">
            <text:p>0.281805152</text:p>
          </table:table-cell>
          <table:table-cell office:value-type="float" office:value="0.282257807" calcext:value-type="float">
            <text:p>0.282257807</text:p>
          </table:table-cell>
          <table:table-cell office:value-type="string" calcext:value-type="string">
            <text:p>inf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16" calcext:value-type="float">
            <text:p>216</text:p>
          </table:table-cell>
          <table:table-cell office:value-type="float" office:value="2.42104908999074" calcext:value-type="float">
            <text:p>2.42104908999074</text:p>
          </table:table-cell>
          <table:table-cell office:value-type="float" office:value="0.00330304728954601" calcext:value-type="float">
            <text:p>0.00330304728954601</text:p>
          </table:table-cell>
          <table:table-cell office:value-type="float" office:value="2.414395286" calcext:value-type="float">
            <text:p>2.414395286</text:p>
          </table:table-cell>
          <table:table-cell office:value-type="float" office:value="2.417740328" calcext:value-type="float">
            <text:p>2.417740328</text:p>
          </table:table-cell>
          <table:table-cell office:value-type="float" office:value="2.4219306535" calcext:value-type="float">
            <text:p>2.4219306535</text:p>
          </table:table-cell>
          <table:table-cell office:value-type="float" office:value="2.4237604715" calcext:value-type="float">
            <text:p>2.4237604715</text:p>
          </table:table-cell>
          <table:table-cell office:value-type="float" office:value="2.427083906" calcext:value-type="float">
            <text:p>2.427083906</text:p>
          </table:table-cell>
          <table:table-cell office:value-type="float" office:value="142.104908999074" calcext:value-type="float">
            <text:p>142.104908999074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234" calcext:value-type="float">
            <text:p>234</text:p>
          </table:table-cell>
          <table:table-cell office:value-type="float" office:value="-1.89709265344444" calcext:value-type="float">
            <text:p>-1.89709265344444</text:p>
          </table:table-cell>
          <table:table-cell office:value-type="float" office:value="0.00236847154089881" calcext:value-type="float">
            <text:p>0.00236847154089881</text:p>
          </table:table-cell>
          <table:table-cell table:formula="of:=[.AG8]/2" office:value-type="float" office:value="-0.948546326722222" calcext:value-type="float">
            <text:p>-0.948546326722222</text:p>
          </table:table-cell>
          <table:table-cell table:formula="of:=ABS(([.AE8]-[.AI8])/[.AE8])" office:value-type="float" office:value="0.0514536732777779" calcext:value-type="float">
            <text:p>0.051453673277777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34" calcext:value-type="float">
            <text:p>234</text:p>
          </table:table-cell>
          <table:table-cell office:value-type="float" office:value="8.36508692097009" calcext:value-type="float">
            <text:p>8.36508692097009</text:p>
          </table:table-cell>
          <table:table-cell office:value-type="float" office:value="0.0108122579884023" calcext:value-type="float">
            <text:p>0.0108122579884023</text:p>
          </table:table-cell>
          <table:table-cell table:formula="of:=[.AN8]/2" office:value-type="float" office:value="4.18254346048504" calcext:value-type="float">
            <text:p>4.18254346048504</text:p>
          </table:table-cell>
          <table:table-cell table:formula="of:=ABS(([.AL8]-[.AP8])/[.AL8])" office:value-type="float" office:value="0.0456358651212607" calcext:value-type="float">
            <text:p>0.0456358651212607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  <table:table-cell office:value-type="float" office:value="201" calcext:value-type="float">
            <text:p>201</text:p>
          </table:table-cell>
          <table:table-cell office:value-type="float" office:value="-1.85037630575622" calcext:value-type="float">
            <text:p>-1.85037630575622</text:p>
          </table:table-cell>
          <table:table-cell office:value-type="float" office:value="0.000925958257477659" calcext:value-type="float">
            <text:p>0.000925958257477659</text:p>
          </table:table-cell>
          <table:table-cell table:formula="of:=[.AI16]" office:value-type="float" office:value="-0.925188152878109" calcext:value-type="float">
            <text:p>-0.925188152878109</text:p>
          </table:table-cell>
          <table:table-cell table:formula="of:=ABS(([.AT8]-[.AX8])/[.AT8])" office:value-type="float" office:value="0.0748118471218906" calcext:value-type="float">
            <text:p>0.074811847121890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14" calcext:value-type="float">
            <text:p>214</text:p>
          </table:table-cell>
          <table:table-cell office:value-type="float" office:value="2.33873620035514" calcext:value-type="float">
            <text:p>2.33873620035514</text:p>
          </table:table-cell>
          <table:table-cell office:value-type="float" office:value="0.00281223731978085" calcext:value-type="float">
            <text:p>0.00281223731978085</text:p>
          </table:table-cell>
          <table:table-cell office:value-type="float" office:value="2.32689998" calcext:value-type="float">
            <text:p>2.32689998</text:p>
          </table:table-cell>
          <table:table-cell office:value-type="float" office:value="2.33769463" calcext:value-type="float">
            <text:p>2.33769463</text:p>
          </table:table-cell>
          <table:table-cell office:value-type="float" office:value="2.338792094" calcext:value-type="float">
            <text:p>2.338792094</text:p>
          </table:table-cell>
          <table:table-cell office:value-type="float" office:value="2.33989492275" calcext:value-type="float">
            <text:p>2.33989492275</text:p>
          </table:table-cell>
          <table:table-cell office:value-type="float" office:value="2.366694361" calcext:value-type="float">
            <text:p>2.366694361</text:p>
          </table:table-cell>
          <table:table-cell office:value-type="float" office:value="133.873620035514" calcext:value-type="float">
            <text:p>133.87362003551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215" calcext:value-type="float">
            <text:p>215</text:p>
          </table:table-cell>
          <table:table-cell office:value-type="float" office:value="-3.89682767129302" calcext:value-type="float">
            <text:p>-3.89682767129302</text:p>
          </table:table-cell>
          <table:table-cell office:value-type="float" office:value="0.00988048606130524" calcext:value-type="float">
            <text:p>0.00988048606130524</text:p>
          </table:table-cell>
          <table:table-cell office:value-type="float" office:value="-3.924689701" calcext:value-type="float">
            <text:p>-3.924689701</text:p>
          </table:table-cell>
          <table:table-cell office:value-type="float" office:value="-3.9046677525" calcext:value-type="float">
            <text:p>-3.9046677525</text:p>
          </table:table-cell>
          <table:table-cell office:value-type="float" office:value="-3.892672354" calcext:value-type="float">
            <text:p>-3.892672354</text:p>
          </table:table-cell>
          <table:table-cell office:value-type="float" office:value="-3.8884855585" calcext:value-type="float">
            <text:p>-3.8884855585</text:p>
          </table:table-cell>
          <table:table-cell office:value-type="float" office:value="-3.880847484" calcext:value-type="float">
            <text:p>-3.880847484</text:p>
          </table:table-cell>
          <table:table-cell office:value-type="float" office:value="-294.841383564651" calcext:value-type="float">
            <text:p>-294.841383564651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23" calcext:value-type="float">
            <text:p>223</text:p>
          </table:table-cell>
          <table:table-cell office:value-type="float" office:value="0.260146411147982" calcext:value-type="float">
            <text:p>0.260146411147982</text:p>
          </table:table-cell>
          <table:table-cell office:value-type="float" office:value="0.0000657183627742678" calcext:value-type="float">
            <text:p>6.57183627742678E-05</text:p>
          </table:table-cell>
          <table:table-cell table:formula="of:=[.AG9]/2" office:value-type="float" office:value="0.130073205573991" calcext:value-type="float">
            <text:p>0.130073205573991</text:p>
          </table:table-cell>
          <table:table-cell table:formula="of:=ABS(([.AE9]-[.AI9])/[.AE9])" office:value-type="string" office:string-value="" calcext:value-type="error">
            <text:p>#DIV/0!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223" calcext:value-type="float">
            <text:p>223</text:p>
          </table:table-cell>
          <table:table-cell office:value-type="float" office:value="9.40194321343946" calcext:value-type="float">
            <text:p>9.40194321343946</text:p>
          </table:table-cell>
          <table:table-cell office:value-type="float" office:value="0.00237294398254328" calcext:value-type="float">
            <text:p>0.00237294398254328</text:p>
          </table:table-cell>
          <table:table-cell table:formula="of:=[.AN9]/2" office:value-type="float" office:value="4.70097160671973" calcext:value-type="float">
            <text:p>4.70097160671973</text:p>
          </table:table-cell>
          <table:table-cell table:formula="of:=ABS(([.AL9]-[.AP9])/[.AL9])" office:value-type="float" office:value="0.0446603570488292" calcext:value-type="float">
            <text:p>0.0446603570488292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16" calcext:value-type="float">
            <text:p>216</text:p>
          </table:table-cell>
          <table:table-cell office:value-type="float" office:value="2.42104908999074" calcext:value-type="float">
            <text:p>2.42104908999074</text:p>
          </table:table-cell>
          <table:table-cell office:value-type="float" office:value="0.00330304728954601" calcext:value-type="float">
            <text:p>0.00330304728954601</text:p>
          </table:table-cell>
          <table:table-cell table:formula="of:=[.AI19]" office:value-type="float" office:value="1.21052454499537" calcext:value-type="float">
            <text:p>1.21052454499537</text:p>
          </table:table-cell>
          <table:table-cell table:formula="of:=ABS(([.AT9]-[.AX9])/[.AT9])" office:value-type="float" office:value="0.21052454499537" calcext:value-type="float">
            <text:p>0.2105245449953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office:value-type="float" office:value="206" calcext:value-type="float">
            <text:p>206</text:p>
          </table:table-cell>
          <table:table-cell office:value-type="float" office:value="-1.86385727359223" calcext:value-type="float">
            <text:p>-1.86385727359223</text:p>
          </table:table-cell>
          <table:table-cell office:value-type="float" office:value="0.000708966672133938" calcext:value-type="float">
            <text:p>0.000708966672133938</text:p>
          </table:table-cell>
          <table:table-cell office:value-type="float" office:value="-1.865681854" calcext:value-type="float">
            <text:p>-1.865681854</text:p>
          </table:table-cell>
          <table:table-cell office:value-type="float" office:value="-1.8643296705" calcext:value-type="float">
            <text:p>-1.8643296705</text:p>
          </table:table-cell>
          <table:table-cell office:value-type="float" office:value="-1.8638896435" calcext:value-type="float">
            <text:p>-1.8638896435</text:p>
          </table:table-cell>
          <table:table-cell office:value-type="float" office:value="-1.86338548175" calcext:value-type="float">
            <text:p>-1.86338548175</text:p>
          </table:table-cell>
          <table:table-cell office:value-type="float" office:value="-1.86176562" calcext:value-type="float">
            <text:p>-1.86176562</text:p>
          </table:table-cell>
          <table:table-cell office:value-type="float" office:value="86.3857273592233" calcext:value-type="float">
            <text:p>86.3857273592233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-1" calcext:value-type="float">
            <text:p>-1</text:p>
          </table:table-cell>
          <table:table-cell office:value-type="float" office:value="197" calcext:value-type="float">
            <text:p>197</text:p>
          </table:table-cell>
          <table:table-cell office:value-type="float" office:value="-1.82237229792893" calcext:value-type="float">
            <text:p>-1.82237229792893</text:p>
          </table:table-cell>
          <table:table-cell office:value-type="float" office:value="0.00143310338842217" calcext:value-type="float">
            <text:p>0.00143310338842217</text:p>
          </table:table-cell>
          <table:table-cell office:value-type="float" office:value="-1.825743391" calcext:value-type="float">
            <text:p>-1.825743391</text:p>
          </table:table-cell>
          <table:table-cell office:value-type="float" office:value="-1.823364863" calcext:value-type="float">
            <text:p>-1.823364863</text:p>
          </table:table-cell>
          <table:table-cell office:value-type="float" office:value="-1.822454537" calcext:value-type="float">
            <text:p>-1.822454537</text:p>
          </table:table-cell>
          <table:table-cell office:value-type="float" office:value="-1.821573307" calcext:value-type="float">
            <text:p>-1.821573307</text:p>
          </table:table-cell>
          <table:table-cell office:value-type="float" office:value="-1.818603234" calcext:value-type="float">
            <text:p>-1.818603234</text:p>
          </table:table-cell>
          <table:table-cell office:value-type="float" office:value="82.2372297928934" calcext:value-type="float">
            <text:p>82.2372297928934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66" calcext:value-type="float">
            <text:p>266</text:p>
          </table:table-cell>
          <table:table-cell office:value-type="float" office:value="0.281689852236842" calcext:value-type="float">
            <text:p>0.281689852236842</text:p>
          </table:table-cell>
          <table:table-cell office:value-type="float" office:value="0.000197593159042933" calcext:value-type="float">
            <text:p>0.000197593159042933</text:p>
          </table:table-cell>
          <table:table-cell table:formula="of:=[.AG10]/2" office:value-type="float" office:value="0.140844926118421" calcext:value-type="float">
            <text:p>0.140844926118421</text:p>
          </table:table-cell>
          <table:table-cell table:formula="of:=ABS(([.AE10]-[.AI10])/[.AE10])" office:value-type="string" office:string-value="" calcext:value-type="error">
            <text:p>#DIV/0!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66" calcext:value-type="float">
            <text:p>266</text:p>
          </table:table-cell>
          <table:table-cell office:value-type="float" office:value="10.4661307795226" calcext:value-type="float">
            <text:p>10.4661307795226</text:p>
          </table:table-cell>
          <table:table-cell office:value-type="float" office:value="0.0101025874505449" calcext:value-type="float">
            <text:p>0.0101025874505449</text:p>
          </table:table-cell>
          <table:table-cell table:formula="of:=[.AN10]/2" office:value-type="float" office:value="5.23306538976128" calcext:value-type="float">
            <text:p>5.23306538976128</text:p>
          </table:table-cell>
          <table:table-cell table:formula="of:=ABS(([.AL10]-[.AP10])/[.AL10])" office:value-type="float" office:value="0.0466130779522556" calcext:value-type="float">
            <text:p>0.046613077952255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96" calcext:value-type="float">
            <text:p>196</text:p>
          </table:table-cell>
          <table:table-cell office:value-type="float" office:value="4.45170512139796" calcext:value-type="float">
            <text:p>4.45170512139796</text:p>
          </table:table-cell>
          <table:table-cell office:value-type="float" office:value="0.00700233879446327" calcext:value-type="float">
            <text:p>0.00700233879446327</text:p>
          </table:table-cell>
          <table:table-cell table:formula="of:=[.AI20]" office:value-type="float" office:value="2.22585256069898" calcext:value-type="float">
            <text:p>2.22585256069898</text:p>
          </table:table-cell>
          <table:table-cell table:formula="of:=ABS(([.AT10]-[.AX10])/[.AT10])" office:value-type="float" office:value="0.11292628034949" calcext:value-type="float">
            <text:p>0.1129262803494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01" calcext:value-type="float">
            <text:p>201</text:p>
          </table:table-cell>
          <table:table-cell office:value-type="float" office:value="0.29955328239801" calcext:value-type="float">
            <text:p>0.29955328239801</text:p>
          </table:table-cell>
          <table:table-cell office:value-type="float" office:value="0.000126527616559511" calcext:value-type="float">
            <text:p>0.000126527616559511</text:p>
          </table:table-cell>
          <table:table-cell office:value-type="float" office:value="0.299200394" calcext:value-type="float">
            <text:p>0.299200394</text:p>
          </table:table-cell>
          <table:table-cell office:value-type="float" office:value="0.29946318" calcext:value-type="float">
            <text:p>0.29946318</text:p>
          </table:table-cell>
          <table:table-cell office:value-type="float" office:value="0.299557955" calcext:value-type="float">
            <text:p>0.299557955</text:p>
          </table:table-cell>
          <table:table-cell office:value-type="float" office:value="0.299640278" calcext:value-type="float">
            <text:p>0.299640278</text:p>
          </table:table-cell>
          <table:table-cell office:value-type="float" office:value="0.299916407" calcext:value-type="float">
            <text:p>0.299916407</text:p>
          </table:table-cell>
          <table:table-cell office:value-type="string" calcext:value-type="string">
            <text:p>inf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-2" calcext:value-type="float">
            <text:p>-2</text:p>
          </table:table-cell>
          <table:table-cell office:value-type="float" office:value="226" calcext:value-type="float">
            <text:p>226</text:p>
          </table:table-cell>
          <table:table-cell office:value-type="float" office:value="0.338486458982301" calcext:value-type="float">
            <text:p>0.338486458982301</text:p>
          </table:table-cell>
          <table:table-cell office:value-type="float" office:value="0.000111757636910274" calcext:value-type="float">
            <text:p>0.000111757636910274</text:p>
          </table:table-cell>
          <table:table-cell office:value-type="float" office:value="0.338203391" calcext:value-type="float">
            <text:p>0.338203391</text:p>
          </table:table-cell>
          <table:table-cell office:value-type="float" office:value="0.33841080825" calcext:value-type="float">
            <text:p>0.33841080825</text:p>
          </table:table-cell>
          <table:table-cell office:value-type="float" office:value="0.338496436" calcext:value-type="float">
            <text:p>0.338496436</text:p>
          </table:table-cell>
          <table:table-cell office:value-type="float" office:value="0.3385673345" calcext:value-type="float">
            <text:p>0.3385673345</text:p>
          </table:table-cell>
          <table:table-cell office:value-type="float" office:value="0.338740536" calcext:value-type="float">
            <text:p>0.338740536</text:p>
          </table:table-cell>
          <table:table-cell office:value-type="float" office:value="-116.924322949115" calcext:value-type="float">
            <text:p>-116.924322949115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14" calcext:value-type="float">
            <text:p>214</text:p>
          </table:table-cell>
          <table:table-cell office:value-type="float" office:value="2.33873620035514" calcext:value-type="float">
            <text:p>2.33873620035514</text:p>
          </table:table-cell>
          <table:table-cell office:value-type="float" office:value="0.00281223731978085" calcext:value-type="float">
            <text:p>0.00281223731978085</text:p>
          </table:table-cell>
          <table:table-cell table:formula="of:=[.AG11]/2" office:value-type="float" office:value="1.16936810017757" calcext:value-type="float">
            <text:p>1.16936810017757</text:p>
          </table:table-cell>
          <table:table-cell table:formula="of:=ABS(([.AE11]-[.AI11])/[.AE11])" office:value-type="float" office:value="0.16936810017757" calcext:value-type="float">
            <text:p>0.1693681001775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14" calcext:value-type="float">
            <text:p>214</text:p>
          </table:table-cell>
          <table:table-cell office:value-type="float" office:value="10.2328017298738" calcext:value-type="float">
            <text:p>10.2328017298738</text:p>
          </table:table-cell>
          <table:table-cell office:value-type="float" office:value="0.0123175268019898" calcext:value-type="float">
            <text:p>0.0123175268019898</text:p>
          </table:table-cell>
          <table:table-cell table:formula="of:=[.AN11]/2" office:value-type="float" office:value="5.11640086493692" calcext:value-type="float">
            <text:p>5.11640086493692</text:p>
          </table:table-cell>
          <table:table-cell table:formula="of:=ABS(([.AL11]-[.AP11])/[.AL11])" office:value-type="float" office:value="0.0232801729873831" calcext:value-type="float">
            <text:p>0.0232801729873831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-1" calcext:value-type="float">
            <text:p>-1</text:p>
          </table:table-cell>
          <table:table-cell office:value-type="float" office:value="197" calcext:value-type="float">
            <text:p>197</text:p>
          </table:table-cell>
          <table:table-cell office:value-type="float" office:value="-1.82237229792893" calcext:value-type="float">
            <text:p>-1.82237229792893</text:p>
          </table:table-cell>
          <table:table-cell office:value-type="float" office:value="0.00143310338842217" calcext:value-type="float">
            <text:p>0.00143310338842217</text:p>
          </table:table-cell>
          <table:table-cell table:formula="of:=[.AI21]" office:value-type="float" office:value="-0.911186148964467" calcext:value-type="float">
            <text:p>-0.911186148964467</text:p>
          </table:table-cell>
          <table:table-cell table:formula="of:=ABS(([.AT11]-[.AX11])/[.AT11])" office:value-type="float" office:value="0.0888138510355329" calcext:value-type="float">
            <text:p>0.088813851035532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97" calcext:value-type="float">
            <text:p>197</text:p>
          </table:table-cell>
          <table:table-cell office:value-type="float" office:value="0.304596143690355" calcext:value-type="float">
            <text:p>0.304596143690355</text:p>
          </table:table-cell>
          <table:table-cell office:value-type="float" office:value="0.000557568484622238" calcext:value-type="float">
            <text:p>0.000557568484622238</text:p>
          </table:table-cell>
          <table:table-cell office:value-type="float" office:value="0.303411969" calcext:value-type="float">
            <text:p>0.303411969</text:p>
          </table:table-cell>
          <table:table-cell office:value-type="float" office:value="0.304187868" calcext:value-type="float">
            <text:p>0.304187868</text:p>
          </table:table-cell>
          <table:table-cell office:value-type="float" office:value="0.304400548" calcext:value-type="float">
            <text:p>0.304400548</text:p>
          </table:table-cell>
          <table:table-cell office:value-type="float" office:value="0.305087789" calcext:value-type="float">
            <text:p>0.305087789</text:p>
          </table:table-cell>
          <table:table-cell office:value-type="float" office:value="0.306014896" calcext:value-type="float">
            <text:p>0.306014896</text:p>
          </table:table-cell>
          <table:table-cell office:value-type="string" calcext:value-type="string">
            <text:p>inf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13" calcext:value-type="float">
            <text:p>213</text:p>
          </table:table-cell>
          <table:table-cell office:value-type="float" office:value="-3.78992849751643" calcext:value-type="float">
            <text:p>-3.78992849751643</text:p>
          </table:table-cell>
          <table:table-cell office:value-type="float" office:value="0.00385189614694201" calcext:value-type="float">
            <text:p>0.00385189614694201</text:p>
          </table:table-cell>
          <table:table-cell office:value-type="float" office:value="-3.799603298" calcext:value-type="float">
            <text:p>-3.799603298</text:p>
          </table:table-cell>
          <table:table-cell office:value-type="float" office:value="-3.791874022" calcext:value-type="float">
            <text:p>-3.791874022</text:p>
          </table:table-cell>
          <table:table-cell office:value-type="float" office:value="-3.790464151" calcext:value-type="float">
            <text:p>-3.790464151</text:p>
          </table:table-cell>
          <table:table-cell office:value-type="float" office:value="-3.788999053" calcext:value-type="float">
            <text:p>-3.788999053</text:p>
          </table:table-cell>
          <table:table-cell office:value-type="float" office:value="-3.764957468" calcext:value-type="float">
            <text:p>-3.764957468</text:p>
          </table:table-cell>
          <table:table-cell office:value-type="float" office:value="-478.992849751643" calcext:value-type="float">
            <text:p>-478.992849751643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office:value-type="float" office:value="206" calcext:value-type="float">
            <text:p>206</text:p>
          </table:table-cell>
          <table:table-cell office:value-type="float" office:value="-1.86385727359223" calcext:value-type="float">
            <text:p>-1.86385727359223</text:p>
          </table:table-cell>
          <table:table-cell office:value-type="float" office:value="0.000708966672133938" calcext:value-type="float">
            <text:p>0.000708966672133938</text:p>
          </table:table-cell>
          <table:table-cell table:formula="of:=[.AG12]/2" office:value-type="float" office:value="-0.931928636796117" calcext:value-type="float">
            <text:p>-0.931928636796117</text:p>
          </table:table-cell>
          <table:table-cell table:formula="of:=ABS(([.AE12]-[.AI12])/[.AE12])" office:value-type="float" office:value="0.0680713632038834" calcext:value-type="float">
            <text:p>0.068071363203883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06" calcext:value-type="float">
            <text:p>206</text:p>
          </table:table-cell>
          <table:table-cell office:value-type="float" office:value="10.4244775782961" calcext:value-type="float">
            <text:p>10.4244775782961</text:p>
          </table:table-cell>
          <table:table-cell office:value-type="float" office:value="0.00397151430253243" calcext:value-type="float">
            <text:p>0.00397151430253243</text:p>
          </table:table-cell>
          <table:table-cell table:formula="of:=[.AN12]/2" office:value-type="float" office:value="5.21223878914806" calcext:value-type="float">
            <text:p>5.21223878914806</text:p>
          </table:table-cell>
          <table:table-cell table:formula="of:=ABS(([.AL12]-[.AP12])/[.AL12])" office:value-type="float" office:value="0.0424477578296116" calcext:value-type="float">
            <text:p>0.0424477578296116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-2" calcext:value-type="float">
            <text:p>-2</text:p>
          </table:table-cell>
          <table:table-cell office:value-type="float" office:value="215" calcext:value-type="float">
            <text:p>215</text:p>
          </table:table-cell>
          <table:table-cell office:value-type="float" office:value="-3.89682767129302" calcext:value-type="float">
            <text:p>-3.89682767129302</text:p>
          </table:table-cell>
          <table:table-cell office:value-type="float" office:value="0.00988048606130524" calcext:value-type="float">
            <text:p>0.00988048606130524</text:p>
          </table:table-cell>
          <table:table-cell table:formula="of:=[.AI22]" office:value-type="float" office:value="-1.94841383564651" calcext:value-type="float">
            <text:p>-1.94841383564651</text:p>
          </table:table-cell>
          <table:table-cell table:formula="of:=ABS(([.AT12]-[.AX12])/[.AT12])" office:value-type="float" office:value="0.0257930821767443" calcext:value-type="float">
            <text:p>0.025793082176744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46" calcext:value-type="float">
            <text:p>246</text:p>
          </table:table-cell>
          <table:table-cell office:value-type="float" office:value="2.39344530806911" calcext:value-type="float">
            <text:p>2.39344530806911</text:p>
          </table:table-cell>
          <table:table-cell office:value-type="float" office:value="0.00146924486084562" calcext:value-type="float">
            <text:p>0.00146924486084562</text:p>
          </table:table-cell>
          <table:table-cell office:value-type="float" office:value="2.388316069" calcext:value-type="float">
            <text:p>2.388316069</text:p>
          </table:table-cell>
          <table:table-cell office:value-type="float" office:value="2.392646604" calcext:value-type="float">
            <text:p>2.392646604</text:p>
          </table:table-cell>
          <table:table-cell office:value-type="float" office:value="2.393339993" calcext:value-type="float">
            <text:p>2.393339993</text:p>
          </table:table-cell>
          <table:table-cell office:value-type="float" office:value="2.39424482575" calcext:value-type="float">
            <text:p>2.39424482575</text:p>
          </table:table-cell>
          <table:table-cell office:value-type="float" office:value="2.400450538" calcext:value-type="float">
            <text:p>2.400450538</text:p>
          </table:table-cell>
          <table:table-cell office:value-type="float" office:value="139.344530806911" calcext:value-type="float">
            <text:p>139.34453080691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362556874408" calcext:value-type="float">
            <text:p>0.362556874408</text:p>
          </table:table-cell>
          <table:table-cell office:value-type="float" office:value="0.00147849891244477" calcext:value-type="float">
            <text:p>0.00147849891244477</text:p>
          </table:table-cell>
          <table:table-cell office:value-type="float" office:value="0.360022566" calcext:value-type="float">
            <text:p>0.360022566</text:p>
          </table:table-cell>
          <table:table-cell office:value-type="float" office:value="0.36116092375" calcext:value-type="float">
            <text:p>0.36116092375</text:p>
          </table:table-cell>
          <table:table-cell office:value-type="float" office:value="0.3632939315" calcext:value-type="float">
            <text:p>0.3632939315</text:p>
          </table:table-cell>
          <table:table-cell office:value-type="float" office:value="0.363832661" calcext:value-type="float">
            <text:p>0.363832661</text:p>
          </table:table-cell>
          <table:table-cell office:value-type="float" office:value="0.365892639" calcext:value-type="float">
            <text:p>0.365892639</text:p>
          </table:table-cell>
          <table:table-cell office:value-type="float" office:value="-81.8721562796" calcext:value-type="float">
            <text:p>-81.8721562796</text:p>
          </table:table-cell>
          <table:table-cell table:number-columns-repeated="6"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01" calcext:value-type="float">
            <text:p>201</text:p>
          </table:table-cell>
          <table:table-cell office:value-type="float" office:value="0.29955328239801" calcext:value-type="float">
            <text:p>0.29955328239801</text:p>
          </table:table-cell>
          <table:table-cell office:value-type="float" office:value="0.000126527616559511" calcext:value-type="float">
            <text:p>0.000126527616559511</text:p>
          </table:table-cell>
          <table:table-cell table:formula="of:=[.AG13]/2" office:value-type="float" office:value="0.149776641199005" calcext:value-type="float">
            <text:p>0.149776641199005</text:p>
          </table:table-cell>
          <table:table-cell table:formula="of:=ABS(([.AE13]-[.AI13])/[.AE13])" office:value-type="string" office:string-value="" calcext:value-type="error">
            <text:p>#DIV/0!</text:p>
          </table:table-cell>
          <table:table-cell/>
          <table:table-cell office:value-type="float" office:value="5.5" calcext:value-type="float">
            <text:p>5.5</text:p>
          </table:table-cell>
          <table:table-cell office:value-type="float" office:value="201" calcext:value-type="float">
            <text:p>201</text:p>
          </table:table-cell>
          <table:table-cell office:value-type="float" office:value="11.5121851315025" calcext:value-type="float">
            <text:p>11.5121851315025</text:p>
          </table:table-cell>
          <table:table-cell office:value-type="float" office:value="0.00642865806420555" calcext:value-type="float">
            <text:p>0.00642865806420555</text:p>
          </table:table-cell>
          <table:table-cell table:formula="of:=[.AN13]/2" office:value-type="float" office:value="5.75609256575124" calcext:value-type="float">
            <text:p>5.75609256575124</text:p>
          </table:table-cell>
          <table:table-cell table:formula="of:=ABS(([.AL13]-[.AP13])/[.AL13])" office:value-type="float" office:value="0.0465622846820443" calcext:value-type="float">
            <text:p>0.0465622846820443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195" calcext:value-type="float">
            <text:p>195</text:p>
          </table:table-cell>
          <table:table-cell office:value-type="float" office:value="2.42727087466667" calcext:value-type="float">
            <text:p>2.42727087466667</text:p>
          </table:table-cell>
          <table:table-cell office:value-type="float" office:value="0.00221119162266082" calcext:value-type="float">
            <text:p>0.00221119162266082</text:p>
          </table:table-cell>
          <table:table-cell table:formula="of:=[.AI25]" office:value-type="float" office:value="1.21363543733333" calcext:value-type="float">
            <text:p>1.21363543733333</text:p>
          </table:table-cell>
          <table:table-cell table:formula="of:=ABS(([.AT13]-[.AX13])/[.AT13])" office:value-type="float" office:value="0.213635437333333" calcext:value-type="float">
            <text:p>0.21363543733333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  <table:table-cell office:value-type="float" office:value="201" calcext:value-type="float">
            <text:p>201</text:p>
          </table:table-cell>
          <table:table-cell office:value-type="float" office:value="-1.85037630575622" calcext:value-type="float">
            <text:p>-1.85037630575622</text:p>
          </table:table-cell>
          <table:table-cell office:value-type="float" office:value="0.000925958257477659" calcext:value-type="float">
            <text:p>0.000925958257477659</text:p>
          </table:table-cell>
          <table:table-cell office:value-type="float" office:value="-1.853321895" calcext:value-type="float">
            <text:p>-1.853321895</text:p>
          </table:table-cell>
          <table:table-cell office:value-type="float" office:value="-1.850938865" calcext:value-type="float">
            <text:p>-1.850938865</text:p>
          </table:table-cell>
          <table:table-cell office:value-type="float" office:value="-1.850414419" calcext:value-type="float">
            <text:p>-1.850414419</text:p>
          </table:table-cell>
          <table:table-cell office:value-type="float" office:value="-1.849828757" calcext:value-type="float">
            <text:p>-1.849828757</text:p>
          </table:table-cell>
          <table:table-cell office:value-type="float" office:value="-1.847089953" calcext:value-type="float">
            <text:p>-1.847089953</text:p>
          </table:table-cell>
          <table:table-cell office:value-type="float" office:value="85.0376305756219" calcext:value-type="float">
            <text:p>85.037630575621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office:value-type="float" office:value="195" calcext:value-type="float">
            <text:p>195</text:p>
          </table:table-cell>
          <table:table-cell office:value-type="float" office:value="2.42727087466667" calcext:value-type="float">
            <text:p>2.42727087466667</text:p>
          </table:table-cell>
          <table:table-cell office:value-type="float" office:value="0.00221119162266082" calcext:value-type="float">
            <text:p>0.00221119162266082</text:p>
          </table:table-cell>
          <table:table-cell office:value-type="float" office:value="2.418134523" calcext:value-type="float">
            <text:p>2.418134523</text:p>
          </table:table-cell>
          <table:table-cell office:value-type="float" office:value="2.4263741005" calcext:value-type="float">
            <text:p>2.4263741005</text:p>
          </table:table-cell>
          <table:table-cell office:value-type="float" office:value="2.427507949" calcext:value-type="float">
            <text:p>2.427507949</text:p>
          </table:table-cell>
          <table:table-cell office:value-type="float" office:value="2.4285433815" calcext:value-type="float">
            <text:p>2.4285433815</text:p>
          </table:table-cell>
          <table:table-cell office:value-type="float" office:value="2.432423928" calcext:value-type="float">
            <text:p>2.432423928</text:p>
          </table:table-cell>
          <table:table-cell office:value-type="float" office:value="-342.727087466667" calcext:value-type="float">
            <text:p>-342.727087466667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97" calcext:value-type="float">
            <text:p>197</text:p>
          </table:table-cell>
          <table:table-cell office:value-type="float" office:value="0.304596143690355" calcext:value-type="float">
            <text:p>0.304596143690355</text:p>
          </table:table-cell>
          <table:table-cell office:value-type="float" office:value="0.000557568484622238" calcext:value-type="float">
            <text:p>0.000557568484622238</text:p>
          </table:table-cell>
          <table:table-cell table:formula="of:=[.AG14]/2" office:value-type="float" office:value="0.152298071845178" calcext:value-type="float">
            <text:p>0.152298071845178</text:p>
          </table:table-cell>
          <table:table-cell table:formula="of:=ABS(([.AE14]-[.AI14])/[.AE14])" office:value-type="string" office:string-value="" calcext:value-type="error">
            <text:p>#DIV/0!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97" calcext:value-type="float">
            <text:p>197</text:p>
          </table:table-cell>
          <table:table-cell office:value-type="float" office:value="12.5294064616701" calcext:value-type="float">
            <text:p>12.5294064616701</text:p>
          </table:table-cell>
          <table:table-cell office:value-type="float" office:value="0.0209511287856027" calcext:value-type="float">
            <text:p>0.0209511287856027</text:p>
          </table:table-cell>
          <table:table-cell table:formula="of:=[.AN14]/2" office:value-type="float" office:value="6.26470323083503" calcext:value-type="float">
            <text:p>6.26470323083503</text:p>
          </table:table-cell>
          <table:table-cell table:formula="of:=ABS(([.AL14]-[.AP14])/[.AL14])" office:value-type="float" office:value="0.0441172051391708" calcext:value-type="float">
            <text:p>0.0441172051391708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217" calcext:value-type="float">
            <text:p>217</text:p>
          </table:table-cell>
          <table:table-cell office:value-type="float" office:value="4.44448335575115" calcext:value-type="float">
            <text:p>4.44448335575115</text:p>
          </table:table-cell>
          <table:table-cell office:value-type="float" office:value="0.0034264172843635" calcext:value-type="float">
            <text:p>0.0034264172843635</text:p>
          </table:table-cell>
          <table:table-cell table:formula="of:=[.AI26]" office:value-type="float" office:value="2.22224167787558" calcext:value-type="float">
            <text:p>2.22224167787558</text:p>
          </table:table-cell>
          <table:table-cell table:formula="of:=ABS(([.AT14]-[.AX14])/[.AT14])" office:value-type="float" office:value="0.111120838937788" calcext:value-type="float">
            <text:p>0.11112083893778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93" calcext:value-type="float">
            <text:p>193</text:p>
          </table:table-cell>
          <table:table-cell office:value-type="float" office:value="0.323798452725389" calcext:value-type="float">
            <text:p>0.323798452725389</text:p>
          </table:table-cell>
          <table:table-cell office:value-type="float" office:value="0.00112406282065469" calcext:value-type="float">
            <text:p>0.00112406282065469</text:p>
          </table:table-cell>
          <table:table-cell office:value-type="float" office:value="0.322177261" calcext:value-type="float">
            <text:p>0.322177261</text:p>
          </table:table-cell>
          <table:table-cell office:value-type="float" office:value="0.322802182" calcext:value-type="float">
            <text:p>0.322802182</text:p>
          </table:table-cell>
          <table:table-cell office:value-type="float" office:value="0.323017576" calcext:value-type="float">
            <text:p>0.323017576</text:p>
          </table:table-cell>
          <table:table-cell office:value-type="float" office:value="0.325026669" calcext:value-type="float">
            <text:p>0.325026669</text:p>
          </table:table-cell>
          <table:table-cell office:value-type="float" office:value="0.32598009" calcext:value-type="float">
            <text:p>0.32598009</text:p>
          </table:table-cell>
          <table:table-cell office:value-type="string" calcext:value-type="string">
            <text:p>inf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2" calcext:value-type="float">
            <text:p>-2</text:p>
          </table:table-cell>
          <table:table-cell office:value-type="float" office:value="226" calcext:value-type="float">
            <text:p>226</text:p>
          </table:table-cell>
          <table:table-cell office:value-type="float" office:value="-1.75063685603097" calcext:value-type="float">
            <text:p>-1.75063685603097</text:p>
          </table:table-cell>
          <table:table-cell office:value-type="float" office:value="0.00172641589309078" calcext:value-type="float">
            <text:p>0.00172641589309078</text:p>
          </table:table-cell>
          <table:table-cell office:value-type="float" office:value="-1.754441125" calcext:value-type="float">
            <text:p>-1.754441125</text:p>
          </table:table-cell>
          <table:table-cell office:value-type="float" office:value="-1.75177292325" calcext:value-type="float">
            <text:p>-1.75177292325</text:p>
          </table:table-cell>
          <table:table-cell office:value-type="float" office:value="-1.7508154255" calcext:value-type="float">
            <text:p>-1.7508154255</text:p>
          </table:table-cell>
          <table:table-cell office:value-type="float" office:value="-1.74971292525" calcext:value-type="float">
            <text:p>-1.74971292525</text:p>
          </table:table-cell>
          <table:table-cell office:value-type="float" office:value="-1.745280593" calcext:value-type="float">
            <text:p>-1.745280593</text:p>
          </table:table-cell>
          <table:table-cell office:value-type="float" office:value="-12.4681571984513" calcext:value-type="float">
            <text:p>-12.4681571984513</text:p>
          </table:table-cell>
          <table:table-cell table:number-columns-repeated="6"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46" calcext:value-type="float">
            <text:p>246</text:p>
          </table:table-cell>
          <table:table-cell office:value-type="float" office:value="2.39344530806911" calcext:value-type="float">
            <text:p>2.39344530806911</text:p>
          </table:table-cell>
          <table:table-cell office:value-type="float" office:value="0.00146924486084562" calcext:value-type="float">
            <text:p>0.00146924486084562</text:p>
          </table:table-cell>
          <table:table-cell table:formula="of:=[.AG15]/2" office:value-type="float" office:value="1.19672265403455" calcext:value-type="float">
            <text:p>1.19672265403455</text:p>
          </table:table-cell>
          <table:table-cell table:formula="of:=ABS(([.AE15]-[.AI15])/[.AE15])" office:value-type="float" office:value="0.196722654034553" calcext:value-type="float">
            <text:p>0.196722654034553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46" calcext:value-type="float">
            <text:p>246</text:p>
          </table:table-cell>
          <table:table-cell office:value-type="float" office:value="12.411933035935" calcext:value-type="float">
            <text:p>12.411933035935</text:p>
          </table:table-cell>
          <table:table-cell office:value-type="float" office:value="0.00760199728091407" calcext:value-type="float">
            <text:p>0.00760199728091407</text:p>
          </table:table-cell>
          <table:table-cell table:formula="of:=[.AN15]/2" office:value-type="float" office:value="6.20596651796748" calcext:value-type="float">
            <text:p>6.20596651796748</text:p>
          </table:table-cell>
          <table:table-cell table:formula="of:=ABS(([.AL15]-[.AP15])/[.AL15])" office:value-type="float" office:value="0.0343277529945799" calcext:value-type="float">
            <text:p>0.0343277529945799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-1" calcext:value-type="float">
            <text:p>-1</text:p>
          </table:table-cell>
          <table:table-cell office:value-type="float" office:value="226" calcext:value-type="float">
            <text:p>226</text:p>
          </table:table-cell>
          <table:table-cell office:value-type="float" office:value="-1.75063685603097" calcext:value-type="float">
            <text:p>-1.75063685603097</text:p>
          </table:table-cell>
          <table:table-cell office:value-type="float" office:value="0.00172641589309078" calcext:value-type="float">
            <text:p>0.00172641589309078</text:p>
          </table:table-cell>
          <table:table-cell table:formula="of:=[.AI27]" office:value-type="float" office:value="-0.875318428015487" calcext:value-type="float">
            <text:p>-0.875318428015487</text:p>
          </table:table-cell>
          <table:table-cell table:formula="of:=ABS(([.AT15]-[.AX15])/[.AT15])" office:value-type="float" office:value="0.124681571984513" calcext:value-type="float">
            <text:p>0.12468157198451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26" calcext:value-type="float">
            <text:p>226</text:p>
          </table:table-cell>
          <table:table-cell office:value-type="float" office:value="0.338486458982301" calcext:value-type="float">
            <text:p>0.338486458982301</text:p>
          </table:table-cell>
          <table:table-cell office:value-type="float" office:value="0.000111757636910274" calcext:value-type="float">
            <text:p>0.000111757636910274</text:p>
          </table:table-cell>
          <table:table-cell office:value-type="float" office:value="0.338203391" calcext:value-type="float">
            <text:p>0.338203391</text:p>
          </table:table-cell>
          <table:table-cell office:value-type="float" office:value="0.33841080825" calcext:value-type="float">
            <text:p>0.33841080825</text:p>
          </table:table-cell>
          <table:table-cell office:value-type="float" office:value="0.338496436" calcext:value-type="float">
            <text:p>0.338496436</text:p>
          </table:table-cell>
          <table:table-cell office:value-type="float" office:value="0.3385673345" calcext:value-type="float">
            <text:p>0.3385673345</text:p>
          </table:table-cell>
          <table:table-cell office:value-type="float" office:value="0.338740536" calcext:value-type="float">
            <text:p>0.338740536</text:p>
          </table:table-cell>
          <table:table-cell office:value-type="string" calcext:value-type="string">
            <text:p>inf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.48612792666667" calcext:value-type="float">
            <text:p>2.48612792666667</text:p>
          </table:table-cell>
          <table:table-cell office:value-type="float" office:value="0.00902523922899707" calcext:value-type="float">
            <text:p>0.00902523922899707</text:p>
          </table:table-cell>
          <table:table-cell office:value-type="float" office:value="2.475721807" calcext:value-type="float">
            <text:p>2.475721807</text:p>
          </table:table-cell>
          <table:table-cell office:value-type="float" office:value="2.4832817295" calcext:value-type="float">
            <text:p>2.4832817295</text:p>
          </table:table-cell>
          <table:table-cell office:value-type="float" office:value="2.490841652" calcext:value-type="float">
            <text:p>2.490841652</text:p>
          </table:table-cell>
          <table:table-cell office:value-type="float" office:value="2.4913309865" calcext:value-type="float">
            <text:p>2.4913309865</text:p>
          </table:table-cell>
          <table:table-cell office:value-type="float" office:value="2.491820321" calcext:value-type="float">
            <text:p>2.491820321</text:p>
          </table:table-cell>
          <table:table-cell office:value-type="float" office:value="148.612792666667" calcext:value-type="float">
            <text:p>148.612792666667</text:p>
          </table:table-cell>
          <table:table-cell table:number-columns-repeated="6"/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  <table:table-cell office:value-type="float" office:value="201" calcext:value-type="float">
            <text:p>201</text:p>
          </table:table-cell>
          <table:table-cell office:value-type="float" office:value="-1.85037630575622" calcext:value-type="float">
            <text:p>-1.85037630575622</text:p>
          </table:table-cell>
          <table:table-cell office:value-type="float" office:value="0.000925958257477659" calcext:value-type="float">
            <text:p>0.000925958257477659</text:p>
          </table:table-cell>
          <table:table-cell table:formula="of:=[.AG16]/2" office:value-type="float" office:value="-0.925188152878109" calcext:value-type="float">
            <text:p>-0.925188152878109</text:p>
          </table:table-cell>
          <table:table-cell table:formula="of:=ABS(([.AE16]-[.AI16])/[.AE16])" office:value-type="float" office:value="0.0748118471218906" calcext:value-type="float">
            <text:p>0.074811847121890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01" calcext:value-type="float">
            <text:p>201</text:p>
          </table:table-cell>
          <table:table-cell office:value-type="float" office:value="12.6117841777761" calcext:value-type="float">
            <text:p>12.6117841777761</text:p>
          </table:table-cell>
          <table:table-cell office:value-type="float" office:value="0.00611473859572326" calcext:value-type="float">
            <text:p>0.00611473859572326</text:p>
          </table:table-cell>
          <table:table-cell table:formula="of:=[.AN16]/2" office:value-type="float" office:value="6.30589208888806" calcext:value-type="float">
            <text:p>6.30589208888806</text:p>
          </table:table-cell>
          <table:table-cell table:formula="of:=ABS(([.AL16]-[.AP16])/[.AL16])" office:value-type="float" office:value="0.0509820148146768" calcext:value-type="float">
            <text:p>0.0509820148146768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-2" calcext:value-type="float">
            <text:p>-2</text:p>
          </table:table-cell>
          <table:table-cell office:value-type="float" office:value="213" calcext:value-type="float">
            <text:p>213</text:p>
          </table:table-cell>
          <table:table-cell office:value-type="float" office:value="-3.78992849751643" calcext:value-type="float">
            <text:p>-3.78992849751643</text:p>
          </table:table-cell>
          <table:table-cell office:value-type="float" office:value="0.00385189614694201" calcext:value-type="float">
            <text:p>0.00385189614694201</text:p>
          </table:table-cell>
          <table:table-cell table:formula="of:=[.AI28]" office:value-type="float" office:value="-1.89496424875822" calcext:value-type="float">
            <text:p>-1.89496424875822</text:p>
          </table:table-cell>
          <table:table-cell table:formula="of:=ABS(([.AT16]-[.AX16])/[.AT16])" office:value-type="float" office:value="0.0525178756208919" calcext:value-type="float">
            <text:p>0.052517875620891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16" calcext:value-type="float">
            <text:p>216</text:p>
          </table:table-cell>
          <table:table-cell office:value-type="float" office:value="2.42104908999074" calcext:value-type="float">
            <text:p>2.42104908999074</text:p>
          </table:table-cell>
          <table:table-cell office:value-type="float" office:value="0.00330304728954601" calcext:value-type="float">
            <text:p>0.00330304728954601</text:p>
          </table:table-cell>
          <table:table-cell office:value-type="float" office:value="2.414395286" calcext:value-type="float">
            <text:p>2.414395286</text:p>
          </table:table-cell>
          <table:table-cell office:value-type="float" office:value="2.417740328" calcext:value-type="float">
            <text:p>2.417740328</text:p>
          </table:table-cell>
          <table:table-cell office:value-type="float" office:value="2.4219306535" calcext:value-type="float">
            <text:p>2.4219306535</text:p>
          </table:table-cell>
          <table:table-cell office:value-type="float" office:value="2.4237604715" calcext:value-type="float">
            <text:p>2.4237604715</text:p>
          </table:table-cell>
          <table:table-cell office:value-type="float" office:value="2.427083906" calcext:value-type="float">
            <text:p>2.427083906</text:p>
          </table:table-cell>
          <table:table-cell office:value-type="float" office:value="142.104908999074" calcext:value-type="float">
            <text:p>142.104908999074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247" calcext:value-type="float">
            <text:p>247</text:p>
          </table:table-cell>
          <table:table-cell office:value-type="float" office:value="-3.67760320763563" calcext:value-type="float">
            <text:p>-3.67760320763563</text:p>
          </table:table-cell>
          <table:table-cell office:value-type="float" office:value="0.00441746943827505" calcext:value-type="float">
            <text:p>0.00441746943827505</text:p>
          </table:table-cell>
          <table:table-cell office:value-type="float" office:value="-3.688179812" calcext:value-type="float">
            <text:p>-3.688179812</text:p>
          </table:table-cell>
          <table:table-cell office:value-type="float" office:value="-3.6805705835" calcext:value-type="float">
            <text:p>-3.6805705835</text:p>
          </table:table-cell>
          <table:table-cell office:value-type="float" office:value="-3.677422448" calcext:value-type="float">
            <text:p>-3.677422448</text:p>
          </table:table-cell>
          <table:table-cell office:value-type="float" office:value="-3.6750066775" calcext:value-type="float">
            <text:p>-3.6750066775</text:p>
          </table:table-cell>
          <table:table-cell office:value-type="float" office:value="-3.665030703" calcext:value-type="float">
            <text:p>-3.665030703</text:p>
          </table:table-cell>
          <table:table-cell office:value-type="float" office:value="-283.880160381781" calcext:value-type="float">
            <text:p>-283.880160381781</text:p>
          </table:table-cell>
          <table:table-cell table:number-columns-repeated="6"/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93" calcext:value-type="float">
            <text:p>193</text:p>
          </table:table-cell>
          <table:table-cell office:value-type="float" office:value="0.323798452725389" calcext:value-type="float">
            <text:p>0.323798452725389</text:p>
          </table:table-cell>
          <table:table-cell office:value-type="float" office:value="0.00112406282065469" calcext:value-type="float">
            <text:p>0.00112406282065469</text:p>
          </table:table-cell>
          <table:table-cell table:formula="of:=[.AG17]/2" office:value-type="float" office:value="0.161899226362694" calcext:value-type="float">
            <text:p>0.161899226362694</text:p>
          </table:table-cell>
          <table:table-cell table:formula="of:=ABS(([.AE17]-[.AI17])/[.AE17])" office:value-type="string" office:string-value="" calcext:value-type="error">
            <text:p>#DIV/0!</text:p>
          </table:table-cell>
          <table:table-cell/>
          <table:table-cell office:value-type="float" office:value="6.5" calcext:value-type="float">
            <text:p>6.5</text:p>
          </table:table-cell>
          <table:table-cell office:value-type="float" office:value="193" calcext:value-type="float">
            <text:p>193</text:p>
          </table:table-cell>
          <table:table-cell office:value-type="float" office:value="13.5529919158135" calcext:value-type="float">
            <text:p>13.5529919158135</text:p>
          </table:table-cell>
          <table:table-cell office:value-type="float" office:value="0.0293377389129273" calcext:value-type="float">
            <text:p>0.0293377389129273</text:p>
          </table:table-cell>
          <table:table-cell table:formula="of:=[.AN17]/2" office:value-type="float" office:value="6.77649595790674" calcext:value-type="float">
            <text:p>6.77649595790674</text:p>
          </table:table-cell>
          <table:table-cell table:formula="of:=ABS(([.AL17]-[.AP17])/[.AL17])" office:value-type="float" office:value="0.0425378396779594" calcext:value-type="float">
            <text:p>0.0425378396779594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.48612792666667" calcext:value-type="float">
            <text:p>2.48612792666667</text:p>
          </table:table-cell>
          <table:table-cell office:value-type="float" office:value="0.00902523922899707" calcext:value-type="float">
            <text:p>0.00902523922899707</text:p>
          </table:table-cell>
          <table:table-cell table:formula="of:=[.AI31]" office:value-type="float" office:value="1.24306396333333" calcext:value-type="float">
            <text:p>1.24306396333333</text:p>
          </table:table-cell>
          <table:table-cell table:formula="of:=ABS(([.AT17]-[.AX17])/[.AT17])" office:value-type="float" office:value="0.243063963333333" calcext:value-type="float">
            <text:p>0.24306396333333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96" calcext:value-type="float">
            <text:p>196</text:p>
          </table:table-cell>
          <table:table-cell office:value-type="float" office:value="4.45170512139796" calcext:value-type="float">
            <text:p>4.45170512139796</text:p>
          </table:table-cell>
          <table:table-cell office:value-type="float" office:value="0.00700233879446327" calcext:value-type="float">
            <text:p>0.00700233879446327</text:p>
          </table:table-cell>
          <table:table-cell office:value-type="float" office:value="4.439177399" calcext:value-type="float">
            <text:p>4.439177399</text:p>
          </table:table-cell>
          <table:table-cell office:value-type="float" office:value="4.44798245325" calcext:value-type="float">
            <text:p>4.44798245325</text:p>
          </table:table-cell>
          <table:table-cell office:value-type="float" office:value="4.4506595475" calcext:value-type="float">
            <text:p>4.4506595475</text:p>
          </table:table-cell>
          <table:table-cell office:value-type="float" office:value="4.45324132925" calcext:value-type="float">
            <text:p>4.45324132925</text:p>
          </table:table-cell>
          <table:table-cell office:value-type="float" office:value="4.483768972" calcext:value-type="float">
            <text:p>4.483768972</text:p>
          </table:table-cell>
          <table:table-cell office:value-type="float" office:value="122.585256069898" calcext:value-type="float">
            <text:p>122.585256069898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-1" calcext:value-type="float">
            <text:p>-1</text:p>
          </table:table-cell>
          <table:table-cell office:value-type="float" office:value="195" calcext:value-type="float">
            <text:p>195</text:p>
          </table:table-cell>
          <table:table-cell office:value-type="float" office:value="0.418207793815385" calcext:value-type="float">
            <text:p>0.418207793815385</text:p>
          </table:table-cell>
          <table:table-cell office:value-type="float" office:value="0.00081963232809842" calcext:value-type="float">
            <text:p>0.00081963232809842</text:p>
          </table:table-cell>
          <table:table-cell office:value-type="float" office:value="0.416730102" calcext:value-type="float">
            <text:p>0.416730102</text:p>
          </table:table-cell>
          <table:table-cell office:value-type="float" office:value="0.4174132805" calcext:value-type="float">
            <text:p>0.4174132805</text:p>
          </table:table-cell>
          <table:table-cell office:value-type="float" office:value="0.418275504" calcext:value-type="float">
            <text:p>0.418275504</text:p>
          </table:table-cell>
          <table:table-cell office:value-type="float" office:value="0.4189224175" calcext:value-type="float">
            <text:p>0.4189224175</text:p>
          </table:table-cell>
          <table:table-cell office:value-type="float" office:value="0.419796068" calcext:value-type="float">
            <text:p>0.419796068</text:p>
          </table:table-cell>
          <table:table-cell office:value-type="float" office:value="-141.820779381538" calcext:value-type="float">
            <text:p>-141.82077938153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26" calcext:value-type="float">
            <text:p>226</text:p>
          </table:table-cell>
          <table:table-cell office:value-type="float" office:value="0.338486458982301" calcext:value-type="float">
            <text:p>0.338486458982301</text:p>
          </table:table-cell>
          <table:table-cell office:value-type="float" office:value="0.000111757636910274" calcext:value-type="float">
            <text:p>0.000111757636910274</text:p>
          </table:table-cell>
          <table:table-cell table:formula="of:=[.AG18]/2" office:value-type="float" office:value="0.16924322949115" calcext:value-type="float">
            <text:p>0.16924322949115</text:p>
          </table:table-cell>
          <table:table-cell table:formula="of:=ABS(([.AE18]-[.AI18])/[.AE18])" office:value-type="string" office:string-value="" calcext:value-type="error">
            <text:p>#DIV/0!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26" calcext:value-type="float">
            <text:p>226</text:p>
          </table:table-cell>
          <table:table-cell office:value-type="float" office:value="14.6188484972345" calcext:value-type="float">
            <text:p>14.6188484972345</text:p>
          </table:table-cell>
          <table:table-cell office:value-type="float" office:value="0.00446128826457754" calcext:value-type="float">
            <text:p>0.00446128826457754</text:p>
          </table:table-cell>
          <table:table-cell table:formula="of:=[.AN18]/2" office:value-type="float" office:value="7.30942424861726" calcext:value-type="float">
            <text:p>7.30942424861726</text:p>
          </table:table-cell>
          <table:table-cell table:formula="of:=ABS(([.AL18]-[.AP18])/[.AL18])" office:value-type="float" office:value="0.0442034640881796" calcext:value-type="float">
            <text:p>0.0442034640881796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211" calcext:value-type="float">
            <text:p>211</text:p>
          </table:table-cell>
          <table:table-cell office:value-type="float" office:value="4.49860551514218" calcext:value-type="float">
            <text:p>4.49860551514218</text:p>
          </table:table-cell>
          <table:table-cell office:value-type="float" office:value="0.0353050207797567" calcext:value-type="float">
            <text:p>0.0353050207797567</text:p>
          </table:table-cell>
          <table:table-cell table:formula="of:=[.AI32]" office:value-type="float" office:value="2.24930275757109" calcext:value-type="float">
            <text:p>2.24930275757109</text:p>
          </table:table-cell>
          <table:table-cell table:formula="of:=ABS(([.AT18]-[.AX18])/[.AT18])" office:value-type="float" office:value="0.124651378785545" calcext:value-type="float">
            <text:p>0.12465137878554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1" calcext:value-type="float">
            <text:p>-1</text:p>
          </table:table-cell>
          <table:table-cell office:value-type="float" office:value="197" calcext:value-type="float">
            <text:p>197</text:p>
          </table:table-cell>
          <table:table-cell office:value-type="float" office:value="-1.82237229792893" calcext:value-type="float">
            <text:p>-1.82237229792893</text:p>
          </table:table-cell>
          <table:table-cell office:value-type="float" office:value="0.00143310338842217" calcext:value-type="float">
            <text:p>0.00143310338842217</text:p>
          </table:table-cell>
          <table:table-cell office:value-type="float" office:value="-1.825743391" calcext:value-type="float">
            <text:p>-1.825743391</text:p>
          </table:table-cell>
          <table:table-cell office:value-type="float" office:value="-1.823364863" calcext:value-type="float">
            <text:p>-1.823364863</text:p>
          </table:table-cell>
          <table:table-cell office:value-type="float" office:value="-1.822454537" calcext:value-type="float">
            <text:p>-1.822454537</text:p>
          </table:table-cell>
          <table:table-cell office:value-type="float" office:value="-1.821573307" calcext:value-type="float">
            <text:p>-1.821573307</text:p>
          </table:table-cell>
          <table:table-cell office:value-type="float" office:value="-1.818603234" calcext:value-type="float">
            <text:p>-1.818603234</text:p>
          </table:table-cell>
          <table:table-cell office:value-type="float" office:value="82.2372297928934" calcext:value-type="float">
            <text:p>82.2372297928934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-1.733262926" calcext:value-type="float">
            <text:p>-1.733262926</text:p>
          </table:table-cell>
          <table:table-cell/>
          <table:table-cell table:number-columns-repeated="5" office:value-type="float" office:value="-1.733262926" calcext:value-type="float">
            <text:p>-1.733262926</text:p>
          </table:table-cell>
          <table:table-cell office:value-type="float" office:value="-13.3368537" calcext:value-type="float">
            <text:p>-13.3368537</text:p>
          </table:table-cell>
          <table:table-cell table:number-columns-repeated="6"/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16" calcext:value-type="float">
            <text:p>216</text:p>
          </table:table-cell>
          <table:table-cell office:value-type="float" office:value="2.42104908999074" calcext:value-type="float">
            <text:p>2.42104908999074</text:p>
          </table:table-cell>
          <table:table-cell office:value-type="float" office:value="0.00330304728954601" calcext:value-type="float">
            <text:p>0.00330304728954601</text:p>
          </table:table-cell>
          <table:table-cell table:formula="of:=[.AG19]/2" office:value-type="float" office:value="1.21052454499537" calcext:value-type="float">
            <text:p>1.21052454499537</text:p>
          </table:table-cell>
          <table:table-cell table:formula="of:=ABS(([.AE19]-[.AI19])/[.AE19])" office:value-type="float" office:value="0.21052454499537" calcext:value-type="float">
            <text:p>0.21052454499537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16" calcext:value-type="float">
            <text:p>216</text:p>
          </table:table-cell>
          <table:table-cell office:value-type="float" office:value="14.5560831086713" calcext:value-type="float">
            <text:p>14.5560831086713</text:p>
          </table:table-cell>
          <table:table-cell office:value-type="float" office:value="0.0193076954168835" calcext:value-type="float">
            <text:p>0.0193076954168835</text:p>
          </table:table-cell>
          <table:table-cell table:formula="of:=[.AN19]/2" office:value-type="float" office:value="7.27804155433565" calcext:value-type="float">
            <text:p>7.27804155433565</text:p>
          </table:table-cell>
          <table:table-cell table:formula="of:=ABS(([.AL19]-[.AP19])/[.AL19])" office:value-type="float" office:value="0.0397202220479498" calcext:value-type="float">
            <text:p>0.0397202220479498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.733262926" calcext:value-type="float">
            <text:p>-1.733262926</text:p>
          </table:table-cell>
          <table:table-cell/>
          <table:table-cell table:formula="of:=[.AI33]" office:value-type="float" office:value="-0.866631463" calcext:value-type="float">
            <text:p>-0.866631463</text:p>
          </table:table-cell>
          <table:table-cell table:formula="of:=ABS(([.AT19]-[.AX19])/[.AT19])" office:value-type="float" office:value="0.133368537" calcext:value-type="float">
            <text:p>0.13336853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2" calcext:value-type="float">
            <text:p>-2</text:p>
          </table:table-cell>
          <table:table-cell office:value-type="float" office:value="215" calcext:value-type="float">
            <text:p>215</text:p>
          </table:table-cell>
          <table:table-cell office:value-type="float" office:value="-3.89682767129302" calcext:value-type="float">
            <text:p>-3.89682767129302</text:p>
          </table:table-cell>
          <table:table-cell office:value-type="float" office:value="0.00988048606130524" calcext:value-type="float">
            <text:p>0.00988048606130524</text:p>
          </table:table-cell>
          <table:table-cell office:value-type="float" office:value="-3.924689701" calcext:value-type="float">
            <text:p>-3.924689701</text:p>
          </table:table-cell>
          <table:table-cell office:value-type="float" office:value="-3.9046677525" calcext:value-type="float">
            <text:p>-3.9046677525</text:p>
          </table:table-cell>
          <table:table-cell office:value-type="float" office:value="-3.892672354" calcext:value-type="float">
            <text:p>-3.892672354</text:p>
          </table:table-cell>
          <table:table-cell office:value-type="float" office:value="-3.8884855585" calcext:value-type="float">
            <text:p>-3.8884855585</text:p>
          </table:table-cell>
          <table:table-cell office:value-type="float" office:value="-3.880847484" calcext:value-type="float">
            <text:p>-3.880847484</text:p>
          </table:table-cell>
          <table:table-cell office:value-type="float" office:value="94.8413835646512" calcext:value-type="float">
            <text:p>94.8413835646512</text:p>
          </table:table-cell>
          <table:table-cell table:number-columns-repeated="18"/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96" calcext:value-type="float">
            <text:p>196</text:p>
          </table:table-cell>
          <table:table-cell office:value-type="float" office:value="4.45170512139796" calcext:value-type="float">
            <text:p>4.45170512139796</text:p>
          </table:table-cell>
          <table:table-cell office:value-type="float" office:value="0.00700233879446327" calcext:value-type="float">
            <text:p>0.00700233879446327</text:p>
          </table:table-cell>
          <table:table-cell table:formula="of:=[.AG20]/2" office:value-type="float" office:value="2.22585256069898" calcext:value-type="float">
            <text:p>2.22585256069898</text:p>
          </table:table-cell>
          <table:table-cell table:formula="of:=ABS(([.AE20]-[.AI20])/[.AE20])" office:value-type="float" office:value="0.11292628034949" calcext:value-type="float">
            <text:p>0.1129262803494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96" calcext:value-type="float">
            <text:p>196</text:p>
          </table:table-cell>
          <table:table-cell office:value-type="float" office:value="14.3585966450255" calcext:value-type="float">
            <text:p>14.3585966450255</text:p>
          </table:table-cell>
          <table:table-cell office:value-type="float" office:value="0.0224129151235471" calcext:value-type="float">
            <text:p>0.0224129151235471</text:p>
          </table:table-cell>
          <table:table-cell table:formula="of:=[.AN20]/2" office:value-type="float" office:value="7.17929832251276" calcext:value-type="float">
            <text:p>7.17929832251276</text:p>
          </table:table-cell>
          <table:table-cell table:formula="of:=ABS(([.AL20]-[.AP20])/[.AL20])" office:value-type="float" office:value="0.0256140460732509" calcext:value-type="float">
            <text:p>0.0256140460732509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-2" calcext:value-type="float">
            <text:p>-2</text:p>
          </table:table-cell>
          <table:table-cell office:value-type="float" office:value="247" calcext:value-type="float">
            <text:p>247</text:p>
          </table:table-cell>
          <table:table-cell office:value-type="float" office:value="-3.67760320763563" calcext:value-type="float">
            <text:p>-3.67760320763563</text:p>
          </table:table-cell>
          <table:table-cell office:value-type="float" office:value="0.00441746943827505" calcext:value-type="float">
            <text:p>0.00441746943827505</text:p>
          </table:table-cell>
          <table:table-cell table:formula="of:=[.AI34]" office:value-type="float" office:value="-1.83880160381781" calcext:value-type="float">
            <text:p>-1.83880160381781</text:p>
          </table:table-cell>
          <table:table-cell table:formula="of:=ABS(([.AT20]-[.AX20])/[.AT20])" office:value-type="float" office:value="0.0805991980910933" calcext:value-type="float">
            <text:p>0.080599198091093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99" calcext:value-type="float">
            <text:p>199</text:p>
          </table:table-cell>
          <table:table-cell office:value-type="float" office:value="0.346123219512563" calcext:value-type="float">
            <text:p>0.346123219512563</text:p>
          </table:table-cell>
          <table:table-cell office:value-type="float" office:value="0.000163533735258154" calcext:value-type="float">
            <text:p>0.000163533735258154</text:p>
          </table:table-cell>
          <table:table-cell office:value-type="float" office:value="0.345689805" calcext:value-type="float">
            <text:p>0.345689805</text:p>
          </table:table-cell>
          <table:table-cell office:value-type="float" office:value="0.3460151775" calcext:value-type="float">
            <text:p>0.3460151775</text:p>
          </table:table-cell>
          <table:table-cell office:value-type="float" office:value="0.346130112" calcext:value-type="float">
            <text:p>0.346130112</text:p>
          </table:table-cell>
          <table:table-cell office:value-type="float" office:value="0.3462376535" calcext:value-type="float">
            <text:p>0.3462376535</text:p>
          </table:table-cell>
          <table:table-cell office:value-type="float" office:value="0.346531056" calcext:value-type="float">
            <text:p>0.346531056</text:p>
          </table:table-cell>
          <table:table-cell office:value-type="string" calcext:value-type="string">
            <text:p>inf</text:p>
          </table:table-cell>
          <table:table-cell table:number-columns-repeated="18"/>
          <table:table-cell office:value-type="float" office:value="17" calcext:value-type="float">
            <text:p>17</text:p>
          </table:table-cell>
          <table:table-cell office:value-type="float" office:value="-1" calcext:value-type="float">
            <text:p>-1</text:p>
          </table:table-cell>
          <table:table-cell office:value-type="float" office:value="197" calcext:value-type="float">
            <text:p>197</text:p>
          </table:table-cell>
          <table:table-cell office:value-type="float" office:value="-1.82237229792893" calcext:value-type="float">
            <text:p>-1.82237229792893</text:p>
          </table:table-cell>
          <table:table-cell office:value-type="float" office:value="0.00143310338842217" calcext:value-type="float">
            <text:p>0.00143310338842217</text:p>
          </table:table-cell>
          <table:table-cell table:formula="of:=[.AG21]/2" office:value-type="float" office:value="-0.911186148964467" calcext:value-type="float">
            <text:p>-0.911186148964467</text:p>
          </table:table-cell>
          <table:table-cell table:formula="of:=ABS(([.AE21]-[.AI21])/[.AE21])" office:value-type="float" office:value="0.0888138510355329" calcext:value-type="float">
            <text:p>0.088813851035532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97" calcext:value-type="float">
            <text:p>197</text:p>
          </table:table-cell>
          <table:table-cell office:value-type="float" office:value="14.5788037353147" calcext:value-type="float">
            <text:p>14.5788037353147</text:p>
          </table:table-cell>
          <table:table-cell office:value-type="float" office:value="0.0113063839732252" calcext:value-type="float">
            <text:p>0.0113063839732252</text:p>
          </table:table-cell>
          <table:table-cell table:formula="of:=[.AN21]/2" office:value-type="float" office:value="7.28940186765736" calcext:value-type="float">
            <text:p>7.28940186765736</text:p>
          </table:table-cell>
          <table:table-cell table:formula="of:=ABS(([.AL21]-[.AP21])/[.AL21])" office:value-type="float" office:value="0.0413431239510516" calcext:value-type="float">
            <text:p>0.0413431239510516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float" office:value="0.362556874408" calcext:value-type="float">
            <text:p>0.362556874408</text:p>
          </table:table-cell>
          <table:table-cell office:value-type="float" office:value="0.00147849891244477" calcext:value-type="float">
            <text:p>0.00147849891244477</text:p>
          </table:table-cell>
          <table:table-cell office:value-type="float" office:value="0.360022566" calcext:value-type="float">
            <text:p>0.360022566</text:p>
          </table:table-cell>
          <table:table-cell office:value-type="float" office:value="0.36116092375" calcext:value-type="float">
            <text:p>0.36116092375</text:p>
          </table:table-cell>
          <table:table-cell office:value-type="float" office:value="0.3632939315" calcext:value-type="float">
            <text:p>0.3632939315</text:p>
          </table:table-cell>
          <table:table-cell office:value-type="float" office:value="0.363832661" calcext:value-type="float">
            <text:p>0.363832661</text:p>
          </table:table-cell>
          <table:table-cell office:value-type="float" office:value="0.365892639" calcext:value-type="float">
            <text:p>0.365892639</text:p>
          </table:table-cell>
          <table:table-cell office:value-type="string" calcext:value-type="string">
            <text:p>inf</text:p>
          </table:table-cell>
          <table:table-cell table:number-columns-repeated="18"/>
          <table:table-cell office:value-type="float" office:value="18" calcext:value-type="float">
            <text:p>18</text:p>
          </table:table-cell>
          <table:table-cell office:value-type="float" office:value="-2" calcext:value-type="float">
            <text:p>-2</text:p>
          </table:table-cell>
          <table:table-cell office:value-type="float" office:value="215" calcext:value-type="float">
            <text:p>215</text:p>
          </table:table-cell>
          <table:table-cell office:value-type="float" office:value="-3.89682767129302" calcext:value-type="float">
            <text:p>-3.89682767129302</text:p>
          </table:table-cell>
          <table:table-cell office:value-type="float" office:value="0.00988048606130524" calcext:value-type="float">
            <text:p>0.00988048606130524</text:p>
          </table:table-cell>
          <table:table-cell table:formula="of:=[.AG22]/2" office:value-type="float" office:value="-1.94841383564651" calcext:value-type="float">
            <text:p>-1.94841383564651</text:p>
          </table:table-cell>
          <table:table-cell table:formula="of:=ABS(([.AE22]-[.AI22])/[.AE22])" office:value-type="float" office:value="0.0257930821767443" calcext:value-type="float">
            <text:p>0.0257930821767443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15" calcext:value-type="float">
            <text:p>215</text:p>
          </table:table-cell>
          <table:table-cell office:value-type="float" office:value="14.6066017758465" calcext:value-type="float">
            <text:p>14.6066017758465</text:p>
          </table:table-cell>
          <table:table-cell office:value-type="float" office:value="0.0364143373151996" calcext:value-type="float">
            <text:p>0.0364143373151996</text:p>
          </table:table-cell>
          <table:table-cell table:formula="of:=[.AN22]/2" office:value-type="float" office:value="7.30330088792326" calcext:value-type="float">
            <text:p>7.30330088792326</text:p>
          </table:table-cell>
          <table:table-cell table:formula="of:=ABS(([.AL22]-[.AP22])/[.AL22])" office:value-type="float" office:value="0.043328698274751" calcext:value-type="float">
            <text:p>0.043328698274751</text:p>
          </table:table-cell>
          <table:table-cell table:number-columns-repeated="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195" calcext:value-type="float">
            <text:p>195</text:p>
          </table:table-cell>
          <table:table-cell office:value-type="float" office:value="2.42727087466667" calcext:value-type="float">
            <text:p>2.42727087466667</text:p>
          </table:table-cell>
          <table:table-cell office:value-type="float" office:value="0.00221119162266082" calcext:value-type="float">
            <text:p>0.00221119162266082</text:p>
          </table:table-cell>
          <table:table-cell office:value-type="float" office:value="2.418134523" calcext:value-type="float">
            <text:p>2.418134523</text:p>
          </table:table-cell>
          <table:table-cell office:value-type="float" office:value="2.4263741005" calcext:value-type="float">
            <text:p>2.4263741005</text:p>
          </table:table-cell>
          <table:table-cell office:value-type="float" office:value="2.427507949" calcext:value-type="float">
            <text:p>2.427507949</text:p>
          </table:table-cell>
          <table:table-cell office:value-type="float" office:value="2.4285433815" calcext:value-type="float">
            <text:p>2.4285433815</text:p>
          </table:table-cell>
          <table:table-cell office:value-type="float" office:value="2.432423928" calcext:value-type="float">
            <text:p>2.432423928</text:p>
          </table:table-cell>
          <table:table-cell office:value-type="float" office:value="142.727087466667" calcext:value-type="float">
            <text:p>142.727087466667</text:p>
          </table:table-cell>
          <table:table-cell table:number-columns-repeated="18"/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99" calcext:value-type="float">
            <text:p>199</text:p>
          </table:table-cell>
          <table:table-cell office:value-type="float" office:value="0.346123219512563" calcext:value-type="float">
            <text:p>0.346123219512563</text:p>
          </table:table-cell>
          <table:table-cell office:value-type="float" office:value="0.000163533735258154" calcext:value-type="float">
            <text:p>0.000163533735258154</text:p>
          </table:table-cell>
          <table:table-cell table:formula="of:=[.AG23]/2" office:value-type="float" office:value="0.173061609756281" calcext:value-type="float">
            <text:p>0.173061609756281</text:p>
          </table:table-cell>
          <table:table-cell table:formula="of:=ABS(([.AE23]-[.AI23])/[.AE23])" office:value-type="string" office:string-value="" calcext:value-type="error">
            <text:p>#DIV/0!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199" calcext:value-type="float">
            <text:p>199</text:p>
          </table:table-cell>
          <table:table-cell office:value-type="float" office:value="15.6507144182462" calcext:value-type="float">
            <text:p>15.6507144182462</text:p>
          </table:table-cell>
          <table:table-cell office:value-type="float" office:value="0.00761032621138122" calcext:value-type="float">
            <text:p>0.00761032621138122</text:p>
          </table:table-cell>
          <table:table-cell table:formula="of:=[.AN23]/2" office:value-type="float" office:value="7.82535720912312" calcext:value-type="float">
            <text:p>7.82535720912312</text:p>
          </table:table-cell>
          <table:table-cell table:formula="of:=ABS(([.AL23]-[.AP23])/[.AL23])" office:value-type="float" office:value="0.0433809612164154" calcext:value-type="float">
            <text:p>0.0433809612164154</text:p>
          </table:table-cell>
          <table:table-cell table:number-columns-repeated="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217" calcext:value-type="float">
            <text:p>217</text:p>
          </table:table-cell>
          <table:table-cell office:value-type="float" office:value="4.44448335575115" calcext:value-type="float">
            <text:p>4.44448335575115</text:p>
          </table:table-cell>
          <table:table-cell office:value-type="float" office:value="0.0034264172843635" calcext:value-type="float">
            <text:p>0.0034264172843635</text:p>
          </table:table-cell>
          <table:table-cell office:value-type="float" office:value="4.436473121" calcext:value-type="float">
            <text:p>4.436473121</text:p>
          </table:table-cell>
          <table:table-cell office:value-type="float" office:value="4.442215367" calcext:value-type="float">
            <text:p>4.442215367</text:p>
          </table:table-cell>
          <table:table-cell office:value-type="float" office:value="4.444191213" calcext:value-type="float">
            <text:p>4.444191213</text:p>
          </table:table-cell>
          <table:table-cell office:value-type="float" office:value="4.446486141" calcext:value-type="float">
            <text:p>4.446486141</text:p>
          </table:table-cell>
          <table:table-cell office:value-type="float" office:value="4.455202332" calcext:value-type="float">
            <text:p>4.455202332</text:p>
          </table:table-cell>
          <table:table-cell office:value-type="float" office:value="122.224167787558" calcext:value-type="float">
            <text:p>122.224167787558</text:p>
          </table:table-cell>
          <table:table-cell table:number-columns-repeated="18"/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float" office:value="0.362556874408" calcext:value-type="float">
            <text:p>0.362556874408</text:p>
          </table:table-cell>
          <table:table-cell office:value-type="float" office:value="0.00147849891244477" calcext:value-type="float">
            <text:p>0.00147849891244477</text:p>
          </table:table-cell>
          <table:table-cell table:formula="of:=[.AG24]/2" office:value-type="float" office:value="0.181278437204" calcext:value-type="float">
            <text:p>0.181278437204</text:p>
          </table:table-cell>
          <table:table-cell table:formula="of:=ABS(([.AE24]-[.AI24])/[.AE24])" office:value-type="string" office:string-value="" calcext:value-type="error">
            <text:p>#DIV/0!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50" calcext:value-type="float">
            <text:p>250</text:p>
          </table:table-cell>
          <table:table-cell office:value-type="float" office:value="16.610525547756" calcext:value-type="float">
            <text:p>16.610525547756</text:p>
          </table:table-cell>
          <table:table-cell office:value-type="float" office:value="0.054422977397116" calcext:value-type="float">
            <text:p>0.054422977397116</text:p>
          </table:table-cell>
          <table:table-cell table:formula="of:=[.AN24]/2" office:value-type="float" office:value="8.305262773878" calcext:value-type="float">
            <text:p>8.305262773878</text:p>
          </table:table-cell>
          <table:table-cell table:formula="of:=ABS(([.AL24]-[.AP24])/[.AL24])" office:value-type="float" office:value="0.0381578467347499" calcext:value-type="float">
            <text:p>0.0381578467347499</text:p>
          </table:table-cell>
          <table:table-cell table:number-columns-repeated="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1" calcext:value-type="float">
            <text:p>-1</text:p>
          </table:table-cell>
          <table:table-cell office:value-type="float" office:value="226" calcext:value-type="float">
            <text:p>226</text:p>
          </table:table-cell>
          <table:table-cell office:value-type="float" office:value="-1.75063685603097" calcext:value-type="float">
            <text:p>-1.75063685603097</text:p>
          </table:table-cell>
          <table:table-cell office:value-type="float" office:value="0.00172641589309078" calcext:value-type="float">
            <text:p>0.00172641589309078</text:p>
          </table:table-cell>
          <table:table-cell office:value-type="float" office:value="-1.754441125" calcext:value-type="float">
            <text:p>-1.754441125</text:p>
          </table:table-cell>
          <table:table-cell office:value-type="float" office:value="-1.75177292325" calcext:value-type="float">
            <text:p>-1.75177292325</text:p>
          </table:table-cell>
          <table:table-cell office:value-type="float" office:value="-1.7508154255" calcext:value-type="float">
            <text:p>-1.7508154255</text:p>
          </table:table-cell>
          <table:table-cell office:value-type="float" office:value="-1.74971292525" calcext:value-type="float">
            <text:p>-1.74971292525</text:p>
          </table:table-cell>
          <table:table-cell office:value-type="float" office:value="-1.745280593" calcext:value-type="float">
            <text:p>-1.745280593</text:p>
          </table:table-cell>
          <table:table-cell office:value-type="float" office:value="75.0636856030974" calcext:value-type="float">
            <text:p>75.0636856030974</text:p>
          </table:table-cell>
          <table:table-cell table:number-columns-repeated="18"/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195" calcext:value-type="float">
            <text:p>195</text:p>
          </table:table-cell>
          <table:table-cell office:value-type="float" office:value="2.42727087466667" calcext:value-type="float">
            <text:p>2.42727087466667</text:p>
          </table:table-cell>
          <table:table-cell office:value-type="float" office:value="0.00221119162266082" calcext:value-type="float">
            <text:p>0.00221119162266082</text:p>
          </table:table-cell>
          <table:table-cell table:formula="of:=[.AG25]/2" office:value-type="float" office:value="1.21363543733333" calcext:value-type="float">
            <text:p>1.21363543733333</text:p>
          </table:table-cell>
          <table:table-cell table:formula="of:=ABS(([.AE25]-[.AI25])/[.AE25])" office:value-type="float" office:value="0.213635437333333" calcext:value-type="float">
            <text:p>0.21363543733333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95" calcext:value-type="float">
            <text:p>195</text:p>
          </table:table-cell>
          <table:table-cell office:value-type="float" office:value="16.6097950978256" calcext:value-type="float">
            <text:p>16.6097950978256</text:p>
          </table:table-cell>
          <table:table-cell office:value-type="float" office:value="0.014245954248265" calcext:value-type="float">
            <text:p>0.014245954248265</text:p>
          </table:table-cell>
          <table:table-cell table:formula="of:=[.AN25]/2" office:value-type="float" office:value="8.30489754891282" calcext:value-type="float">
            <text:p>8.30489754891282</text:p>
          </table:table-cell>
          <table:table-cell table:formula="of:=ABS(([.AL25]-[.AP25])/[.AL25])" office:value-type="float" office:value="0.0381121936141027" calcext:value-type="float">
            <text:p>0.0381121936141027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2" calcext:value-type="float">
            <text:p>-2</text:p>
          </table:table-cell>
          <table:table-cell office:value-type="float" office:value="213" calcext:value-type="float">
            <text:p>213</text:p>
          </table:table-cell>
          <table:table-cell office:value-type="float" office:value="-3.78992849751643" calcext:value-type="float">
            <text:p>-3.78992849751643</text:p>
          </table:table-cell>
          <table:table-cell office:value-type="float" office:value="0.00385189614694201" calcext:value-type="float">
            <text:p>0.00385189614694201</text:p>
          </table:table-cell>
          <table:table-cell office:value-type="float" office:value="-3.799603298" calcext:value-type="float">
            <text:p>-3.799603298</text:p>
          </table:table-cell>
          <table:table-cell office:value-type="float" office:value="-3.791874022" calcext:value-type="float">
            <text:p>-3.791874022</text:p>
          </table:table-cell>
          <table:table-cell office:value-type="float" office:value="-3.790464151" calcext:value-type="float">
            <text:p>-3.790464151</text:p>
          </table:table-cell>
          <table:table-cell office:value-type="float" office:value="-3.788999053" calcext:value-type="float">
            <text:p>-3.788999053</text:p>
          </table:table-cell>
          <table:table-cell office:value-type="float" office:value="-3.764957468" calcext:value-type="float">
            <text:p>-3.764957468</text:p>
          </table:table-cell>
          <table:table-cell office:value-type="float" office:value="89.4964248758216" calcext:value-type="float">
            <text:p>89.4964248758216</text:p>
          </table:table-cell>
          <table:table-cell table:number-columns-repeated="18"/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217" calcext:value-type="float">
            <text:p>217</text:p>
          </table:table-cell>
          <table:table-cell office:value-type="float" office:value="4.44448335575115" calcext:value-type="float">
            <text:p>4.44448335575115</text:p>
          </table:table-cell>
          <table:table-cell office:value-type="float" office:value="0.0034264172843635" calcext:value-type="float">
            <text:p>0.0034264172843635</text:p>
          </table:table-cell>
          <table:table-cell table:formula="of:=[.AG26]/2" office:value-type="float" office:value="2.22224167787558" calcext:value-type="float">
            <text:p>2.22224167787558</text:p>
          </table:table-cell>
          <table:table-cell table:formula="of:=ABS(([.AE26]-[.AI26])/[.AE26])" office:value-type="float" office:value="0.111120838937788" calcext:value-type="float">
            <text:p>0.11112083893778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17" calcext:value-type="float">
            <text:p>217</text:p>
          </table:table-cell>
          <table:table-cell office:value-type="float" office:value="16.3653767512074" calcext:value-type="float">
            <text:p>16.3653767512074</text:p>
          </table:table-cell>
          <table:table-cell office:value-type="float" office:value="0.0126483798020675" calcext:value-type="float">
            <text:p>0.0126483798020675</text:p>
          </table:table-cell>
          <table:table-cell table:formula="of:=[.AN26]/2" office:value-type="float" office:value="8.18268837560369" calcext:value-type="float">
            <text:p>8.18268837560369</text:p>
          </table:table-cell>
          <table:table-cell table:formula="of:=ABS(([.AL26]-[.AP26])/[.AL26])" office:value-type="float" office:value="0.0228360469504607" calcext:value-type="float">
            <text:p>0.0228360469504607</text:p>
          </table:table-cell>
          <table:table-cell table:number-columns-repeated="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08" calcext:value-type="float">
            <text:p>208</text:p>
          </table:table-cell>
          <table:table-cell office:value-type="float" office:value="0.379947316625" calcext:value-type="float">
            <text:p>0.379947316625</text:p>
          </table:table-cell>
          <table:table-cell office:value-type="float" office:value="0.000364025522879964" calcext:value-type="float">
            <text:p>0.000364025522879964</text:p>
          </table:table-cell>
          <table:table-cell office:value-type="float" office:value="0.378901565" calcext:value-type="float">
            <text:p>0.378901565</text:p>
          </table:table-cell>
          <table:table-cell office:value-type="float" office:value="0.379695872" calcext:value-type="float">
            <text:p>0.379695872</text:p>
          </table:table-cell>
          <table:table-cell office:value-type="float" office:value="0.379913698" calcext:value-type="float">
            <text:p>0.379913698</text:p>
          </table:table-cell>
          <table:table-cell office:value-type="float" office:value="0.38016529" calcext:value-type="float">
            <text:p>0.38016529</text:p>
          </table:table-cell>
          <table:table-cell office:value-type="float" office:value="0.380842021" calcext:value-type="float">
            <text:p>0.380842021</text:p>
          </table:table-cell>
          <table:table-cell office:value-type="string" calcext:value-type="string">
            <text:p>inf</text:p>
          </table:table-cell>
          <table:table-cell table:number-columns-repeated="18"/>
          <table:table-cell office:value-type="float" office:value="23" calcext:value-type="float">
            <text:p>23</text:p>
          </table:table-cell>
          <table:table-cell office:value-type="float" office:value="-1" calcext:value-type="float">
            <text:p>-1</text:p>
          </table:table-cell>
          <table:table-cell office:value-type="float" office:value="226" calcext:value-type="float">
            <text:p>226</text:p>
          </table:table-cell>
          <table:table-cell office:value-type="float" office:value="-1.75063685603097" calcext:value-type="float">
            <text:p>-1.75063685603097</text:p>
          </table:table-cell>
          <table:table-cell office:value-type="float" office:value="0.00172641589309078" calcext:value-type="float">
            <text:p>0.00172641589309078</text:p>
          </table:table-cell>
          <table:table-cell table:formula="of:=[.AG27]/2" office:value-type="float" office:value="-0.875318428015487" calcext:value-type="float">
            <text:p>-0.875318428015487</text:p>
          </table:table-cell>
          <table:table-cell table:formula="of:=ABS(([.AE27]-[.AI27])/[.AE27])" office:value-type="float" office:value="0.124681571984513" calcext:value-type="float">
            <text:p>0.12468157198451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26" calcext:value-type="float">
            <text:p>226</text:p>
          </table:table-cell>
          <table:table-cell office:value-type="float" office:value="16.7175405724823" calcext:value-type="float">
            <text:p>16.7175405724823</text:p>
          </table:table-cell>
          <table:table-cell office:value-type="float" office:value="0.0169543704609874" calcext:value-type="float">
            <text:p>0.0169543704609874</text:p>
          </table:table-cell>
          <table:table-cell table:formula="of:=[.AN27]/2" office:value-type="float" office:value="8.35877028624115" calcext:value-type="float">
            <text:p>8.35877028624115</text:p>
          </table:table-cell>
          <table:table-cell table:formula="of:=ABS(([.AL27]-[.AP27])/[.AL27])" office:value-type="float" office:value="0.0448462857801437" calcext:value-type="float">
            <text:p>0.0448462857801437</text:p>
          </table:table-cell>
          <table:table-cell table:number-columns-repeated="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95" calcext:value-type="float">
            <text:p>195</text:p>
          </table:table-cell>
          <table:table-cell office:value-type="float" office:value="0.418207793815385" calcext:value-type="float">
            <text:p>0.418207793815385</text:p>
          </table:table-cell>
          <table:table-cell office:value-type="float" office:value="0.00081963232809842" calcext:value-type="float">
            <text:p>0.00081963232809842</text:p>
          </table:table-cell>
          <table:table-cell office:value-type="float" office:value="0.416730102" calcext:value-type="float">
            <text:p>0.416730102</text:p>
          </table:table-cell>
          <table:table-cell office:value-type="float" office:value="0.4174132805" calcext:value-type="float">
            <text:p>0.4174132805</text:p>
          </table:table-cell>
          <table:table-cell office:value-type="float" office:value="0.418275504" calcext:value-type="float">
            <text:p>0.418275504</text:p>
          </table:table-cell>
          <table:table-cell office:value-type="float" office:value="0.4189224175" calcext:value-type="float">
            <text:p>0.4189224175</text:p>
          </table:table-cell>
          <table:table-cell office:value-type="float" office:value="0.419796068" calcext:value-type="float">
            <text:p>0.419796068</text:p>
          </table:table-cell>
          <table:table-cell office:value-type="string" calcext:value-type="string">
            <text:p>inf</text:p>
          </table:table-cell>
          <table:table-cell table:number-columns-repeated="18"/>
          <table:table-cell office:value-type="float" office:value="24" calcext:value-type="float">
            <text:p>24</text:p>
          </table:table-cell>
          <table:table-cell office:value-type="float" office:value="-2" calcext:value-type="float">
            <text:p>-2</text:p>
          </table:table-cell>
          <table:table-cell office:value-type="float" office:value="213" calcext:value-type="float">
            <text:p>213</text:p>
          </table:table-cell>
          <table:table-cell office:value-type="float" office:value="-3.78992849751643" calcext:value-type="float">
            <text:p>-3.78992849751643</text:p>
          </table:table-cell>
          <table:table-cell office:value-type="float" office:value="0.00385189614694201" calcext:value-type="float">
            <text:p>0.00385189614694201</text:p>
          </table:table-cell>
          <table:table-cell table:formula="of:=[.AG28]/2" office:value-type="float" office:value="-1.89496424875822" calcext:value-type="float">
            <text:p>-1.89496424875822</text:p>
          </table:table-cell>
          <table:table-cell table:formula="of:=ABS(([.AE28]-[.AI28])/[.AE28])" office:value-type="float" office:value="0.0525178756208919" calcext:value-type="float">
            <text:p>0.052517875620891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13" calcext:value-type="float">
            <text:p>213</text:p>
          </table:table-cell>
          <table:table-cell office:value-type="float" office:value="16.5908575602019" calcext:value-type="float">
            <text:p>16.5908575602019</text:p>
          </table:table-cell>
          <table:table-cell office:value-type="float" office:value="0.0164108115931016" calcext:value-type="float">
            <text:p>0.0164108115931016</text:p>
          </table:table-cell>
          <table:table-cell table:formula="of:=[.AN28]/2" office:value-type="float" office:value="8.29542878010094" calcext:value-type="float">
            <text:p>8.29542878010094</text:p>
          </table:table-cell>
          <table:table-cell table:formula="of:=ABS(([.AL28]-[.AP28])/[.AL28])" office:value-type="float" office:value="0.0369285975126175" calcext:value-type="float">
            <text:p>0.0369285975126175</text:p>
          </table:table-cell>
          <table:table-cell table:number-columns-repeated="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.48612792666667" calcext:value-type="float">
            <text:p>2.48612792666667</text:p>
          </table:table-cell>
          <table:table-cell office:value-type="float" office:value="0.00902523922899707" calcext:value-type="float">
            <text:p>0.00902523922899707</text:p>
          </table:table-cell>
          <table:table-cell office:value-type="float" office:value="2.475721807" calcext:value-type="float">
            <text:p>2.475721807</text:p>
          </table:table-cell>
          <table:table-cell office:value-type="float" office:value="2.4832817295" calcext:value-type="float">
            <text:p>2.4832817295</text:p>
          </table:table-cell>
          <table:table-cell office:value-type="float" office:value="2.490841652" calcext:value-type="float">
            <text:p>2.490841652</text:p>
          </table:table-cell>
          <table:table-cell office:value-type="float" office:value="2.4913309865" calcext:value-type="float">
            <text:p>2.4913309865</text:p>
          </table:table-cell>
          <table:table-cell office:value-type="float" office:value="2.491820321" calcext:value-type="float">
            <text:p>2.491820321</text:p>
          </table:table-cell>
          <table:table-cell office:value-type="float" office:value="148.612792666667" calcext:value-type="float">
            <text:p>148.612792666667</text:p>
          </table:table-cell>
          <table:table-cell table:number-columns-repeated="18"/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08" calcext:value-type="float">
            <text:p>208</text:p>
          </table:table-cell>
          <table:table-cell office:value-type="float" office:value="0.379947316625" calcext:value-type="float">
            <text:p>0.379947316625</text:p>
          </table:table-cell>
          <table:table-cell office:value-type="float" office:value="0.000364025522879964" calcext:value-type="float">
            <text:p>0.000364025522879964</text:p>
          </table:table-cell>
          <table:table-cell table:formula="of:=[.AG29]/2" office:value-type="float" office:value="0.1899736583125" calcext:value-type="float">
            <text:p>0.1899736583125</text:p>
          </table:table-cell>
          <table:table-cell table:formula="of:=ABS(([.AE29]-[.AI29])/[.AE29])" office:value-type="string" office:string-value="" calcext:value-type="error">
            <text:p>#DIV/0!</text:p>
          </table:table-cell>
          <table:table-cell/>
          <table:table-cell office:value-type="float" office:value="8.5" calcext:value-type="float">
            <text:p>8.5</text:p>
          </table:table-cell>
          <table:table-cell office:value-type="float" office:value="208" calcext:value-type="float">
            <text:p>208</text:p>
          </table:table-cell>
          <table:table-cell office:value-type="float" office:value="17.7772806122981" calcext:value-type="float">
            <text:p>17.7772806122981</text:p>
          </table:table-cell>
          <table:table-cell office:value-type="float" office:value="0.014545706173408" calcext:value-type="float">
            <text:p>0.014545706173408</text:p>
          </table:table-cell>
          <table:table-cell table:formula="of:=[.AN29]/2" office:value-type="float" office:value="8.88864030614904" calcext:value-type="float">
            <text:p>8.88864030614904</text:p>
          </table:table-cell>
          <table:table-cell table:formula="of:=ABS(([.AL29]-[.AP29])/[.AL29])" office:value-type="float" office:value="0.0457223889587103" calcext:value-type="float">
            <text:p>0.0457223889587103</text:p>
          </table:table-cell>
          <table:table-cell table:number-columns-repeated="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211" calcext:value-type="float">
            <text:p>211</text:p>
          </table:table-cell>
          <table:table-cell office:value-type="float" office:value="4.49860551514218" calcext:value-type="float">
            <text:p>4.49860551514218</text:p>
          </table:table-cell>
          <table:table-cell office:value-type="float" office:value="0.0353050207797567" calcext:value-type="float">
            <text:p>0.0353050207797567</text:p>
          </table:table-cell>
          <table:table-cell office:value-type="float" office:value="4.440398294" calcext:value-type="float">
            <text:p>4.440398294</text:p>
          </table:table-cell>
          <table:table-cell office:value-type="float" office:value="4.4841011985" calcext:value-type="float">
            <text:p>4.4841011985</text:p>
          </table:table-cell>
          <table:table-cell office:value-type="float" office:value="4.489952655" calcext:value-type="float">
            <text:p>4.489952655</text:p>
          </table:table-cell>
          <table:table-cell office:value-type="float" office:value="4.5037954205" calcext:value-type="float">
            <text:p>4.5037954205</text:p>
          </table:table-cell>
          <table:table-cell office:value-type="float" office:value="4.700866948" calcext:value-type="float">
            <text:p>4.700866948</text:p>
          </table:table-cell>
          <table:table-cell office:value-type="float" office:value="124.930275757109" calcext:value-type="float">
            <text:p>124.930275757109</text:p>
          </table:table-cell>
          <table:table-cell table:number-columns-repeated="18"/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95" calcext:value-type="float">
            <text:p>195</text:p>
          </table:table-cell>
          <table:table-cell office:value-type="float" office:value="0.418207793815385" calcext:value-type="float">
            <text:p>0.418207793815385</text:p>
          </table:table-cell>
          <table:table-cell office:value-type="float" office:value="0.00081963232809842" calcext:value-type="float">
            <text:p>0.00081963232809842</text:p>
          </table:table-cell>
          <table:table-cell table:formula="of:=[.AG30]/2" office:value-type="float" office:value="0.209103896907692" calcext:value-type="float">
            <text:p>0.209103896907692</text:p>
          </table:table-cell>
          <table:table-cell table:formula="of:=ABS(([.AE30]-[.AI30])/[.AE30])" office:value-type="string" office:string-value="" calcext:value-type="error">
            <text:p>#DIV/0!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95" calcext:value-type="float">
            <text:p>195</text:p>
          </table:table-cell>
          <table:table-cell office:value-type="float" office:value="18.8765648313949" calcext:value-type="float">
            <text:p>18.8765648313949</text:p>
          </table:table-cell>
          <table:table-cell office:value-type="float" office:value="0.0169232151465086" calcext:value-type="float">
            <text:p>0.0169232151465086</text:p>
          </table:table-cell>
          <table:table-cell table:formula="of:=[.AN30]/2" office:value-type="float" office:value="9.43828241569744" calcext:value-type="float">
            <text:p>9.43828241569744</text:p>
          </table:table-cell>
          <table:table-cell table:formula="of:=ABS(([.AL30]-[.AP30])/[.AL30])" office:value-type="float" office:value="0.0486980461886039" calcext:value-type="float">
            <text:p>0.0486980461886039</text:p>
          </table:table-cell>
          <table:table-cell table:number-columns-repeated="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.733262926" calcext:value-type="float">
            <text:p>-1.733262926</text:p>
          </table:table-cell>
          <table:table-cell/>
          <table:table-cell table:number-columns-repeated="5" office:value-type="float" office:value="-1.733262926" calcext:value-type="float">
            <text:p>-1.733262926</text:p>
          </table:table-cell>
          <table:table-cell office:value-type="float" office:value="73.3262926" calcext:value-type="float">
            <text:p>73.3262926</text:p>
          </table:table-cell>
          <table:table-cell table:number-columns-repeated="18"/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.48612792666667" calcext:value-type="float">
            <text:p>2.48612792666667</text:p>
          </table:table-cell>
          <table:table-cell office:value-type="float" office:value="0.00902523922899707" calcext:value-type="float">
            <text:p>0.00902523922899707</text:p>
          </table:table-cell>
          <table:table-cell table:formula="of:=[.AG31]/2" office:value-type="float" office:value="1.24306396333333" calcext:value-type="float">
            <text:p>1.24306396333333</text:p>
          </table:table-cell>
          <table:table-cell table:formula="of:=ABS(([.AE31]-[.AI31])/[.AE31])" office:value-type="float" office:value="0.243063963333333" calcext:value-type="float">
            <text:p>0.243063963333333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8.5949921856667" calcext:value-type="float">
            <text:p>18.5949921856667</text:p>
          </table:table-cell>
          <table:table-cell office:value-type="float" office:value="0.0620481675490743" calcext:value-type="float">
            <text:p>0.0620481675490743</text:p>
          </table:table-cell>
          <table:table-cell table:formula="of:=[.AN31]/2" office:value-type="float" office:value="9.29749609283333" calcext:value-type="float">
            <text:p>9.29749609283333</text:p>
          </table:table-cell>
          <table:table-cell table:formula="of:=ABS(([.AL31]-[.AP31])/[.AL31])" office:value-type="float" office:value="0.0330551214259261" calcext:value-type="float">
            <text:p>0.0330551214259261</text:p>
          </table:table-cell>
          <table:table-cell table:number-columns-repeated="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-2" calcext:value-type="float">
            <text:p>-2</text:p>
          </table:table-cell>
          <table:table-cell office:value-type="float" office:value="247" calcext:value-type="float">
            <text:p>247</text:p>
          </table:table-cell>
          <table:table-cell office:value-type="float" office:value="-3.67760320763563" calcext:value-type="float">
            <text:p>-3.67760320763563</text:p>
          </table:table-cell>
          <table:table-cell office:value-type="float" office:value="0.00441746943827505" calcext:value-type="float">
            <text:p>0.00441746943827505</text:p>
          </table:table-cell>
          <table:table-cell office:value-type="float" office:value="-3.688179812" calcext:value-type="float">
            <text:p>-3.688179812</text:p>
          </table:table-cell>
          <table:table-cell office:value-type="float" office:value="-3.6805705835" calcext:value-type="float">
            <text:p>-3.6805705835</text:p>
          </table:table-cell>
          <table:table-cell office:value-type="float" office:value="-3.677422448" calcext:value-type="float">
            <text:p>-3.677422448</text:p>
          </table:table-cell>
          <table:table-cell office:value-type="float" office:value="-3.6750066775" calcext:value-type="float">
            <text:p>-3.6750066775</text:p>
          </table:table-cell>
          <table:table-cell office:value-type="float" office:value="-3.665030703" calcext:value-type="float">
            <text:p>-3.665030703</text:p>
          </table:table-cell>
          <table:table-cell office:value-type="float" office:value="83.8801603817813" calcext:value-type="float">
            <text:p>83.8801603817813</text:p>
          </table:table-cell>
          <table:table-cell table:number-columns-repeated="18"/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211" calcext:value-type="float">
            <text:p>211</text:p>
          </table:table-cell>
          <table:table-cell office:value-type="float" office:value="4.49860551514218" calcext:value-type="float">
            <text:p>4.49860551514218</text:p>
          </table:table-cell>
          <table:table-cell office:value-type="float" office:value="0.0353050207797567" calcext:value-type="float">
            <text:p>0.0353050207797567</text:p>
          </table:table-cell>
          <table:table-cell table:formula="of:=[.AG32]/2" office:value-type="float" office:value="2.24930275757109" calcext:value-type="float">
            <text:p>2.24930275757109</text:p>
          </table:table-cell>
          <table:table-cell table:formula="of:=ABS(([.AE32]-[.AI32])/[.AE32])" office:value-type="float" office:value="0.124651378785545" calcext:value-type="float">
            <text:p>0.12465137878554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211" calcext:value-type="float">
            <text:p>211</text:p>
          </table:table-cell>
          <table:table-cell office:value-type="float" office:value="18.5335168596019" calcext:value-type="float">
            <text:p>18.5335168596019</text:p>
          </table:table-cell>
          <table:table-cell office:value-type="float" office:value="0.145038224869754" calcext:value-type="float">
            <text:p>0.145038224869754</text:p>
          </table:table-cell>
          <table:table-cell table:formula="of:=[.AN32]/2" office:value-type="float" office:value="9.26675842980095" calcext:value-type="float">
            <text:p>9.26675842980095</text:p>
          </table:table-cell>
          <table:table-cell table:formula="of:=ABS(([.AL32]-[.AP32])/[.AL32])" office:value-type="float" office:value="0.0296398255334387" calcext:value-type="float">
            <text:p>0.0296398255334387</text:p>
          </table:table-cell>
          <table:table-cell table:number-columns-repeated="8"/>
        </table:table-row>
        <table:table-row table:style-name="ro1">
          <table:table-cell table:number-columns-repeated="29"/>
          <table:table-cell office:value-type="float" office:value="29" calcext:value-type="float">
            <text:p>29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.733262926" calcext:value-type="float">
            <text:p>-1.733262926</text:p>
          </table:table-cell>
          <table:table-cell/>
          <table:table-cell table:formula="of:=[.AG33]/2" office:value-type="float" office:value="-0.866631463" calcext:value-type="float">
            <text:p>-0.866631463</text:p>
          </table:table-cell>
          <table:table-cell table:formula="of:=ABS(([.AE33]-[.AI33])/[.AE33])" office:value-type="float" office:value="0.133368537" calcext:value-type="float">
            <text:p>0.133368537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9.061658079" calcext:value-type="float">
            <text:p>19.061658079</text:p>
          </table:table-cell>
          <table:table-cell/>
          <table:table-cell table:formula="of:=[.AN33]/2" office:value-type="float" office:value="9.5308290395" calcext:value-type="float">
            <text:p>9.5308290395</text:p>
          </table:table-cell>
          <table:table-cell table:formula="of:=ABS(([.AL33]-[.AP33])/[.AL33])" office:value-type="float" office:value="0.0589810043888889" calcext:value-type="float">
            <text:p>0.0589810043888889</text:p>
          </table:table-cell>
          <table:table-cell table:number-columns-repeated="8"/>
        </table:table-row>
        <table:table-row table:style-name="ro1">
          <table:table-cell table:number-columns-repeated="29"/>
          <table:table-cell office:value-type="float" office:value="30" calcext:value-type="float">
            <text:p>30</text:p>
          </table:table-cell>
          <table:table-cell office:value-type="float" office:value="-2" calcext:value-type="float">
            <text:p>-2</text:p>
          </table:table-cell>
          <table:table-cell office:value-type="float" office:value="247" calcext:value-type="float">
            <text:p>247</text:p>
          </table:table-cell>
          <table:table-cell office:value-type="float" office:value="-3.67760320763563" calcext:value-type="float">
            <text:p>-3.67760320763563</text:p>
          </table:table-cell>
          <table:table-cell office:value-type="float" office:value="0.00441746943827505" calcext:value-type="float">
            <text:p>0.00441746943827505</text:p>
          </table:table-cell>
          <table:table-cell table:formula="of:=[.AG34]/2" office:value-type="float" office:value="-1.83880160381781" calcext:value-type="float">
            <text:p>-1.83880160381781</text:p>
          </table:table-cell>
          <table:table-cell table:formula="of:=ABS(([.AE34]-[.AI34])/[.AE34])" office:value-type="float" office:value="0.0805991980910933" calcext:value-type="float">
            <text:p>0.0805991980910933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247" calcext:value-type="float">
            <text:p>247</text:p>
          </table:table-cell>
          <table:table-cell office:value-type="float" office:value="18.6052648239838" calcext:value-type="float">
            <text:p>18.6052648239838</text:p>
          </table:table-cell>
          <table:table-cell office:value-type="float" office:value="0.0226385312889138" calcext:value-type="float">
            <text:p>0.0226385312889138</text:p>
          </table:table-cell>
          <table:table-cell table:formula="of:=[.AN34]/2" office:value-type="float" office:value="9.3026324119919" calcext:value-type="float">
            <text:p>9.3026324119919</text:p>
          </table:table-cell>
          <table:table-cell table:formula="of:=ABS(([.AL34]-[.AP34])/[.AL34])" office:value-type="float" office:value="0.0336258235546561" calcext:value-type="float">
            <text:p>0.0336258235546561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table:style-name="ce1" office:value-type="string" calcext:value-type="string">
            <text:p>25%</text:p>
          </table:table-cell>
          <table:table-cell table:style-name="ce1" office:value-type="string" calcext:value-type="string">
            <text:p>50%</text:p>
          </table:table-cell>
          <table:table-cell table:style-name="ce1" office:value-type="string" calcext:value-type="string">
            <text:p>75%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truePercRelErr</text:p>
          </table:table-cell>
          <table:table-cell table:number-columns-repeated="40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93" calcext:value-type="float">
            <text:p>193</text:p>
          </table:table-cell>
          <table:table-cell office:value-type="float" office:value="0.256955055974093" calcext:value-type="float">
            <text:p>0.256955055974093</text:p>
          </table:table-cell>
          <table:table-cell office:value-type="float" office:value="0.0000748361350732556" calcext:value-type="float">
            <text:p>7.48361350732556E-05</text:p>
          </table:table-cell>
          <table:table-cell office:value-type="float" office:value="0.256702547" calcext:value-type="float">
            <text:p>0.256702547</text:p>
          </table:table-cell>
          <table:table-cell office:value-type="float" office:value="0.256915667" calcext:value-type="float">
            <text:p>0.256915667</text:p>
          </table:table-cell>
          <table:table-cell office:value-type="float" office:value="0.256947094" calcext:value-type="float">
            <text:p>0.256947094</text:p>
          </table:table-cell>
          <table:table-cell office:value-type="float" office:value="0.257003061" calcext:value-type="float">
            <text:p>0.257003061</text:p>
          </table:table-cell>
          <table:table-cell office:value-type="float" office:value="0.257157477" calcext:value-type="float">
            <text:p>0.257157477</text:p>
          </table:table-cell>
          <table:table-cell office:value-type="string" calcext:value-type="string">
            <text:p>inf</text:p>
          </table:table-cell>
          <table:table-cell table:number-columns-repeated="4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0" calcext:value-type="float">
            <text:p>210</text:p>
          </table:table-cell>
          <table:table-cell office:value-type="float" office:value="0.304930139195238" calcext:value-type="float">
            <text:p>0.304930139195238</text:p>
          </table:table-cell>
          <table:table-cell office:value-type="float" office:value="0.000198439767797887" calcext:value-type="float">
            <text:p>0.000198439767797887</text:p>
          </table:table-cell>
          <table:table-cell office:value-type="float" office:value="0.304506695" calcext:value-type="float">
            <text:p>0.304506695</text:p>
          </table:table-cell>
          <table:table-cell office:value-type="float" office:value="0.304792184" calcext:value-type="float">
            <text:p>0.304792184</text:p>
          </table:table-cell>
          <table:table-cell office:value-type="float" office:value="0.3048900895" calcext:value-type="float">
            <text:p>0.3048900895</text:p>
          </table:table-cell>
          <table:table-cell office:value-type="float" office:value="0.30502500025" calcext:value-type="float">
            <text:p>0.30502500025</text:p>
          </table:table-cell>
          <table:table-cell office:value-type="float" office:value="0.305625618" calcext:value-type="float">
            <text:p>0.305625618</text:p>
          </table:table-cell>
          <table:table-cell office:value-type="string" calcext:value-type="string">
            <text:p>inf</text:p>
          </table:table-cell>
          <table:table-cell table:number-columns-repeated="4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96" calcext:value-type="float">
            <text:p>196</text:p>
          </table:table-cell>
          <table:table-cell office:value-type="float" office:value="0.352278022785714" calcext:value-type="float">
            <text:p>0.352278022785714</text:p>
          </table:table-cell>
          <table:table-cell office:value-type="float" office:value="0.0000748258910832014" calcext:value-type="float">
            <text:p>7.48258910832014E-05</text:p>
          </table:table-cell>
          <table:table-cell office:value-type="float" office:value="0.352051866" calcext:value-type="float">
            <text:p>0.352051866</text:p>
          </table:table-cell>
          <table:table-cell office:value-type="float" office:value="0.3522323215" calcext:value-type="float">
            <text:p>0.3522323215</text:p>
          </table:table-cell>
          <table:table-cell office:value-type="float" office:value="0.3522693245" calcext:value-type="float">
            <text:p>0.3522693245</text:p>
          </table:table-cell>
          <table:table-cell office:value-type="float" office:value="0.35232764625" calcext:value-type="float">
            <text:p>0.35232764625</text:p>
          </table:table-cell>
          <table:table-cell office:value-type="float" office:value="0.352474231" calcext:value-type="float">
            <text:p>0.352474231</text:p>
          </table:table-cell>
          <table:table-cell office:value-type="string" calcext:value-type="string">
            <text:p>inf</text:p>
          </table:table-cell>
          <table:table-cell table:number-columns-repeated="4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81" calcext:value-type="float">
            <text:p>181</text:p>
          </table:table-cell>
          <table:table-cell office:value-type="float" office:value="0.332432051558011" calcext:value-type="float">
            <text:p>0.332432051558011</text:p>
          </table:table-cell>
          <table:table-cell office:value-type="float" office:value="0.00037586268740891" calcext:value-type="float">
            <text:p>0.00037586268740891</text:p>
          </table:table-cell>
          <table:table-cell office:value-type="float" office:value="0.332128155" calcext:value-type="float">
            <text:p>0.332128155</text:p>
          </table:table-cell>
          <table:table-cell office:value-type="float" office:value="0.332280845" calcext:value-type="float">
            <text:p>0.332280845</text:p>
          </table:table-cell>
          <table:table-cell office:value-type="float" office:value="0.332351828" calcext:value-type="float">
            <text:p>0.332351828</text:p>
          </table:table-cell>
          <table:table-cell office:value-type="float" office:value="0.332425693" calcext:value-type="float">
            <text:p>0.332425693</text:p>
          </table:table-cell>
          <table:table-cell office:value-type="float" office:value="0.334009055" calcext:value-type="float">
            <text:p>0.334009055</text:p>
          </table:table-cell>
          <table:table-cell office:value-type="string" calcext:value-type="string">
            <text:p>inf</text:p>
          </table:table-cell>
          <table:table-cell table:number-columns-repeated="4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34" calcext:value-type="float">
            <text:p>234</text:p>
          </table:table-cell>
          <table:table-cell office:value-type="float" office:value="0.366188719559829" calcext:value-type="float">
            <text:p>0.366188719559829</text:p>
          </table:table-cell>
          <table:table-cell office:value-type="float" office:value="0.000536234464395049" calcext:value-type="float">
            <text:p>0.000536234464395049</text:p>
          </table:table-cell>
          <table:table-cell office:value-type="float" office:value="0.365432075" calcext:value-type="float">
            <text:p>0.365432075</text:p>
          </table:table-cell>
          <table:table-cell office:value-type="float" office:value="0.36571847275" calcext:value-type="float">
            <text:p>0.36571847275</text:p>
          </table:table-cell>
          <table:table-cell office:value-type="float" office:value="0.3662644585" calcext:value-type="float">
            <text:p>0.3662644585</text:p>
          </table:table-cell>
          <table:table-cell office:value-type="float" office:value="0.36650085175" calcext:value-type="float">
            <text:p>0.36650085175</text:p>
          </table:table-cell>
          <table:table-cell office:value-type="float" office:value="0.368505878" calcext:value-type="float">
            <text:p>0.368505878</text:p>
          </table:table-cell>
          <table:table-cell office:value-type="string" calcext:value-type="string">
            <text:p>inf</text:p>
          </table:table-cell>
          <table:table-cell table:number-columns-repeated="4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23" calcext:value-type="float">
            <text:p>223</text:p>
          </table:table-cell>
          <table:table-cell office:value-type="float" office:value="0.397952035632287" calcext:value-type="float">
            <text:p>0.397952035632287</text:p>
          </table:table-cell>
          <table:table-cell office:value-type="float" office:value="0.000120134878947418" calcext:value-type="float">
            <text:p>0.000120134878947418</text:p>
          </table:table-cell>
          <table:table-cell office:value-type="float" office:value="0.397664484" calcext:value-type="float">
            <text:p>0.397664484</text:p>
          </table:table-cell>
          <table:table-cell office:value-type="float" office:value="0.3978631075" calcext:value-type="float">
            <text:p>0.3978631075</text:p>
          </table:table-cell>
          <table:table-cell office:value-type="float" office:value="0.397949485" calcext:value-type="float">
            <text:p>0.397949485</text:p>
          </table:table-cell>
          <table:table-cell office:value-type="float" office:value="0.398045443" calcext:value-type="float">
            <text:p>0.398045443</text:p>
          </table:table-cell>
          <table:table-cell office:value-type="float" office:value="0.398331388" calcext:value-type="float">
            <text:p>0.398331388</text:p>
          </table:table-cell>
          <table:table-cell office:value-type="string" calcext:value-type="string">
            <text:p>inf</text:p>
          </table:table-cell>
          <table:table-cell table:number-columns-repeated="4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66" calcext:value-type="float">
            <text:p>266</text:p>
          </table:table-cell>
          <table:table-cell office:value-type="float" office:value="0.444792632330827" calcext:value-type="float">
            <text:p>0.444792632330827</text:p>
          </table:table-cell>
          <table:table-cell office:value-type="float" office:value="0.000308828032400551" calcext:value-type="float">
            <text:p>0.000308828032400551</text:p>
          </table:table-cell>
          <table:table-cell office:value-type="float" office:value="0.443751248" calcext:value-type="float">
            <text:p>0.443751248</text:p>
          </table:table-cell>
          <table:table-cell office:value-type="float" office:value="0.44471031825" calcext:value-type="float">
            <text:p>0.44471031825</text:p>
          </table:table-cell>
          <table:table-cell office:value-type="float" office:value="0.444865366" calcext:value-type="float">
            <text:p>0.444865366</text:p>
          </table:table-cell>
          <table:table-cell office:value-type="float" office:value="0.44498439125" calcext:value-type="float">
            <text:p>0.44498439125</text:p>
          </table:table-cell>
          <table:table-cell office:value-type="float" office:value="0.445326761" calcext:value-type="float">
            <text:p>0.445326761</text:p>
          </table:table-cell>
          <table:table-cell office:value-type="string" calcext:value-type="string">
            <text:p>inf</text:p>
          </table:table-cell>
          <table:table-cell table:number-columns-repeated="4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14" calcext:value-type="float">
            <text:p>214</text:p>
          </table:table-cell>
          <table:table-cell office:value-type="float" office:value="0.424454930897196" calcext:value-type="float">
            <text:p>0.424454930897196</text:p>
          </table:table-cell>
          <table:table-cell office:value-type="float" office:value="0.000735881124168881" calcext:value-type="float">
            <text:p>0.000735881124168881</text:p>
          </table:table-cell>
          <table:table-cell office:value-type="float" office:value="0.421866769" calcext:value-type="float">
            <text:p>0.421866769</text:p>
          </table:table-cell>
          <table:table-cell office:value-type="float" office:value="0.424068756" calcext:value-type="float">
            <text:p>0.424068756</text:p>
          </table:table-cell>
          <table:table-cell office:value-type="float" office:value="0.4245667915" calcext:value-type="float">
            <text:p>0.4245667915</text:p>
          </table:table-cell>
          <table:table-cell office:value-type="float" office:value="0.424880161" calcext:value-type="float">
            <text:p>0.424880161</text:p>
          </table:table-cell>
          <table:table-cell office:value-type="float" office:value="0.430203929" calcext:value-type="float">
            <text:p>0.430203929</text:p>
          </table:table-cell>
          <table:table-cell office:value-type="string" calcext:value-type="string">
            <text:p>inf</text:p>
          </table:table-cell>
          <table:table-cell table:number-columns-repeated="4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06" calcext:value-type="float">
            <text:p>206</text:p>
          </table:table-cell>
          <table:table-cell office:value-type="float" office:value="0.450482877111651" calcext:value-type="float">
            <text:p>0.450482877111651</text:p>
          </table:table-cell>
          <table:table-cell office:value-type="float" office:value="0.000202346985686402" calcext:value-type="float">
            <text:p>0.000202346985686402</text:p>
          </table:table-cell>
          <table:table-cell office:value-type="float" office:value="0.449919431" calcext:value-type="float">
            <text:p>0.449919431</text:p>
          </table:table-cell>
          <table:table-cell office:value-type="float" office:value="0.45035090875" calcext:value-type="float">
            <text:p>0.45035090875</text:p>
          </table:table-cell>
          <table:table-cell office:value-type="float" office:value="0.450479367" calcext:value-type="float">
            <text:p>0.450479367</text:p>
          </table:table-cell>
          <table:table-cell office:value-type="float" office:value="0.45063788125" calcext:value-type="float">
            <text:p>0.45063788125</text:p>
          </table:table-cell>
          <table:table-cell office:value-type="float" office:value="0.451006345" calcext:value-type="float">
            <text:p>0.451006345</text:p>
          </table:table-cell>
          <table:table-cell office:value-type="string" calcext:value-type="string">
            <text:p>inf</text:p>
          </table:table-cell>
          <table:table-cell table:number-columns-repeated="4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01" calcext:value-type="float">
            <text:p>201</text:p>
          </table:table-cell>
          <table:table-cell office:value-type="float" office:value="0.488522520995025" calcext:value-type="float">
            <text:p>0.488522520995025</text:p>
          </table:table-cell>
          <table:table-cell office:value-type="float" office:value="0.000227757757801034" calcext:value-type="float">
            <text:p>0.000227757757801034</text:p>
          </table:table-cell>
          <table:table-cell office:value-type="float" office:value="0.487383636" calcext:value-type="float">
            <text:p>0.487383636</text:p>
          </table:table-cell>
          <table:table-cell office:value-type="float" office:value="0.488388288" calcext:value-type="float">
            <text:p>0.488388288</text:p>
          </table:table-cell>
          <table:table-cell office:value-type="float" office:value="0.488530968" calcext:value-type="float">
            <text:p>0.488530968</text:p>
          </table:table-cell>
          <table:table-cell office:value-type="float" office:value="0.48867305" calcext:value-type="float">
            <text:p>0.48867305</text:p>
          </table:table-cell>
          <table:table-cell office:value-type="float" office:value="0.489177064" calcext:value-type="float">
            <text:p>0.489177064</text:p>
          </table:table-cell>
          <table:table-cell office:value-type="string" calcext:value-type="string">
            <text:p>inf</text:p>
          </table:table-cell>
          <table:table-cell table:number-columns-repeated="4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97" calcext:value-type="float">
            <text:p>197</text:p>
          </table:table-cell>
          <table:table-cell office:value-type="float" office:value="0.525467484375635" calcext:value-type="float">
            <text:p>0.525467484375635</text:p>
          </table:table-cell>
          <table:table-cell office:value-type="float" office:value="0.00113759467742942" calcext:value-type="float">
            <text:p>0.00113759467742942</text:p>
          </table:table-cell>
          <table:table-cell office:value-type="float" office:value="0.523873705" calcext:value-type="float">
            <text:p>0.523873705</text:p>
          </table:table-cell>
          <table:table-cell office:value-type="float" office:value="0.524558347" calcext:value-type="float">
            <text:p>0.524558347</text:p>
          </table:table-cell>
          <table:table-cell office:value-type="float" office:value="0.525039451" calcext:value-type="float">
            <text:p>0.525039451</text:p>
          </table:table-cell>
          <table:table-cell office:value-type="float" office:value="0.526448256" calcext:value-type="float">
            <text:p>0.526448256</text:p>
          </table:table-cell>
          <table:table-cell office:value-type="float" office:value="0.52848096" calcext:value-type="float">
            <text:p>0.52848096</text:p>
          </table:table-cell>
          <table:table-cell office:value-type="string" calcext:value-type="string">
            <text:p>inf</text:p>
          </table:table-cell>
          <table:table-cell table:number-columns-repeated="4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46" calcext:value-type="float">
            <text:p>246</text:p>
          </table:table-cell>
          <table:table-cell office:value-type="float" office:value="0.513717650166667" calcext:value-type="float">
            <text:p>0.513717650166667</text:p>
          </table:table-cell>
          <table:table-cell office:value-type="float" office:value="0.000361224333207414" calcext:value-type="float">
            <text:p>0.000361224333207414</text:p>
          </table:table-cell>
          <table:table-cell office:value-type="float" office:value="0.512528958" calcext:value-type="float">
            <text:p>0.512528958</text:p>
          </table:table-cell>
          <table:table-cell office:value-type="float" office:value="0.5135219625" calcext:value-type="float">
            <text:p>0.5135219625</text:p>
          </table:table-cell>
          <table:table-cell office:value-type="float" office:value="0.5137025295" calcext:value-type="float">
            <text:p>0.5137025295</text:p>
          </table:table-cell>
          <table:table-cell office:value-type="float" office:value="0.5138979335" calcext:value-type="float">
            <text:p>0.5138979335</text:p>
          </table:table-cell>
          <table:table-cell office:value-type="float" office:value="0.515430466" calcext:value-type="float">
            <text:p>0.515430466</text:p>
          </table:table-cell>
          <table:table-cell office:value-type="string" calcext:value-type="string">
            <text:p>inf</text:p>
          </table:table-cell>
          <table:table-cell table:number-columns-repeated="4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01" calcext:value-type="float">
            <text:p>201</text:p>
          </table:table-cell>
          <table:table-cell office:value-type="float" office:value="0.539809312124378" calcext:value-type="float">
            <text:p>0.539809312124378</text:p>
          </table:table-cell>
          <table:table-cell office:value-type="float" office:value="0.000318513404497675" calcext:value-type="float">
            <text:p>0.000318513404497675</text:p>
          </table:table-cell>
          <table:table-cell office:value-type="float" office:value="0.538703233" calcext:value-type="float">
            <text:p>0.538703233</text:p>
          </table:table-cell>
          <table:table-cell office:value-type="float" office:value="0.539582614" calcext:value-type="float">
            <text:p>0.539582614</text:p>
          </table:table-cell>
          <table:table-cell office:value-type="float" office:value="0.539806225" calcext:value-type="float">
            <text:p>0.539806225</text:p>
          </table:table-cell>
          <table:table-cell office:value-type="float" office:value="0.540033884" calcext:value-type="float">
            <text:p>0.540033884</text:p>
          </table:table-cell>
          <table:table-cell office:value-type="float" office:value="0.540850137" calcext:value-type="float">
            <text:p>0.540850137</text:p>
          </table:table-cell>
          <table:table-cell office:value-type="string" calcext:value-type="string">
            <text:p>inf</text:p>
          </table:table-cell>
          <table:table-cell table:number-columns-repeated="4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93" calcext:value-type="float">
            <text:p>193</text:p>
          </table:table-cell>
          <table:table-cell office:value-type="float" office:value="0.570048541766839" calcext:value-type="float">
            <text:p>0.570048541766839</text:p>
          </table:table-cell>
          <table:table-cell office:value-type="float" office:value="0.00139406649497764" calcext:value-type="float">
            <text:p>0.00139406649497764</text:p>
          </table:table-cell>
          <table:table-cell office:value-type="float" office:value="0.56754231" calcext:value-type="float">
            <text:p>0.56754231</text:p>
          </table:table-cell>
          <table:table-cell office:value-type="float" office:value="0.568887915" calcext:value-type="float">
            <text:p>0.568887915</text:p>
          </table:table-cell>
          <table:table-cell office:value-type="float" office:value="0.569485786" calcext:value-type="float">
            <text:p>0.569485786</text:p>
          </table:table-cell>
          <table:table-cell office:value-type="float" office:value="0.571366603" calcext:value-type="float">
            <text:p>0.571366603</text:p>
          </table:table-cell>
          <table:table-cell office:value-type="float" office:value="0.574703602" calcext:value-type="float">
            <text:p>0.574703602</text:p>
          </table:table-cell>
          <table:table-cell office:value-type="string" calcext:value-type="string">
            <text:p>inf</text:p>
          </table:table-cell>
          <table:table-cell table:number-columns-repeated="4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26" calcext:value-type="float">
            <text:p>226</text:p>
          </table:table-cell>
          <table:table-cell office:value-type="float" office:value="0.612398777584071" calcext:value-type="float">
            <text:p>0.612398777584071</text:p>
          </table:table-cell>
          <table:table-cell office:value-type="float" office:value="0.000196207951498277" calcext:value-type="float">
            <text:p>0.000196207951498277</text:p>
          </table:table-cell>
          <table:table-cell office:value-type="float" office:value="0.611947832" calcext:value-type="float">
            <text:p>0.611947832</text:p>
          </table:table-cell>
          <table:table-cell office:value-type="float" office:value="0.6122658495" calcext:value-type="float">
            <text:p>0.6122658495</text:p>
          </table:table-cell>
          <table:table-cell office:value-type="float" office:value="0.612398987" calcext:value-type="float">
            <text:p>0.612398987</text:p>
          </table:table-cell>
          <table:table-cell office:value-type="float" office:value="0.6125319555" calcext:value-type="float">
            <text:p>0.6125319555</text:p>
          </table:table-cell>
          <table:table-cell office:value-type="float" office:value="0.612884442" calcext:value-type="float">
            <text:p>0.612884442</text:p>
          </table:table-cell>
          <table:table-cell office:value-type="string" calcext:value-type="string">
            <text:p>inf</text:p>
          </table:table-cell>
          <table:table-cell table:number-columns-repeated="4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office:value-type="float" office:value="0.604157460606481" calcext:value-type="float">
            <text:p>0.604157460606481</text:p>
          </table:table-cell>
          <table:table-cell office:value-type="float" office:value="0.00108803279610265" calcext:value-type="float">
            <text:p>0.00108803279610265</text:p>
          </table:table-cell>
          <table:table-cell office:value-type="float" office:value="0.602152094" calcext:value-type="float">
            <text:p>0.602152094</text:p>
          </table:table-cell>
          <table:table-cell office:value-type="float" office:value="0.60296908375" calcext:value-type="float">
            <text:p>0.60296908375</text:p>
          </table:table-cell>
          <table:table-cell office:value-type="float" office:value="0.604552124" calcext:value-type="float">
            <text:p>0.604552124</text:p>
          </table:table-cell>
          <table:table-cell office:value-type="float" office:value="0.6050988705" calcext:value-type="float">
            <text:p>0.6050988705</text:p>
          </table:table-cell>
          <table:table-cell office:value-type="float" office:value="0.605905378" calcext:value-type="float">
            <text:p>0.605905378</text:p>
          </table:table-cell>
          <table:table-cell office:value-type="string" calcext:value-type="string">
            <text:p>inf</text:p>
          </table:table-cell>
          <table:table-cell table:number-columns-repeated="4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96" calcext:value-type="float">
            <text:p>196</text:p>
          </table:table-cell>
          <table:table-cell office:value-type="float" office:value="0.585712029367347" calcext:value-type="float">
            <text:p>0.585712029367347</text:p>
          </table:table-cell>
          <table:table-cell office:value-type="float" office:value="0.000959983248597001" calcext:value-type="float">
            <text:p>0.000959983248597001</text:p>
          </table:table-cell>
          <table:table-cell office:value-type="float" office:value="0.583027828" calcext:value-type="float">
            <text:p>0.583027828</text:p>
          </table:table-cell>
          <table:table-cell office:value-type="float" office:value="0.58528264275" calcext:value-type="float">
            <text:p>0.58528264275</text:p>
          </table:table-cell>
          <table:table-cell office:value-type="float" office:value="0.585645626" calcext:value-type="float">
            <text:p>0.585645626</text:p>
          </table:table-cell>
          <table:table-cell office:value-type="float" office:value="0.58606736025" calcext:value-type="float">
            <text:p>0.58606736025</text:p>
          </table:table-cell>
          <table:table-cell office:value-type="float" office:value="0.589696357" calcext:value-type="float">
            <text:p>0.589696357</text:p>
          </table:table-cell>
          <table:table-cell office:value-type="string" calcext:value-type="string">
            <text:p>inf</text:p>
          </table:table-cell>
          <table:table-cell table:number-columns-repeated="4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97" calcext:value-type="float">
            <text:p>197</text:p>
          </table:table-cell>
          <table:table-cell office:value-type="float" office:value="0.619069741253807" calcext:value-type="float">
            <text:p>0.619069741253807</text:p>
          </table:table-cell>
          <table:table-cell office:value-type="float" office:value="0.000511043404422422" calcext:value-type="float">
            <text:p>0.000511043404422422</text:p>
          </table:table-cell>
          <table:table-cell office:value-type="float" office:value="0.617612139" calcext:value-type="float">
            <text:p>0.617612139</text:p>
          </table:table-cell>
          <table:table-cell office:value-type="float" office:value="0.618789928" calcext:value-type="float">
            <text:p>0.618789928</text:p>
          </table:table-cell>
          <table:table-cell office:value-type="float" office:value="0.619108116" calcext:value-type="float">
            <text:p>0.619108116</text:p>
          </table:table-cell>
          <table:table-cell office:value-type="float" office:value="0.619443574" calcext:value-type="float">
            <text:p>0.619443574</text:p>
          </table:table-cell>
          <table:table-cell office:value-type="float" office:value="0.620159727" calcext:value-type="float">
            <text:p>0.620159727</text:p>
          </table:table-cell>
          <table:table-cell office:value-type="string" calcext:value-type="string">
            <text:p>inf</text:p>
          </table:table-cell>
          <table:table-cell table:number-columns-repeated="4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15" calcext:value-type="float">
            <text:p>215</text:p>
          </table:table-cell>
          <table:table-cell office:value-type="float" office:value="0.642432759916279" calcext:value-type="float">
            <text:p>0.642432759916279</text:p>
          </table:table-cell>
          <table:table-cell office:value-type="float" office:value="0.00170576916109213" calcext:value-type="float">
            <text:p>0.00170576916109213</text:p>
          </table:table-cell>
          <table:table-cell office:value-type="float" office:value="0.639631793" calcext:value-type="float">
            <text:p>0.639631793</text:p>
          </table:table-cell>
          <table:table-cell office:value-type="float" office:value="0.640883107" calcext:value-type="float">
            <text:p>0.640883107</text:p>
          </table:table-cell>
          <table:table-cell office:value-type="float" office:value="0.64151745" calcext:value-type="float">
            <text:p>0.64151745</text:p>
          </table:table-cell>
          <table:table-cell office:value-type="float" office:value="0.6439145" calcext:value-type="float">
            <text:p>0.6439145</text:p>
          </table:table-cell>
          <table:table-cell office:value-type="float" office:value="0.64654628" calcext:value-type="float">
            <text:p>0.64654628</text:p>
          </table:table-cell>
          <table:table-cell office:value-type="string" calcext:value-type="string">
            <text:p>inf</text:p>
          </table:table-cell>
          <table:table-cell table:number-columns-repeated="40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99" calcext:value-type="float">
            <text:p>199</text:p>
          </table:table-cell>
          <table:table-cell office:value-type="float" office:value="0.653063018854271" calcext:value-type="float">
            <text:p>0.653063018854271</text:p>
          </table:table-cell>
          <table:table-cell office:value-type="float" office:value="0.000337815528776653" calcext:value-type="float">
            <text:p>0.000337815528776653</text:p>
          </table:table-cell>
          <table:table-cell office:value-type="float" office:value="0.652151604" calcext:value-type="float">
            <text:p>0.652151604</text:p>
          </table:table-cell>
          <table:table-cell office:value-type="float" office:value="0.65282171" calcext:value-type="float">
            <text:p>0.65282171</text:p>
          </table:table-cell>
          <table:table-cell office:value-type="float" office:value="0.653067376" calcext:value-type="float">
            <text:p>0.653067376</text:p>
          </table:table-cell>
          <table:table-cell office:value-type="float" office:value="0.653309269" calcext:value-type="float">
            <text:p>0.653309269</text:p>
          </table:table-cell>
          <table:table-cell office:value-type="float" office:value="0.653986386" calcext:value-type="float">
            <text:p>0.653986386</text:p>
          </table:table-cell>
          <table:table-cell office:value-type="string" calcext:value-type="string">
            <text:p>inf</text:p>
          </table:table-cell>
          <table:table-cell table:number-columns-repeated="4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float" office:value="0.691001229608" calcext:value-type="float">
            <text:p>0.691001229608</text:p>
          </table:table-cell>
          <table:table-cell office:value-type="float" office:value="0.00232739868054908" calcext:value-type="float">
            <text:p>0.00232739868054908</text:p>
          </table:table-cell>
          <table:table-cell office:value-type="float" office:value="0.685688798" calcext:value-type="float">
            <text:p>0.685688798</text:p>
          </table:table-cell>
          <table:table-cell office:value-type="float" office:value="0.689295981" calcext:value-type="float">
            <text:p>0.689295981</text:p>
          </table:table-cell>
          <table:table-cell office:value-type="float" office:value="0.691056234" calcext:value-type="float">
            <text:p>0.691056234</text:p>
          </table:table-cell>
          <table:table-cell office:value-type="float" office:value="0.69309600375" calcext:value-type="float">
            <text:p>0.69309600375</text:p>
          </table:table-cell>
          <table:table-cell office:value-type="float" office:value="0.696177516" calcext:value-type="float">
            <text:p>0.696177516</text:p>
          </table:table-cell>
          <table:table-cell office:value-type="string" calcext:value-type="string">
            <text:p>inf</text:p>
          </table:table-cell>
          <table:table-cell table:number-columns-repeated="4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95" calcext:value-type="float">
            <text:p>195</text:p>
          </table:table-cell>
          <table:table-cell office:value-type="float" office:value="0.679001581435897" calcext:value-type="float">
            <text:p>0.679001581435897</text:p>
          </table:table-cell>
          <table:table-cell office:value-type="float" office:value="0.000587246914658693" calcext:value-type="float">
            <text:p>0.000587246914658693</text:p>
          </table:table-cell>
          <table:table-cell office:value-type="float" office:value="0.676851672" calcext:value-type="float">
            <text:p>0.676851672</text:p>
          </table:table-cell>
          <table:table-cell office:value-type="float" office:value="0.6786897595" calcext:value-type="float">
            <text:p>0.6786897595</text:p>
          </table:table-cell>
          <table:table-cell office:value-type="float" office:value="0.679059661" calcext:value-type="float">
            <text:p>0.679059661</text:p>
          </table:table-cell>
          <table:table-cell office:value-type="float" office:value="0.6793832665" calcext:value-type="float">
            <text:p>0.6793832665</text:p>
          </table:table-cell>
          <table:table-cell office:value-type="float" office:value="0.68054799" calcext:value-type="float">
            <text:p>0.68054799</text:p>
          </table:table-cell>
          <table:table-cell office:value-type="string" calcext:value-type="string">
            <text:p>inf</text:p>
          </table:table-cell>
          <table:table-cell table:number-columns-repeated="4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17" calcext:value-type="float">
            <text:p>217</text:p>
          </table:table-cell>
          <table:table-cell office:value-type="float" office:value="0.661911757870968" calcext:value-type="float">
            <text:p>0.661911757870968</text:p>
          </table:table-cell>
          <table:table-cell office:value-type="float" office:value="0.000532219659178924" calcext:value-type="float">
            <text:p>0.000532219659178924</text:p>
          </table:table-cell>
          <table:table-cell office:value-type="float" office:value="0.660574864" calcext:value-type="float">
            <text:p>0.660574864</text:p>
          </table:table-cell>
          <table:table-cell office:value-type="float" office:value="0.661591081" calcext:value-type="float">
            <text:p>0.661591081</text:p>
          </table:table-cell>
          <table:table-cell office:value-type="float" office:value="0.661892525" calcext:value-type="float">
            <text:p>0.661892525</text:p>
          </table:table-cell>
          <table:table-cell office:value-type="float" office:value="0.662197436" calcext:value-type="float">
            <text:p>0.662197436</text:p>
          </table:table-cell>
          <table:table-cell office:value-type="float" office:value="0.663438366" calcext:value-type="float">
            <text:p>0.663438366</text:p>
          </table:table-cell>
          <table:table-cell office:value-type="string" calcext:value-type="string">
            <text:p>inf</text:p>
          </table:table-cell>
          <table:table-cell table:number-columns-repeated="40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26" calcext:value-type="float">
            <text:p>226</text:p>
          </table:table-cell>
          <table:table-cell office:value-type="float" office:value="0.704309307004425" calcext:value-type="float">
            <text:p>0.704309307004425</text:p>
          </table:table-cell>
          <table:table-cell office:value-type="float" office:value="0.000747851568188874" calcext:value-type="float">
            <text:p>0.000747851568188874</text:p>
          </table:table-cell>
          <table:table-cell office:value-type="float" office:value="0.702443357" calcext:value-type="float">
            <text:p>0.702443357</text:p>
          </table:table-cell>
          <table:table-cell office:value-type="float" office:value="0.703810509" calcext:value-type="float">
            <text:p>0.703810509</text:p>
          </table:table-cell>
          <table:table-cell office:value-type="float" office:value="0.7042942415" calcext:value-type="float">
            <text:p>0.7042942415</text:p>
          </table:table-cell>
          <table:table-cell office:value-type="float" office:value="0.704772819" calcext:value-type="float">
            <text:p>0.704772819</text:p>
          </table:table-cell>
          <table:table-cell office:value-type="float" office:value="0.706226579" calcext:value-type="float">
            <text:p>0.706226579</text:p>
          </table:table-cell>
          <table:table-cell office:value-type="string" calcext:value-type="string">
            <text:p>inf</text:p>
          </table:table-cell>
          <table:table-cell table:number-columns-repeated="40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13" calcext:value-type="float">
            <text:p>213</text:p>
          </table:table-cell>
          <table:table-cell office:value-type="float" office:value="0.715026669596244" calcext:value-type="float">
            <text:p>0.715026669596244</text:p>
          </table:table-cell>
          <table:table-cell office:value-type="float" office:value="0.000676166620457133" calcext:value-type="float">
            <text:p>0.000676166620457133</text:p>
          </table:table-cell>
          <table:table-cell office:value-type="float" office:value="0.711129251" calcext:value-type="float">
            <text:p>0.711129251</text:p>
          </table:table-cell>
          <table:table-cell office:value-type="float" office:value="0.71475697" calcext:value-type="float">
            <text:p>0.71475697</text:p>
          </table:table-cell>
          <table:table-cell office:value-type="float" office:value="0.715111303" calcext:value-type="float">
            <text:p>0.715111303</text:p>
          </table:table-cell>
          <table:table-cell office:value-type="float" office:value="0.715371606" calcext:value-type="float">
            <text:p>0.715371606</text:p>
          </table:table-cell>
          <table:table-cell office:value-type="float" office:value="0.718288218" calcext:value-type="float">
            <text:p>0.718288218</text:p>
          </table:table-cell>
          <table:table-cell office:value-type="string" calcext:value-type="string">
            <text:p>inf</text:p>
          </table:table-cell>
          <table:table-cell table:number-columns-repeated="40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08" calcext:value-type="float">
            <text:p>208</text:p>
          </table:table-cell>
          <table:table-cell office:value-type="float" office:value="0.737540472360577" calcext:value-type="float">
            <text:p>0.737540472360577</text:p>
          </table:table-cell>
          <table:table-cell office:value-type="float" office:value="0.00061316760192231" calcext:value-type="float">
            <text:p>0.00061316760192231</text:p>
          </table:table-cell>
          <table:table-cell office:value-type="float" office:value="0.735757576" calcext:value-type="float">
            <text:p>0.735757576</text:p>
          </table:table-cell>
          <table:table-cell office:value-type="float" office:value="0.737164643" calcext:value-type="float">
            <text:p>0.737164643</text:p>
          </table:table-cell>
          <table:table-cell office:value-type="float" office:value="0.7375143985" calcext:value-type="float">
            <text:p>0.7375143985</text:p>
          </table:table-cell>
          <table:table-cell office:value-type="float" office:value="0.7379281005" calcext:value-type="float">
            <text:p>0.7379281005</text:p>
          </table:table-cell>
          <table:table-cell office:value-type="float" office:value="0.73902546" calcext:value-type="float">
            <text:p>0.73902546</text:p>
          </table:table-cell>
          <table:table-cell office:value-type="string" calcext:value-type="string">
            <text:p>inf</text:p>
          </table:table-cell>
          <table:table-cell table:number-columns-repeated="40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95" calcext:value-type="float">
            <text:p>195</text:p>
          </table:table-cell>
          <table:table-cell office:value-type="float" office:value="0.777298667287179" calcext:value-type="float">
            <text:p>0.777298667287179</text:p>
          </table:table-cell>
          <table:table-cell office:value-type="float" office:value="0.000662954123251972" calcext:value-type="float">
            <text:p>0.000662954123251972</text:p>
          </table:table-cell>
          <table:table-cell office:value-type="float" office:value="0.775807457" calcext:value-type="float">
            <text:p>0.775807457</text:p>
          </table:table-cell>
          <table:table-cell office:value-type="float" office:value="0.776852416" calcext:value-type="float">
            <text:p>0.776852416</text:p>
          </table:table-cell>
          <table:table-cell office:value-type="float" office:value="0.777253035" calcext:value-type="float">
            <text:p>0.777253035</text:p>
          </table:table-cell>
          <table:table-cell office:value-type="float" office:value="0.7777500125" calcext:value-type="float">
            <text:p>0.7777500125</text:p>
          </table:table-cell>
          <table:table-cell office:value-type="float" office:value="0.779020409" calcext:value-type="float">
            <text:p>0.779020409</text:p>
          </table:table-cell>
          <table:table-cell office:value-type="string" calcext:value-type="string">
            <text:p>inf</text:p>
          </table:table-cell>
          <table:table-cell table:number-columns-repeated="40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752892262333333" calcext:value-type="float">
            <text:p>0.752892262333333</text:p>
          </table:table-cell>
          <table:table-cell office:value-type="float" office:value="0.00325910185496594" calcext:value-type="float">
            <text:p>0.00325910185496594</text:p>
          </table:table-cell>
          <table:table-cell office:value-type="float" office:value="0.749133262" calcext:value-type="float">
            <text:p>0.749133262</text:p>
          </table:table-cell>
          <table:table-cell office:value-type="float" office:value="0.751874759" calcext:value-type="float">
            <text:p>0.751874759</text:p>
          </table:table-cell>
          <table:table-cell office:value-type="float" office:value="0.754616256" calcext:value-type="float">
            <text:p>0.754616256</text:p>
          </table:table-cell>
          <table:table-cell office:value-type="float" office:value="0.7547717625" calcext:value-type="float">
            <text:p>0.7547717625</text:p>
          </table:table-cell>
          <table:table-cell office:value-type="float" office:value="0.754927269" calcext:value-type="float">
            <text:p>0.754927269</text:p>
          </table:table-cell>
          <table:table-cell office:value-type="string" calcext:value-type="string">
            <text:p>inf</text:p>
          </table:table-cell>
          <table:table-cell table:number-columns-repeated="40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11" calcext:value-type="float">
            <text:p>211</text:p>
          </table:table-cell>
          <table:table-cell office:value-type="float" office:value="0.748210372175355" calcext:value-type="float">
            <text:p>0.748210372175355</text:p>
          </table:table-cell>
          <table:table-cell office:value-type="float" office:value="0.00578546374718309" calcext:value-type="float">
            <text:p>0.00578546374718309</text:p>
          </table:table-cell>
          <table:table-cell office:value-type="float" office:value="0.738491284" calcext:value-type="float">
            <text:p>0.738491284</text:p>
          </table:table-cell>
          <table:table-cell office:value-type="float" office:value="0.7461150175" calcext:value-type="float">
            <text:p>0.7461150175</text:p>
          </table:table-cell>
          <table:table-cell office:value-type="float" office:value="0.747054766" calcext:value-type="float">
            <text:p>0.747054766</text:p>
          </table:table-cell>
          <table:table-cell office:value-type="float" office:value="0.748395414" calcext:value-type="float">
            <text:p>0.748395414</text:p>
          </table:table-cell>
          <table:table-cell office:value-type="float" office:value="0.782141172" calcext:value-type="float">
            <text:p>0.782141172</text:p>
          </table:table-cell>
          <table:table-cell office:value-type="string" calcext:value-type="string">
            <text:p>inf</text:p>
          </table:table-cell>
          <table:table-cell table:number-columns-repeated="4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97904263" calcext:value-type="float">
            <text:p>0.797904263</text:p>
          </table:table-cell>
          <table:table-cell/>
          <table:table-cell table:number-columns-repeated="5" office:value-type="float" office:value="0.797904263" calcext:value-type="float">
            <text:p>0.797904263</text:p>
          </table:table-cell>
          <table:table-cell office:value-type="string" calcext:value-type="string">
            <text:p>inf</text:p>
          </table:table-cell>
          <table:table-cell table:number-columns-repeated="4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47" calcext:value-type="float">
            <text:p>247</text:p>
          </table:table-cell>
          <table:table-cell office:value-type="float" office:value="0.791881271910931" calcext:value-type="float">
            <text:p>0.791881271910931</text:p>
          </table:table-cell>
          <table:table-cell office:value-type="float" office:value="0.00118589085553294" calcext:value-type="float">
            <text:p>0.00118589085553294</text:p>
          </table:table-cell>
          <table:table-cell office:value-type="float" office:value="0.788212766" calcext:value-type="float">
            <text:p>0.788212766</text:p>
          </table:table-cell>
          <table:table-cell office:value-type="float" office:value="0.791103878" calcext:value-type="float">
            <text:p>0.791103878</text:p>
          </table:table-cell>
          <table:table-cell office:value-type="float" office:value="0.791944985" calcext:value-type="float">
            <text:p>0.791944985</text:p>
          </table:table-cell>
          <table:table-cell office:value-type="float" office:value="0.7926915885" calcext:value-type="float">
            <text:p>0.7926915885</text:p>
          </table:table-cell>
          <table:table-cell office:value-type="float" office:value="0.794794988" calcext:value-type="float">
            <text:p>0.794794988</text:p>
          </table:table-cell>
          <table:table-cell office:value-type="string" calcext:value-type="string">
            <text:p>inf</text:p>
          </table:table-cell>
          <table:table-cell table:number-columns-repeated="40"/>
        </table:table-row>
        <table:table-row table:style-name="ro1" table:number-rows-repeated="2">
          <table:table-cell table:number-columns-repeated="51"/>
        </table:table-row>
        <table:table-row table:style-name="ro1">
          <table:table-cell/>
          <table:table-cell office:value-type="string" calcext:value-type="string">
            <text:p>Z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table:style-name="ce1" office:value-type="string" calcext:value-type="string">
            <text:p>25%</text:p>
          </table:table-cell>
          <table:table-cell table:style-name="ce1" office:value-type="string" calcext:value-type="string">
            <text:p>50%</text:p>
          </table:table-cell>
          <table:table-cell table:style-name="ce1" office:value-type="string" calcext:value-type="string">
            <text:p>75%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truePercRelErr</text:p>
          </table:table-cell>
          <table:table-cell table:number-columns-repeated="4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93" calcext:value-type="float">
            <text:p>193</text:p>
          </table:table-cell>
          <table:table-cell office:value-type="float" office:value="6.22807772385492" calcext:value-type="float">
            <text:p>6.22807772385492</text:p>
          </table:table-cell>
          <table:table-cell office:value-type="float" office:value="0.00229611582431898" calcext:value-type="float">
            <text:p>0.00229611582431898</text:p>
          </table:table-cell>
          <table:table-cell office:value-type="float" office:value="6.211848594" calcext:value-type="float">
            <text:p>6.211848594</text:p>
          </table:table-cell>
          <table:table-cell office:value-type="float" office:value="6.227243942" calcext:value-type="float">
            <text:p>6.227243942</text:p>
          </table:table-cell>
          <table:table-cell office:value-type="float" office:value="6.228149611" calcext:value-type="float">
            <text:p>6.228149611</text:p>
          </table:table-cell>
          <table:table-cell office:value-type="float" office:value="6.229237088" calcext:value-type="float">
            <text:p>6.229237088</text:p>
          </table:table-cell>
          <table:table-cell office:value-type="float" office:value="6.231901061" calcext:value-type="float">
            <text:p>6.231901061</text:p>
          </table:table-cell>
          <table:table-cell office:value-type="float" office:value="107.602590795164" calcext:value-type="float">
            <text:p>107.602590795164</text:p>
          </table:table-cell>
          <table:table-cell table:number-columns-repeated="4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office:value-type="float" office:value="210" calcext:value-type="float">
            <text:p>210</text:p>
          </table:table-cell>
          <table:table-cell office:value-type="float" office:value="7.27854841272381" calcext:value-type="float">
            <text:p>7.27854841272381</text:p>
          </table:table-cell>
          <table:table-cell office:value-type="float" office:value="0.00535246371979417" calcext:value-type="float">
            <text:p>0.00535246371979417</text:p>
          </table:table-cell>
          <table:table-cell office:value-type="float" office:value="7.262779807" calcext:value-type="float">
            <text:p>7.262779807</text:p>
          </table:table-cell>
          <table:table-cell office:value-type="float" office:value="7.27447046175" calcext:value-type="float">
            <text:p>7.27447046175</text:p>
          </table:table-cell>
          <table:table-cell office:value-type="float" office:value="7.277897287" calcext:value-type="float">
            <text:p>7.277897287</text:p>
          </table:table-cell>
          <table:table-cell office:value-type="float" office:value="7.28165920375" calcext:value-type="float">
            <text:p>7.28165920375</text:p>
          </table:table-cell>
          <table:table-cell office:value-type="float" office:value="7.295962377" calcext:value-type="float">
            <text:p>7.295962377</text:p>
          </table:table-cell>
          <table:table-cell office:value-type="float" office:value="107.958526077823" calcext:value-type="float">
            <text:p>107.958526077823</text:p>
          </table:table-cell>
          <table:table-cell table:number-columns-repeated="4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96" calcext:value-type="float">
            <text:p>196</text:p>
          </table:table-cell>
          <table:table-cell office:value-type="float" office:value="8.35312377333673" calcext:value-type="float">
            <text:p>8.35312377333673</text:p>
          </table:table-cell>
          <table:table-cell office:value-type="float" office:value="0.00153738081840144" calcext:value-type="float">
            <text:p>0.00153738081840144</text:p>
          </table:table-cell>
          <table:table-cell office:value-type="float" office:value="8.349308864" calcext:value-type="float">
            <text:p>8.349308864</text:p>
          </table:table-cell>
          <table:table-cell office:value-type="float" office:value="8.35217293875" calcext:value-type="float">
            <text:p>8.35217293875</text:p>
          </table:table-cell>
          <table:table-cell office:value-type="float" office:value="8.3530314635" calcext:value-type="float">
            <text:p>8.3530314635</text:p>
          </table:table-cell>
          <table:table-cell office:value-type="float" office:value="8.35417876825" calcext:value-type="float">
            <text:p>8.35417876825</text:p>
          </table:table-cell>
          <table:table-cell office:value-type="float" office:value="8.357718" calcext:value-type="float">
            <text:p>8.357718</text:p>
          </table:table-cell>
          <table:table-cell office:value-type="float" office:value="108.828094333418" calcext:value-type="float">
            <text:p>108.828094333418</text:p>
          </table:table-cell>
          <table:table-cell table:number-columns-repeated="4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81" calcext:value-type="float">
            <text:p>181</text:p>
          </table:table-cell>
          <table:table-cell office:value-type="float" office:value="8.0974690038895" calcext:value-type="float">
            <text:p>8.0974690038895</text:p>
          </table:table-cell>
          <table:table-cell office:value-type="float" office:value="0.00300050009394538" calcext:value-type="float">
            <text:p>0.00300050009394538</text:p>
          </table:table-cell>
          <table:table-cell office:value-type="float" office:value="8.088822943" calcext:value-type="float">
            <text:p>8.088822943</text:p>
          </table:table-cell>
          <table:table-cell office:value-type="float" office:value="8.096013442" calcext:value-type="float">
            <text:p>8.096013442</text:p>
          </table:table-cell>
          <table:table-cell office:value-type="float" office:value="8.097402325" calcext:value-type="float">
            <text:p>8.097402325</text:p>
          </table:table-cell>
          <table:table-cell office:value-type="float" office:value="8.098936045" calcext:value-type="float">
            <text:p>8.098936045</text:p>
          </table:table-cell>
          <table:table-cell office:value-type="float" office:value="8.122385976" calcext:value-type="float">
            <text:p>8.122385976</text:p>
          </table:table-cell>
          <table:table-cell office:value-type="float" office:value="102.436725097238" calcext:value-type="float">
            <text:p>102.436725097238</text:p>
          </table:table-cell>
          <table:table-cell table:number-columns-repeated="40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34" calcext:value-type="float">
            <text:p>234</text:p>
          </table:table-cell>
          <table:table-cell office:value-type="float" office:value="8.36508692097009" calcext:value-type="float">
            <text:p>8.36508692097009</text:p>
          </table:table-cell>
          <table:table-cell office:value-type="float" office:value="0.0108122579884023" calcext:value-type="float">
            <text:p>0.0108122579884023</text:p>
          </table:table-cell>
          <table:table-cell office:value-type="float" office:value="8.346989344" calcext:value-type="float">
            <text:p>8.346989344</text:p>
          </table:table-cell>
          <table:table-cell office:value-type="float" office:value="8.3549297055" calcext:value-type="float">
            <text:p>8.3549297055</text:p>
          </table:table-cell>
          <table:table-cell office:value-type="float" office:value="8.3673219165" calcext:value-type="float">
            <text:p>8.3673219165</text:p>
          </table:table-cell>
          <table:table-cell office:value-type="float" office:value="8.372548284" calcext:value-type="float">
            <text:p>8.372548284</text:p>
          </table:table-cell>
          <table:table-cell office:value-type="float" office:value="8.414804435" calcext:value-type="float">
            <text:p>8.414804435</text:p>
          </table:table-cell>
          <table:table-cell office:value-type="float" office:value="109.127173024252" calcext:value-type="float">
            <text:p>109.127173024252</text:p>
          </table:table-cell>
          <table:table-cell table:number-columns-repeated="4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.5" calcext:value-type="float">
            <text:p>4.5</text:p>
          </table:table-cell>
          <table:table-cell office:value-type="float" office:value="223" calcext:value-type="float">
            <text:p>223</text:p>
          </table:table-cell>
          <table:table-cell office:value-type="float" office:value="9.40194321343946" calcext:value-type="float">
            <text:p>9.40194321343946</text:p>
          </table:table-cell>
          <table:table-cell office:value-type="float" office:value="0.00237294398254328" calcext:value-type="float">
            <text:p>0.00237294398254328</text:p>
          </table:table-cell>
          <table:table-cell office:value-type="float" office:value="9.394991962" calcext:value-type="float">
            <text:p>9.394991962</text:p>
          </table:table-cell>
          <table:table-cell office:value-type="float" office:value="9.4003083745" calcext:value-type="float">
            <text:p>9.4003083745</text:p>
          </table:table-cell>
          <table:table-cell office:value-type="float" office:value="9.401943808" calcext:value-type="float">
            <text:p>9.401943808</text:p>
          </table:table-cell>
          <table:table-cell office:value-type="float" office:value="9.403768217" calcext:value-type="float">
            <text:p>9.403768217</text:p>
          </table:table-cell>
          <table:table-cell office:value-type="float" office:value="9.4084119" calcext:value-type="float">
            <text:p>9.4084119</text:p>
          </table:table-cell>
          <table:table-cell office:value-type="float" office:value="108.932071409766" calcext:value-type="float">
            <text:p>108.932071409766</text:p>
          </table:table-cell>
          <table:table-cell table:number-columns-repeated="4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66" calcext:value-type="float">
            <text:p>266</text:p>
          </table:table-cell>
          <table:table-cell office:value-type="float" office:value="10.4661307795226" calcext:value-type="float">
            <text:p>10.4661307795226</text:p>
          </table:table-cell>
          <table:table-cell office:value-type="float" office:value="0.0101025874505449" calcext:value-type="float">
            <text:p>0.0101025874505449</text:p>
          </table:table-cell>
          <table:table-cell office:value-type="float" office:value="10.431654877" calcext:value-type="float">
            <text:p>10.431654877</text:p>
          </table:table-cell>
          <table:table-cell office:value-type="float" office:value="10.464685165" calcext:value-type="float">
            <text:p>10.464685165</text:p>
          </table:table-cell>
          <table:table-cell office:value-type="float" office:value="10.4686993025" calcext:value-type="float">
            <text:p>10.4686993025</text:p>
          </table:table-cell>
          <table:table-cell office:value-type="float" office:value="10.471716293" calcext:value-type="float">
            <text:p>10.471716293</text:p>
          </table:table-cell>
          <table:table-cell office:value-type="float" office:value="10.478894374" calcext:value-type="float">
            <text:p>10.478894374</text:p>
          </table:table-cell>
          <table:table-cell office:value-type="float" office:value="109.322615590451" calcext:value-type="float">
            <text:p>109.322615590451</text:p>
          </table:table-cell>
          <table:table-cell table:number-columns-repeated="4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14" calcext:value-type="float">
            <text:p>214</text:p>
          </table:table-cell>
          <table:table-cell office:value-type="float" office:value="10.2328017298738" calcext:value-type="float">
            <text:p>10.2328017298738</text:p>
          </table:table-cell>
          <table:table-cell office:value-type="float" office:value="0.0123175268019898" calcext:value-type="float">
            <text:p>0.0123175268019898</text:p>
          </table:table-cell>
          <table:table-cell office:value-type="float" office:value="10.180315064" calcext:value-type="float">
            <text:p>10.180315064</text:p>
          </table:table-cell>
          <table:table-cell office:value-type="float" office:value="10.2280830765" calcext:value-type="float">
            <text:p>10.2280830765</text:p>
          </table:table-cell>
          <table:table-cell office:value-type="float" office:value="10.2331600845" calcext:value-type="float">
            <text:p>10.2331600845</text:p>
          </table:table-cell>
          <table:table-cell office:value-type="float" office:value="10.2376292925" calcext:value-type="float">
            <text:p>10.2376292925</text:p>
          </table:table-cell>
          <table:table-cell office:value-type="float" office:value="10.355341032" calcext:value-type="float">
            <text:p>10.355341032</text:p>
          </table:table-cell>
          <table:table-cell office:value-type="float" office:value="104.656034597477" calcext:value-type="float">
            <text:p>104.656034597477</text:p>
          </table:table-cell>
          <table:table-cell table:number-columns-repeated="4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06" calcext:value-type="float">
            <text:p>206</text:p>
          </table:table-cell>
          <table:table-cell office:value-type="float" office:value="10.4244775782961" calcext:value-type="float">
            <text:p>10.4244775782961</text:p>
          </table:table-cell>
          <table:table-cell office:value-type="float" office:value="0.00397151430253243" calcext:value-type="float">
            <text:p>0.00397151430253243</text:p>
          </table:table-cell>
          <table:table-cell office:value-type="float" office:value="10.413039039" calcext:value-type="float">
            <text:p>10.413039039</text:p>
          </table:table-cell>
          <table:table-cell office:value-type="float" office:value="10.42177624325" calcext:value-type="float">
            <text:p>10.42177624325</text:p>
          </table:table-cell>
          <table:table-cell office:value-type="float" office:value="10.424630626" calcext:value-type="float">
            <text:p>10.424630626</text:p>
          </table:table-cell>
          <table:table-cell office:value-type="float" office:value="10.4270278125" calcext:value-type="float">
            <text:p>10.4270278125</text:p>
          </table:table-cell>
          <table:table-cell office:value-type="float" office:value="10.434657906" calcext:value-type="float">
            <text:p>10.434657906</text:p>
          </table:table-cell>
          <table:table-cell office:value-type="float" office:value="108.489551565922" calcext:value-type="float">
            <text:p>108.489551565922</text:p>
          </table:table-cell>
          <table:table-cell table:number-columns-repeated="4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.5" calcext:value-type="float">
            <text:p>5.5</text:p>
          </table:table-cell>
          <table:table-cell office:value-type="float" office:value="201" calcext:value-type="float">
            <text:p>201</text:p>
          </table:table-cell>
          <table:table-cell office:value-type="float" office:value="11.5121851315025" calcext:value-type="float">
            <text:p>11.5121851315025</text:p>
          </table:table-cell>
          <table:table-cell office:value-type="float" office:value="0.00642865806420555" calcext:value-type="float">
            <text:p>0.00642865806420555</text:p>
          </table:table-cell>
          <table:table-cell office:value-type="float" office:value="11.473198149" calcext:value-type="float">
            <text:p>11.473198149</text:p>
          </table:table-cell>
          <table:table-cell office:value-type="float" office:value="11.509359774" calcext:value-type="float">
            <text:p>11.509359774</text:p>
          </table:table-cell>
          <table:table-cell office:value-type="float" office:value="11.512662727" calcext:value-type="float">
            <text:p>11.512662727</text:p>
          </table:table-cell>
          <table:table-cell office:value-type="float" office:value="11.515780206" calcext:value-type="float">
            <text:p>11.515780206</text:p>
          </table:table-cell>
          <table:table-cell office:value-type="float" office:value="11.525500492" calcext:value-type="float">
            <text:p>11.525500492</text:p>
          </table:table-cell>
          <table:table-cell office:value-type="float" office:value="109.312456936409" calcext:value-type="float">
            <text:p>109.312456936409</text:p>
          </table:table-cell>
          <table:table-cell table:number-columns-repeated="4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97" calcext:value-type="float">
            <text:p>197</text:p>
          </table:table-cell>
          <table:table-cell office:value-type="float" office:value="12.5294064616701" calcext:value-type="float">
            <text:p>12.5294064616701</text:p>
          </table:table-cell>
          <table:table-cell office:value-type="float" office:value="0.0209511287856027" calcext:value-type="float">
            <text:p>0.0209511287856027</text:p>
          </table:table-cell>
          <table:table-cell office:value-type="float" office:value="12.498390742" calcext:value-type="float">
            <text:p>12.498390742</text:p>
          </table:table-cell>
          <table:table-cell office:value-type="float" office:value="12.51336344" calcext:value-type="float">
            <text:p>12.51336344</text:p>
          </table:table-cell>
          <table:table-cell office:value-type="float" office:value="12.522196844" calcext:value-type="float">
            <text:p>12.522196844</text:p>
          </table:table-cell>
          <table:table-cell office:value-type="float" office:value="12.54702186" calcext:value-type="float">
            <text:p>12.54702186</text:p>
          </table:table-cell>
          <table:table-cell office:value-type="float" office:value="12.585705293" calcext:value-type="float">
            <text:p>12.585705293</text:p>
          </table:table-cell>
          <table:table-cell office:value-type="float" office:value="108.823441027834" calcext:value-type="float">
            <text:p>108.823441027834</text:p>
          </table:table-cell>
          <table:table-cell table:number-columns-repeated="4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246" calcext:value-type="float">
            <text:p>246</text:p>
          </table:table-cell>
          <table:table-cell office:value-type="float" office:value="12.411933035935" calcext:value-type="float">
            <text:p>12.411933035935</text:p>
          </table:table-cell>
          <table:table-cell office:value-type="float" office:value="0.00760199728091407" calcext:value-type="float">
            <text:p>0.00760199728091407</text:p>
          </table:table-cell>
          <table:table-cell office:value-type="float" office:value="12.384565752" calcext:value-type="float">
            <text:p>12.384565752</text:p>
          </table:table-cell>
          <table:table-cell office:value-type="float" office:value="12.4076713455" calcext:value-type="float">
            <text:p>12.4076713455</text:p>
          </table:table-cell>
          <table:table-cell office:value-type="float" office:value="12.4116402935" calcext:value-type="float">
            <text:p>12.4116402935</text:p>
          </table:table-cell>
          <table:table-cell office:value-type="float" office:value="12.41603699325" calcext:value-type="float">
            <text:p>12.41603699325</text:p>
          </table:table-cell>
          <table:table-cell office:value-type="float" office:value="12.447967501" calcext:value-type="float">
            <text:p>12.447967501</text:p>
          </table:table-cell>
          <table:table-cell office:value-type="float" office:value="106.865550598916" calcext:value-type="float">
            <text:p>106.865550598916</text:p>
          </table:table-cell>
          <table:table-cell table:number-columns-repeated="4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201" calcext:value-type="float">
            <text:p>201</text:p>
          </table:table-cell>
          <table:table-cell office:value-type="float" office:value="12.6117841777761" calcext:value-type="float">
            <text:p>12.6117841777761</text:p>
          </table:table-cell>
          <table:table-cell office:value-type="float" office:value="0.00611473859572326" calcext:value-type="float">
            <text:p>0.00611473859572326</text:p>
          </table:table-cell>
          <table:table-cell office:value-type="float" office:value="12.589347881" calcext:value-type="float">
            <text:p>12.589347881</text:p>
          </table:table-cell>
          <table:table-cell office:value-type="float" office:value="12.608072725" calcext:value-type="float">
            <text:p>12.608072725</text:p>
          </table:table-cell>
          <table:table-cell office:value-type="float" office:value="12.611901535" calcext:value-type="float">
            <text:p>12.611901535</text:p>
          </table:table-cell>
          <table:table-cell office:value-type="float" office:value="12.615650277" calcext:value-type="float">
            <text:p>12.615650277</text:p>
          </table:table-cell>
          <table:table-cell office:value-type="float" office:value="12.631448447" calcext:value-type="float">
            <text:p>12.631448447</text:p>
          </table:table-cell>
          <table:table-cell office:value-type="float" office:value="110.196402962935" calcext:value-type="float">
            <text:p>110.196402962935</text:p>
          </table:table-cell>
          <table:table-cell table:number-columns-repeated="4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.5" calcext:value-type="float">
            <text:p>6.5</text:p>
          </table:table-cell>
          <table:table-cell office:value-type="float" office:value="193" calcext:value-type="float">
            <text:p>193</text:p>
          </table:table-cell>
          <table:table-cell office:value-type="float" office:value="13.5529919158135" calcext:value-type="float">
            <text:p>13.5529919158135</text:p>
          </table:table-cell>
          <table:table-cell office:value-type="float" office:value="0.0293377389129273" calcext:value-type="float">
            <text:p>0.0293377389129273</text:p>
          </table:table-cell>
          <table:table-cell office:value-type="float" office:value="13.504662243" calcext:value-type="float">
            <text:p>13.504662243</text:p>
          </table:table-cell>
          <table:table-cell office:value-type="float" office:value="13.527582463" calcext:value-type="float">
            <text:p>13.527582463</text:p>
          </table:table-cell>
          <table:table-cell office:value-type="float" office:value="13.541956618" calcext:value-type="float">
            <text:p>13.541956618</text:p>
          </table:table-cell>
          <table:table-cell office:value-type="float" office:value="13.580629567" calcext:value-type="float">
            <text:p>13.580629567</text:p>
          </table:table-cell>
          <table:table-cell office:value-type="float" office:value="13.64912601" calcext:value-type="float">
            <text:p>13.64912601</text:p>
          </table:table-cell>
          <table:table-cell office:value-type="float" office:value="108.507567935592" calcext:value-type="float">
            <text:p>108.507567935592</text:p>
          </table:table-cell>
          <table:table-cell table:number-columns-repeated="4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26" calcext:value-type="float">
            <text:p>226</text:p>
          </table:table-cell>
          <table:table-cell office:value-type="float" office:value="14.6188484972345" calcext:value-type="float">
            <text:p>14.6188484972345</text:p>
          </table:table-cell>
          <table:table-cell office:value-type="float" office:value="0.00446128826457754" calcext:value-type="float">
            <text:p>0.00446128826457754</text:p>
          </table:table-cell>
          <table:table-cell office:value-type="float" office:value="14.608307159" calcext:value-type="float">
            <text:p>14.608307159</text:p>
          </table:table-cell>
          <table:table-cell office:value-type="float" office:value="14.61592776375" calcext:value-type="float">
            <text:p>14.61592776375</text:p>
          </table:table-cell>
          <table:table-cell office:value-type="float" office:value="14.618754332" calcext:value-type="float">
            <text:p>14.618754332</text:p>
          </table:table-cell>
          <table:table-cell office:value-type="float" office:value="14.621653321" calcext:value-type="float">
            <text:p>14.621653321</text:p>
          </table:table-cell>
          <table:table-cell office:value-type="float" office:value="14.63053241" calcext:value-type="float">
            <text:p>14.63053241</text:p>
          </table:table-cell>
          <table:table-cell office:value-type="float" office:value="108.840692817636" calcext:value-type="float">
            <text:p>108.840692817636</text:p>
          </table:table-cell>
          <table:table-cell table:number-columns-repeated="4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216" calcext:value-type="float">
            <text:p>216</text:p>
          </table:table-cell>
          <table:table-cell office:value-type="float" office:value="14.5560831086713" calcext:value-type="float">
            <text:p>14.5560831086713</text:p>
          </table:table-cell>
          <table:table-cell office:value-type="float" office:value="0.0193076954168835" calcext:value-type="float">
            <text:p>0.0193076954168835</text:p>
          </table:table-cell>
          <table:table-cell office:value-type="float" office:value="14.516624577" calcext:value-type="float">
            <text:p>14.516624577</text:p>
          </table:table-cell>
          <table:table-cell office:value-type="float" office:value="14.5365799285" calcext:value-type="float">
            <text:p>14.5365799285</text:p>
          </table:table-cell>
          <table:table-cell office:value-type="float" office:value="14.5609420145" calcext:value-type="float">
            <text:p>14.5609420145</text:p>
          </table:table-cell>
          <table:table-cell office:value-type="float" office:value="14.5719089015" calcext:value-type="float">
            <text:p>14.5719089015</text:p>
          </table:table-cell>
          <table:table-cell office:value-type="float" office:value="14.592338035" calcext:value-type="float">
            <text:p>14.592338035</text:p>
          </table:table-cell>
          <table:table-cell office:value-type="float" office:value="107.94404440959" calcext:value-type="float">
            <text:p>107.94404440959</text:p>
          </table:table-cell>
          <table:table-cell table:number-columns-repeated="4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96" calcext:value-type="float">
            <text:p>196</text:p>
          </table:table-cell>
          <table:table-cell office:value-type="float" office:value="14.3585966450255" calcext:value-type="float">
            <text:p>14.3585966450255</text:p>
          </table:table-cell>
          <table:table-cell office:value-type="float" office:value="0.0224129151235471" calcext:value-type="float">
            <text:p>0.0224129151235471</text:p>
          </table:table-cell>
          <table:table-cell office:value-type="float" office:value="14.318637861" calcext:value-type="float">
            <text:p>14.318637861</text:p>
          </table:table-cell>
          <table:table-cell office:value-type="float" office:value="14.3467377825" calcext:value-type="float">
            <text:p>14.3467377825</text:p>
          </table:table-cell>
          <table:table-cell office:value-type="float" office:value="14.35547737" calcext:value-type="float">
            <text:p>14.35547737</text:p>
          </table:table-cell>
          <table:table-cell office:value-type="float" office:value="14.36401615725" calcext:value-type="float">
            <text:p>14.36401615725</text:p>
          </table:table-cell>
          <table:table-cell office:value-type="float" office:value="14.460599655" calcext:value-type="float">
            <text:p>14.460599655</text:p>
          </table:table-cell>
          <table:table-cell office:value-type="float" office:value="105.12280921465" calcext:value-type="float">
            <text:p>105.12280921465</text:p>
          </table:table-cell>
          <table:table-cell table:number-columns-repeated="4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197" calcext:value-type="float">
            <text:p>197</text:p>
          </table:table-cell>
          <table:table-cell office:value-type="float" office:value="14.5788037353147" calcext:value-type="float">
            <text:p>14.5788037353147</text:p>
          </table:table-cell>
          <table:table-cell office:value-type="float" office:value="0.0113063839732252" calcext:value-type="float">
            <text:p>0.0113063839732252</text:p>
          </table:table-cell>
          <table:table-cell office:value-type="float" office:value="14.548872196" calcext:value-type="float">
            <text:p>14.548872196</text:p>
          </table:table-cell>
          <table:table-cell office:value-type="float" office:value="14.572575967" calcext:value-type="float">
            <text:p>14.572575967</text:p>
          </table:table-cell>
          <table:table-cell office:value-type="float" office:value="14.579504442" calcext:value-type="float">
            <text:p>14.579504442</text:p>
          </table:table-cell>
          <table:table-cell office:value-type="float" office:value="14.586760035" calcext:value-type="float">
            <text:p>14.586760035</text:p>
          </table:table-cell>
          <table:table-cell office:value-type="float" office:value="14.605924707" calcext:value-type="float">
            <text:p>14.605924707</text:p>
          </table:table-cell>
          <table:table-cell office:value-type="float" office:value="108.26862479021" calcext:value-type="float">
            <text:p>108.26862479021</text:p>
          </table:table-cell>
          <table:table-cell table:number-columns-repeated="4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215" calcext:value-type="float">
            <text:p>215</text:p>
          </table:table-cell>
          <table:table-cell office:value-type="float" office:value="14.6066017758465" calcext:value-type="float">
            <text:p>14.6066017758465</text:p>
          </table:table-cell>
          <table:table-cell office:value-type="float" office:value="0.0364143373151996" calcext:value-type="float">
            <text:p>0.0364143373151996</text:p>
          </table:table-cell>
          <table:table-cell office:value-type="float" office:value="14.544576842" calcext:value-type="float">
            <text:p>14.544576842</text:p>
          </table:table-cell>
          <table:table-cell office:value-type="float" office:value="14.576242764" calcext:value-type="float">
            <text:p>14.576242764</text:p>
          </table:table-cell>
          <table:table-cell office:value-type="float" office:value="14.590978201" calcext:value-type="float">
            <text:p>14.590978201</text:p>
          </table:table-cell>
          <table:table-cell office:value-type="float" office:value="14.636132893" calcext:value-type="float">
            <text:p>14.636132893</text:p>
          </table:table-cell>
          <table:table-cell office:value-type="float" office:value="14.710788824" calcext:value-type="float">
            <text:p>14.710788824</text:p>
          </table:table-cell>
          <table:table-cell office:value-type="float" office:value="108.66573965495" calcext:value-type="float">
            <text:p>108.66573965495</text:p>
          </table:table-cell>
          <table:table-cell table:number-columns-repeated="40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.5" calcext:value-type="float">
            <text:p>7.5</text:p>
          </table:table-cell>
          <table:table-cell office:value-type="float" office:value="199" calcext:value-type="float">
            <text:p>199</text:p>
          </table:table-cell>
          <table:table-cell office:value-type="float" office:value="15.6507144182462" calcext:value-type="float">
            <text:p>15.6507144182462</text:p>
          </table:table-cell>
          <table:table-cell office:value-type="float" office:value="0.00761032621138122" calcext:value-type="float">
            <text:p>0.00761032621138122</text:p>
          </table:table-cell>
          <table:table-cell office:value-type="float" office:value="15.628257324" calcext:value-type="float">
            <text:p>15.628257324</text:p>
          </table:table-cell>
          <table:table-cell office:value-type="float" office:value="15.645457076" calcext:value-type="float">
            <text:p>15.645457076</text:p>
          </table:table-cell>
          <table:table-cell office:value-type="float" office:value="15.651046831" calcext:value-type="float">
            <text:p>15.651046831</text:p>
          </table:table-cell>
          <table:table-cell office:value-type="float" office:value="15.656082178" calcext:value-type="float">
            <text:p>15.656082178</text:p>
          </table:table-cell>
          <table:table-cell office:value-type="float" office:value="15.672504293" calcext:value-type="float">
            <text:p>15.672504293</text:p>
          </table:table-cell>
          <table:table-cell office:value-type="float" office:value="108.676192243283" calcext:value-type="float">
            <text:p>108.676192243283</text:p>
          </table:table-cell>
          <table:table-cell table:number-columns-repeated="4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250" calcext:value-type="float">
            <text:p>250</text:p>
          </table:table-cell>
          <table:table-cell office:value-type="float" office:value="16.610525547756" calcext:value-type="float">
            <text:p>16.610525547756</text:p>
          </table:table-cell>
          <table:table-cell office:value-type="float" office:value="0.054422977397116" calcext:value-type="float">
            <text:p>0.054422977397116</text:p>
          </table:table-cell>
          <table:table-cell office:value-type="float" office:value="16.49407563" calcext:value-type="float">
            <text:p>16.49407563</text:p>
          </table:table-cell>
          <table:table-cell office:value-type="float" office:value="16.587446106" calcext:value-type="float">
            <text:p>16.587446106</text:p>
          </table:table-cell>
          <table:table-cell office:value-type="float" office:value="16.6123117215" calcext:value-type="float">
            <text:p>16.6123117215</text:p>
          </table:table-cell>
          <table:table-cell office:value-type="float" office:value="16.65158353625" calcext:value-type="float">
            <text:p>16.65158353625</text:p>
          </table:table-cell>
          <table:table-cell office:value-type="float" office:value="16.713642354" calcext:value-type="float">
            <text:p>16.713642354</text:p>
          </table:table-cell>
          <table:table-cell office:value-type="float" office:value="107.63156934695" calcext:value-type="float">
            <text:p>107.63156934695</text:p>
          </table:table-cell>
          <table:table-cell table:number-columns-repeated="4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195" calcext:value-type="float">
            <text:p>195</text:p>
          </table:table-cell>
          <table:table-cell office:value-type="float" office:value="16.6097950978256" calcext:value-type="float">
            <text:p>16.6097950978256</text:p>
          </table:table-cell>
          <table:table-cell office:value-type="float" office:value="0.014245954248265" calcext:value-type="float">
            <text:p>0.014245954248265</text:p>
          </table:table-cell>
          <table:table-cell office:value-type="float" office:value="16.554909184" calcext:value-type="float">
            <text:p>16.554909184</text:p>
          </table:table-cell>
          <table:table-cell office:value-type="float" office:value="16.603159395" calcext:value-type="float">
            <text:p>16.603159395</text:p>
          </table:table-cell>
          <table:table-cell office:value-type="float" office:value="16.610919281" calcext:value-type="float">
            <text:p>16.610919281</text:p>
          </table:table-cell>
          <table:table-cell office:value-type="float" office:value="16.6187297215" calcext:value-type="float">
            <text:p>16.6187297215</text:p>
          </table:table-cell>
          <table:table-cell office:value-type="float" office:value="16.644537983" calcext:value-type="float">
            <text:p>16.644537983</text:p>
          </table:table-cell>
          <table:table-cell office:value-type="float" office:value="107.622438722821" calcext:value-type="float">
            <text:p>107.622438722821</text:p>
          </table:table-cell>
          <table:table-cell table:number-columns-repeated="4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217" calcext:value-type="float">
            <text:p>217</text:p>
          </table:table-cell>
          <table:table-cell office:value-type="float" office:value="16.3653767512074" calcext:value-type="float">
            <text:p>16.3653767512074</text:p>
          </table:table-cell>
          <table:table-cell office:value-type="float" office:value="0.0126483798020675" calcext:value-type="float">
            <text:p>0.0126483798020675</text:p>
          </table:table-cell>
          <table:table-cell office:value-type="float" office:value="16.336046473" calcext:value-type="float">
            <text:p>16.336046473</text:p>
          </table:table-cell>
          <table:table-cell office:value-type="float" office:value="16.356952378" calcext:value-type="float">
            <text:p>16.356952378</text:p>
          </table:table-cell>
          <table:table-cell office:value-type="float" office:value="16.364423551" calcext:value-type="float">
            <text:p>16.364423551</text:p>
          </table:table-cell>
          <table:table-cell office:value-type="float" office:value="16.372792041" calcext:value-type="float">
            <text:p>16.372792041</text:p>
          </table:table-cell>
          <table:table-cell office:value-type="float" office:value="16.405096677" calcext:value-type="float">
            <text:p>16.405096677</text:p>
          </table:table-cell>
          <table:table-cell office:value-type="float" office:value="104.567209390092" calcext:value-type="float">
            <text:p>104.567209390092</text:p>
          </table:table-cell>
          <table:table-cell table:number-columns-repeated="40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226" calcext:value-type="float">
            <text:p>226</text:p>
          </table:table-cell>
          <table:table-cell office:value-type="float" office:value="16.7175405724823" calcext:value-type="float">
            <text:p>16.7175405724823</text:p>
          </table:table-cell>
          <table:table-cell office:value-type="float" office:value="0.0169543704609874" calcext:value-type="float">
            <text:p>0.0169543704609874</text:p>
          </table:table-cell>
          <table:table-cell office:value-type="float" office:value="16.674425197" calcext:value-type="float">
            <text:p>16.674425197</text:p>
          </table:table-cell>
          <table:table-cell office:value-type="float" office:value="16.7063300685" calcext:value-type="float">
            <text:p>16.7063300685</text:p>
          </table:table-cell>
          <table:table-cell office:value-type="float" office:value="16.7172755225" calcext:value-type="float">
            <text:p>16.7172755225</text:p>
          </table:table-cell>
          <table:table-cell office:value-type="float" office:value="16.727862595" calcext:value-type="float">
            <text:p>16.727862595</text:p>
          </table:table-cell>
          <table:table-cell office:value-type="float" office:value="16.759443644" calcext:value-type="float">
            <text:p>16.759443644</text:p>
          </table:table-cell>
          <table:table-cell office:value-type="float" office:value="108.969257156029" calcext:value-type="float">
            <text:p>108.969257156029</text:p>
          </table:table-cell>
          <table:table-cell table:number-columns-repeated="40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213" calcext:value-type="float">
            <text:p>213</text:p>
          </table:table-cell>
          <table:table-cell office:value-type="float" office:value="16.5908575602019" calcext:value-type="float">
            <text:p>16.5908575602019</text:p>
          </table:table-cell>
          <table:table-cell office:value-type="float" office:value="0.0164108115931016" calcext:value-type="float">
            <text:p>0.0164108115931016</text:p>
          </table:table-cell>
          <table:table-cell office:value-type="float" office:value="16.486575327" calcext:value-type="float">
            <text:p>16.486575327</text:p>
          </table:table-cell>
          <table:table-cell office:value-type="float" office:value="16.586648129" calcext:value-type="float">
            <text:p>16.586648129</text:p>
          </table:table-cell>
          <table:table-cell office:value-type="float" office:value="16.592997146" calcext:value-type="float">
            <text:p>16.592997146</text:p>
          </table:table-cell>
          <table:table-cell office:value-type="float" office:value="16.59893189" calcext:value-type="float">
            <text:p>16.59893189</text:p>
          </table:table-cell>
          <table:table-cell office:value-type="float" office:value="16.636193498" calcext:value-type="float">
            <text:p>16.636193498</text:p>
          </table:table-cell>
          <table:table-cell office:value-type="float" office:value="107.385719502524" calcext:value-type="float">
            <text:p>107.385719502524</text:p>
          </table:table-cell>
          <table:table-cell table:number-columns-repeated="40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8.5" calcext:value-type="float">
            <text:p>8.5</text:p>
          </table:table-cell>
          <table:table-cell office:value-type="float" office:value="208" calcext:value-type="float">
            <text:p>208</text:p>
          </table:table-cell>
          <table:table-cell office:value-type="float" office:value="17.7772806122981" calcext:value-type="float">
            <text:p>17.7772806122981</text:p>
          </table:table-cell>
          <table:table-cell office:value-type="float" office:value="0.014545706173408" calcext:value-type="float">
            <text:p>0.014545706173408</text:p>
          </table:table-cell>
          <table:table-cell office:value-type="float" office:value="17.736329553" calcext:value-type="float">
            <text:p>17.736329553</text:p>
          </table:table-cell>
          <table:table-cell office:value-type="float" office:value="17.76760046025" calcext:value-type="float">
            <text:p>17.76760046025</text:p>
          </table:table-cell>
          <table:table-cell office:value-type="float" office:value="17.7764583445" calcext:value-type="float">
            <text:p>17.7764583445</text:p>
          </table:table-cell>
          <table:table-cell office:value-type="float" office:value="17.78430875125" calcext:value-type="float">
            <text:p>17.78430875125</text:p>
          </table:table-cell>
          <table:table-cell office:value-type="float" office:value="17.81251686" calcext:value-type="float">
            <text:p>17.81251686</text:p>
          </table:table-cell>
          <table:table-cell office:value-type="float" office:value="109.144477791742" calcext:value-type="float">
            <text:p>109.144477791742</text:p>
          </table:table-cell>
          <table:table-cell table:number-columns-repeated="40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195" calcext:value-type="float">
            <text:p>195</text:p>
          </table:table-cell>
          <table:table-cell office:value-type="float" office:value="18.8765648313949" calcext:value-type="float">
            <text:p>18.8765648313949</text:p>
          </table:table-cell>
          <table:table-cell office:value-type="float" office:value="0.0169232151465086" calcext:value-type="float">
            <text:p>0.0169232151465086</text:p>
          </table:table-cell>
          <table:table-cell office:value-type="float" office:value="18.841282287" calcext:value-type="float">
            <text:p>18.841282287</text:p>
          </table:table-cell>
          <table:table-cell office:value-type="float" office:value="18.8645815025" calcext:value-type="float">
            <text:p>18.8645815025</text:p>
          </table:table-cell>
          <table:table-cell office:value-type="float" office:value="18.874896293" calcext:value-type="float">
            <text:p>18.874896293</text:p>
          </table:table-cell>
          <table:table-cell office:value-type="float" office:value="18.8884646355" calcext:value-type="float">
            <text:p>18.8884646355</text:p>
          </table:table-cell>
          <table:table-cell office:value-type="float" office:value="18.921313411" calcext:value-type="float">
            <text:p>18.921313411</text:p>
          </table:table-cell>
          <table:table-cell office:value-type="float" office:value="109.739609237721" calcext:value-type="float">
            <text:p>109.739609237721</text:p>
          </table:table-cell>
          <table:table-cell table:number-columns-repeated="40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8.5949921856667" calcext:value-type="float">
            <text:p>18.5949921856667</text:p>
          </table:table-cell>
          <table:table-cell office:value-type="float" office:value="0.0620481675490743" calcext:value-type="float">
            <text:p>0.0620481675490743</text:p>
          </table:table-cell>
          <table:table-cell office:value-type="float" office:value="18.523502873" calcext:value-type="float">
            <text:p>18.523502873</text:p>
          </table:table-cell>
          <table:table-cell office:value-type="float" office:value="18.575062327" calcext:value-type="float">
            <text:p>18.575062327</text:p>
          </table:table-cell>
          <table:table-cell office:value-type="float" office:value="18.626621781" calcext:value-type="float">
            <text:p>18.626621781</text:p>
          </table:table-cell>
          <table:table-cell office:value-type="float" office:value="18.630736842" calcext:value-type="float">
            <text:p>18.630736842</text:p>
          </table:table-cell>
          <table:table-cell office:value-type="float" office:value="18.634851903" calcext:value-type="float">
            <text:p>18.634851903</text:p>
          </table:table-cell>
          <table:table-cell office:value-type="float" office:value="106.611024285185" calcext:value-type="float">
            <text:p>106.611024285185</text:p>
          </table:table-cell>
          <table:table-cell table:number-columns-repeated="40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211" calcext:value-type="float">
            <text:p>211</text:p>
          </table:table-cell>
          <table:table-cell office:value-type="float" office:value="18.5335168596019" calcext:value-type="float">
            <text:p>18.5335168596019</text:p>
          </table:table-cell>
          <table:table-cell office:value-type="float" office:value="0.145038224869754" calcext:value-type="float">
            <text:p>0.145038224869754</text:p>
          </table:table-cell>
          <table:table-cell office:value-type="float" office:value="18.278235255" calcext:value-type="float">
            <text:p>18.278235255</text:p>
          </table:table-cell>
          <table:table-cell office:value-type="float" office:value="18.4796244675" calcext:value-type="float">
            <text:p>18.4796244675</text:p>
          </table:table-cell>
          <table:table-cell office:value-type="float" office:value="18.502627303" calcext:value-type="float">
            <text:p>18.502627303</text:p>
          </table:table-cell>
          <table:table-cell office:value-type="float" office:value="18.546219866" calcext:value-type="float">
            <text:p>18.546219866</text:p>
          </table:table-cell>
          <table:table-cell office:value-type="float" office:value="19.375219234" calcext:value-type="float">
            <text:p>19.375219234</text:p>
          </table:table-cell>
          <table:table-cell office:value-type="float" office:value="105.927965106688" calcext:value-type="float">
            <text:p>105.927965106688</text:p>
          </table:table-cell>
          <table:table-cell table:number-columns-repeated="4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9.061658079" calcext:value-type="float">
            <text:p>19.061658079</text:p>
          </table:table-cell>
          <table:table-cell/>
          <table:table-cell table:number-columns-repeated="5" office:value-type="float" office:value="19.061658079" calcext:value-type="float">
            <text:p>19.061658079</text:p>
          </table:table-cell>
          <table:table-cell office:value-type="float" office:value="111.796200877778" calcext:value-type="float">
            <text:p>111.796200877778</text:p>
          </table:table-cell>
          <table:table-cell table:number-columns-repeated="4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247" calcext:value-type="float">
            <text:p>247</text:p>
          </table:table-cell>
          <table:table-cell office:value-type="float" office:value="18.6052648239838" calcext:value-type="float">
            <text:p>18.6052648239838</text:p>
          </table:table-cell>
          <table:table-cell office:value-type="float" office:value="0.0226385312889138" calcext:value-type="float">
            <text:p>0.0226385312889138</text:p>
          </table:table-cell>
          <table:table-cell office:value-type="float" office:value="18.538706921" calcext:value-type="float">
            <text:p>18.538706921</text:p>
          </table:table-cell>
          <table:table-cell office:value-type="float" office:value="18.5915964085" calcext:value-type="float">
            <text:p>18.5915964085</text:p>
          </table:table-cell>
          <table:table-cell office:value-type="float" office:value="18.604732311" calcext:value-type="float">
            <text:p>18.604732311</text:p>
          </table:table-cell>
          <table:table-cell office:value-type="float" office:value="18.6209649325" calcext:value-type="float">
            <text:p>18.6209649325</text:p>
          </table:table-cell>
          <table:table-cell office:value-type="float" office:value="18.659347602" calcext:value-type="float">
            <text:p>18.659347602</text:p>
          </table:table-cell>
          <table:table-cell office:value-type="float" office:value="106.725164710931" calcext:value-type="float">
            <text:p>106.725164710931</text:p>
          </table:table-cell>
          <table:table-cell table:number-columns-repeated="4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29T17:34:19.409151460</meta:creation-date>
    <meta:generator>LibreOffice/7.3.7.2$Linux_X86_64 LibreOffice_project/30$Build-2</meta:generator>
    <dc:date>2023-07-20T11:52:16.150721228</dc:date>
    <meta:editing-duration>PT40M21S</meta:editing-duration>
    <meta:editing-cycles>7</meta:editing-cycles>
    <meta:document-statistic meta:table-count="1" meta:cell-count="1792" meta:object-count="8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75cm" svg:height="19.391cm" xlink:href=".." xlink:type="simple" chart:class="chart:scatter" chart:style-name="ch1">
        <chart:title svg:x="6.786cm" svg:y="0.038cm" chart:style-name="ch2">
          <text:p>solve_pnp</text:p>
        </chart:title>
        <chart:legend chart:legend-position="end" svg:x="14.328cm" svg:y="9.098cm" style:legend-expansion="custom" svg:width="1.162cm" svg:height="1.195cm" style:legend-expansion-aspect-ratio="0.972384937238494" chart:style-name="ch3"/>
        <chart:plot-area chart:style-name="ch4" table:cell-range-address="Sheet1.B2:Sheet1.B32 Sheet1.B70:Sheet1.B100 Sheet1.D70:Sheet1.D100" chart:data-source-has-labels="row" svg:x="0.29cm" svg:y="0.651cm" svg:width="14.289cm" svg:height="18.069cm">
          <chart:coordinate-region svg:x="0.436cm" svg:y="0.85cm" svg:width="14.049cm" svg:height="17.223cm"/>
          <chart:axis chart:dimension="x" chart:name="primary-x" chart:style-name="ch5">
            <chart:title svg:x="7.244cm" svg:y="18.831cm" chart:style-name="ch6">
              <text:p>m</text:p>
            </chart:title>
          </chart:axis>
          <chart:axis chart:dimension="y" chart:name="primary-y" chart:style-name="ch7">
            <chart:title svg:x="0cm" svg:y="9.875cm" chart:style-name="ch8">
              <text:p>m</text:p>
            </chart:title>
            <chart:grid chart:style-name="ch9" chart:class="major"/>
          </chart:axis>
          <chart:series chart:style-name="ch10" chart:values-cell-range-address="Sheet1.B70:Sheet1.B100" loext:label-string="real" chart:class="chart:scatter">
            <chart:domain table:cell-range-address="Sheet1.B2:Sheet1.B32"/>
            <chart:data-point chart:repeated="31"/>
          </chart:series>
          <chart:series chart:style-name="ch11" chart:values-cell-range-address="Sheet1.D70:Sheet1.D100" loext:label-string="meas" chart:class="chart:scatter">
            <chart:domain table:cell-range-address="Sheet1.D2:Sheet1.D32"/>
            <chart:data-point chart:repeated="3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real</text:p>
              </table:table-cell>
              <table:table-cell office:value-type="string">
                <text:p>Column D</text:p>
              </table:table-cell>
              <table:table-cell office:value-type="string">
                <text:p>mea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B2:Sheet1.B32</svg:desc>
                </draw:g>
              </table:table-cell>
              <table:table-cell office:value-type="float" office:value="3">
                <text:p>3</text:p>
                <draw:g>
                  <svg:desc>Sheet1.B70:Sheet1.B100</svg:desc>
                </draw:g>
              </table:table-cell>
              <table:table-cell office:value-type="float" office:value="0.216146069632124">
                <text:p>0.216146069632124</text:p>
                <draw:g>
                  <svg:desc>Sheet1.D2:Sheet1.D32</svg:desc>
                </draw:g>
              </table:table-cell>
              <table:table-cell office:value-type="float" office:value="6.22807772385492">
                <text:p>6.22807772385492</text:p>
                <draw:g>
                  <svg:desc>Sheet1.D70:Sheet1.D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0.237213261952381">
                <text:p>0.237213261952381</text:p>
              </table:table-cell>
              <table:table-cell office:value-type="float" office:value="7.27854841272381">
                <text:p>7.278548412723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.264749509408163">
                <text:p>0.264749509408163</text:p>
              </table:table-cell>
              <table:table-cell office:value-type="float" office:value="8.35312377333673">
                <text:p>8.3531237733367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.26199225111602">
                <text:p>2.26199225111602</text:p>
              </table:table-cell>
              <table:table-cell office:value-type="float" office:value="8.0974690038895">
                <text:p>8.097469003889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">
                <text:p>-1</text:p>
              </table:table-cell>
              <table:table-cell office:value-type="float" office:value="4">
                <text:p>4</text:p>
              </table:table-cell>
              <table:table-cell office:value-type="float" office:value="-1.89709265344444">
                <text:p>-1.89709265344444</text:p>
              </table:table-cell>
              <table:table-cell office:value-type="float" office:value="8.36508692097009">
                <text:p>8.3650869209700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0.260146411147982">
                <text:p>0.260146411147982</text:p>
              </table:table-cell>
              <table:table-cell office:value-type="float" office:value="9.40194321343946">
                <text:p>9.4019432134394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.281689852236842">
                <text:p>0.281689852236842</text:p>
              </table:table-cell>
              <table:table-cell office:value-type="float" office:value="10.4661307795226">
                <text:p>10.466130779522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2.33873620035514">
                <text:p>2.33873620035514</text:p>
              </table:table-cell>
              <table:table-cell office:value-type="float" office:value="10.2328017298738">
                <text:p>10.232801729873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1">
                <text:p>-1</text:p>
              </table:table-cell>
              <table:table-cell office:value-type="float" office:value="5">
                <text:p>5</text:p>
              </table:table-cell>
              <table:table-cell office:value-type="float" office:value="-1.86385727359223">
                <text:p>-1.86385727359223</text:p>
              </table:table-cell>
              <table:table-cell office:value-type="float" office:value="10.4244775782961">
                <text:p>10.424477578296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0.29955328239801">
                <text:p>0.29955328239801</text:p>
              </table:table-cell>
              <table:table-cell office:value-type="float" office:value="11.5121851315025">
                <text:p>11.51218513150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0.304596143690355">
                <text:p>0.304596143690355</text:p>
              </table:table-cell>
              <table:table-cell office:value-type="float" office:value="12.5294064616701">
                <text:p>12.529406461670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2.39344530806911">
                <text:p>2.39344530806911</text:p>
              </table:table-cell>
              <table:table-cell office:value-type="float" office:value="12.411933035935">
                <text:p>12.41193303593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1">
                <text:p>-1</text:p>
              </table:table-cell>
              <table:table-cell office:value-type="float" office:value="6">
                <text:p>6</text:p>
              </table:table-cell>
              <table:table-cell office:value-type="float" office:value="-1.85037630575622">
                <text:p>-1.85037630575622</text:p>
              </table:table-cell>
              <table:table-cell office:value-type="float" office:value="12.6117841777761">
                <text:p>12.611784177776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0.323798452725389">
                <text:p>0.323798452725389</text:p>
              </table:table-cell>
              <table:table-cell office:value-type="float" office:value="13.5529919158135">
                <text:p>13.552991915813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.338486458982301">
                <text:p>0.338486458982301</text:p>
              </table:table-cell>
              <table:table-cell office:value-type="float" office:value="14.6188484972345">
                <text:p>14.618848497234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2.42104908999074">
                <text:p>2.42104908999074</text:p>
              </table:table-cell>
              <table:table-cell office:value-type="float" office:value="14.5560831086713">
                <text:p>14.556083108671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4.45170512139796">
                <text:p>4.45170512139796</text:p>
              </table:table-cell>
              <table:table-cell office:value-type="float" office:value="14.3585966450255">
                <text:p>14.358596645025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1">
                <text:p>-1</text:p>
              </table:table-cell>
              <table:table-cell office:value-type="float" office:value="7">
                <text:p>7</text:p>
              </table:table-cell>
              <table:table-cell office:value-type="float" office:value="-1.82237229792893">
                <text:p>-1.82237229792893</text:p>
              </table:table-cell>
              <table:table-cell office:value-type="float" office:value="14.5788037353147">
                <text:p>14.578803735314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2">
                <text:p>-2</text:p>
              </table:table-cell>
              <table:table-cell office:value-type="float" office:value="7">
                <text:p>7</text:p>
              </table:table-cell>
              <table:table-cell office:value-type="float" office:value="-3.89682767129302">
                <text:p>-3.89682767129302</text:p>
              </table:table-cell>
              <table:table-cell office:value-type="float" office:value="14.6066017758465">
                <text:p>14.606601775846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0.346123219512563">
                <text:p>0.346123219512563</text:p>
              </table:table-cell>
              <table:table-cell office:value-type="float" office:value="15.6507144182462">
                <text:p>15.650714418246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.362556874408">
                <text:p>0.362556874408</text:p>
              </table:table-cell>
              <table:table-cell office:value-type="float" office:value="16.610525547756">
                <text:p>16.61052554775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2.42727087466667">
                <text:p>2.42727087466667</text:p>
              </table:table-cell>
              <table:table-cell office:value-type="float" office:value="16.6097950978256">
                <text:p>16.609795097825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4.44448335575115">
                <text:p>4.44448335575115</text:p>
              </table:table-cell>
              <table:table-cell office:value-type="float" office:value="16.3653767512074">
                <text:p>16.365376751207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1">
                <text:p>-1</text:p>
              </table:table-cell>
              <table:table-cell office:value-type="float" office:value="8">
                <text:p>8</text:p>
              </table:table-cell>
              <table:table-cell office:value-type="float" office:value="-1.75063685603097">
                <text:p>-1.75063685603097</text:p>
              </table:table-cell>
              <table:table-cell office:value-type="float" office:value="16.7175405724823">
                <text:p>16.717540572482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2">
                <text:p>-2</text:p>
              </table:table-cell>
              <table:table-cell office:value-type="float" office:value="8">
                <text:p>8</text:p>
              </table:table-cell>
              <table:table-cell office:value-type="float" office:value="-3.78992849751643">
                <text:p>-3.78992849751643</text:p>
              </table:table-cell>
              <table:table-cell office:value-type="float" office:value="16.5908575602019">
                <text:p>16.590857560201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0.379947316625">
                <text:p>0.379947316625</text:p>
              </table:table-cell>
              <table:table-cell office:value-type="float" office:value="17.7772806122981">
                <text:p>17.777280612298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0.418207793815385">
                <text:p>0.418207793815385</text:p>
              </table:table-cell>
              <table:table-cell office:value-type="float" office:value="18.8765648313949">
                <text:p>18.876564831394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 office:value-type="float" office:value="2.48612792666667">
                <text:p>2.48612792666667</text:p>
              </table:table-cell>
              <table:table-cell office:value-type="float" office:value="18.5949921856667">
                <text:p>18.594992185666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4.49860551514218">
                <text:p>4.49860551514218</text:p>
              </table:table-cell>
              <table:table-cell office:value-type="float" office:value="18.5335168596019">
                <text:p>18.533516859601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1">
                <text:p>-1</text:p>
              </table:table-cell>
              <table:table-cell office:value-type="float" office:value="9">
                <text:p>9</text:p>
              </table:table-cell>
              <table:table-cell office:value-type="float" office:value="-1.733262926">
                <text:p>-1.733262926</text:p>
              </table:table-cell>
              <table:table-cell office:value-type="float" office:value="19.061658079">
                <text:p>19.06165807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2">
                <text:p>-2</text:p>
              </table:table-cell>
              <table:table-cell office:value-type="float" office:value="9">
                <text:p>9</text:p>
              </table:table-cell>
              <table:table-cell office:value-type="float" office:value="-3.67760320763563">
                <text:p>-3.67760320763563</text:p>
              </table:table-cell>
              <table:table-cell office:value-type="float" office:value="18.6052648239838">
                <text:p>18.605264823983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title svg:x="6.355cm" svg:y="0.316cm" chart:style-name="ch2">
          <text:p>x std solve_pnp</text:p>
        </chart:title>
        <chart:plot-area chart:style-name="ch3" table:cell-range-address="Sheet1.B70:Sheet1.B100 Sheet1.E2:Sheet1.E32" svg:x="1.33cm" svg:y="1.275cm" svg:width="14.349cm" svg:height="6.57cm">
          <chart:coordinate-region svg:x="2.428cm" svg:y="1.474cm" svg:width="13.064cm" svg:height="5.724cm"/>
          <chart:axis chart:dimension="x" chart:name="primary-x" chart:style-name="ch4">
            <chart:title svg:x="7.587cm" svg:y="8.025cm" chart:style-name="ch5">
              <text:p>distance [m]</text:p>
            </chart:title>
          </chart:axis>
          <chart:axis chart:dimension="y" chart:name="primary-y" chart:style-name="ch6">
            <chart:title svg:x="0.451cm" svg:y="4.829cm" chart:style-name="ch7">
              <text:p>std</text:p>
            </chart:title>
            <chart:grid chart:style-name="ch8" chart:class="major"/>
          </chart:axis>
          <chart:series chart:style-name="ch9" chart:values-cell-range-address="Sheet1.E2:Sheet1.E32" chart:class="chart:scatter">
            <chart:domain table:cell-range-address="Sheet1.B70:Sheet1.B100"/>
            <chart:data-point chart:repeated="3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Sheet1.B70:Sheet1.B100</svg:desc>
                </draw:g>
              </table:table-cell>
              <table:table-cell office:value-type="float" office:value="0.0000643643971440191">
                <text:p>0.0000643643971440191</text:p>
                <draw:g>
                  <svg:desc>Sheet1.E2:Sheet1.E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5">
                <text:p>3.5</text:p>
              </table:table-cell>
              <table:table-cell office:value-type="float" office:value="0.000114852524216231">
                <text:p>0.00011485252421623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0000482429900943965">
                <text:p>0.000048242990094396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000861139222498291">
                <text:p>0.00086113922249829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00236847154089881">
                <text:p>0.0023684715408988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.5">
                <text:p>4.5</text:p>
              </table:table-cell>
              <table:table-cell office:value-type="float" office:value="0.0000657183627742678">
                <text:p>0.000065718362774267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0.000197593159042933">
                <text:p>0.0001975931590429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0.00281223731978085">
                <text:p>0.0028122373197808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0.000708966672133938">
                <text:p>0.00070896667213393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.5">
                <text:p>5.5</text:p>
              </table:table-cell>
              <table:table-cell office:value-type="float" office:value="0.000126527616559511">
                <text:p>0.00012652761655951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">
                <text:p>6</text:p>
              </table:table-cell>
              <table:table-cell office:value-type="float" office:value="0.000557568484622238">
                <text:p>0.00055756848462223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0.00146924486084562">
                <text:p>0.0014692448608456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">
                <text:p>6</text:p>
              </table:table-cell>
              <table:table-cell office:value-type="float" office:value="0.000925958257477659">
                <text:p>0.00092595825747765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.5">
                <text:p>6.5</text:p>
              </table:table-cell>
              <table:table-cell office:value-type="float" office:value="0.00112406282065469">
                <text:p>0.0011240628206546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">
                <text:p>7</text:p>
              </table:table-cell>
              <table:table-cell office:value-type="float" office:value="0.000111757636910274">
                <text:p>0.00011175763691027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">
                <text:p>7</text:p>
              </table:table-cell>
              <table:table-cell office:value-type="float" office:value="0.00330304728954601">
                <text:p>0.0033030472895460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">
                <text:p>7</text:p>
              </table:table-cell>
              <table:table-cell office:value-type="float" office:value="0.00700233879446327">
                <text:p>0.0070023387944632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">
                <text:p>7</text:p>
              </table:table-cell>
              <table:table-cell office:value-type="float" office:value="0.00143310338842217">
                <text:p>0.0014331033884221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">
                <text:p>7</text:p>
              </table:table-cell>
              <table:table-cell office:value-type="float" office:value="0.00988048606130524">
                <text:p>0.0098804860613052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.5">
                <text:p>7.5</text:p>
              </table:table-cell>
              <table:table-cell office:value-type="float" office:value="0.000163533735258154">
                <text:p>0.00016353373525815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">
                <text:p>8</text:p>
              </table:table-cell>
              <table:table-cell office:value-type="float" office:value="0.00147849891244477">
                <text:p>0.0014784989124447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">
                <text:p>8</text:p>
              </table:table-cell>
              <table:table-cell office:value-type="float" office:value="0.00221119162266082">
                <text:p>0.0022111916226608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">
                <text:p>8</text:p>
              </table:table-cell>
              <table:table-cell office:value-type="float" office:value="0.0034264172843635">
                <text:p>0.003426417284363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">
                <text:p>8</text:p>
              </table:table-cell>
              <table:table-cell office:value-type="float" office:value="0.00172641589309078">
                <text:p>0.0017264158930907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">
                <text:p>8</text:p>
              </table:table-cell>
              <table:table-cell office:value-type="float" office:value="0.00385189614694201">
                <text:p>0.0038518961469420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.5">
                <text:p>8.5</text:p>
              </table:table-cell>
              <table:table-cell office:value-type="float" office:value="0.000364025522879964">
                <text:p>0.00036402552287996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">
                <text:p>9</text:p>
              </table:table-cell>
              <table:table-cell office:value-type="float" office:value="0.00081963232809842">
                <text:p>0.0008196323280984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">
                <text:p>9</text:p>
              </table:table-cell>
              <table:table-cell office:value-type="float" office:value="0.00902523922899707">
                <text:p>0.0090252392289970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">
                <text:p>9</text:p>
              </table:table-cell>
              <table:table-cell office:value-type="float" office:value="0.0353050207797567">
                <text:p>0.035305020779756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">
                <text:p>9</text:p>
              </table:table-cell>
              <table:table-cell office:value-type="float" office:value="0.00441746943827505">
                <text:p>0.0044174694382750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title svg:x="6.355cm" svg:y="0.316cm" chart:style-name="ch2">
          <text:p>z std solve_pnp</text:p>
        </chart:title>
        <chart:plot-area chart:style-name="ch3" table:cell-range-address="Sheet1.B70:Sheet1.B100 Sheet1.E70:Sheet1.E100" svg:x="1.274cm" svg:y="1.275cm" svg:width="14.348cm" svg:height="6.568cm">
          <chart:coordinate-region svg:x="2.186cm" svg:y="1.474cm" svg:width="13.249cm" svg:height="5.722cm"/>
          <chart:axis chart:dimension="x" chart:name="primary-x" chart:style-name="ch4">
            <chart:title svg:x="7.531cm" svg:y="8.023cm" chart:style-name="ch5">
              <text:p>distance [m]</text:p>
            </chart:title>
          </chart:axis>
          <chart:axis chart:dimension="y" chart:name="primary-y" chart:style-name="ch6">
            <chart:title svg:x="0.395cm" svg:y="4.828cm" chart:style-name="ch7">
              <text:p>std</text:p>
            </chart:title>
            <chart:grid chart:style-name="ch8" chart:class="major"/>
          </chart:axis>
          <chart:series chart:style-name="ch9" chart:values-cell-range-address="Sheet1.E70:Sheet1.E100" chart:class="chart:scatter">
            <chart:domain table:cell-range-address="Sheet1.B70:Sheet1.B100"/>
            <chart:data-point chart:repeated="3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Sheet1.B70:Sheet1.B100</svg:desc>
                </draw:g>
              </table:table-cell>
              <table:table-cell office:value-type="float" office:value="0.00229611582431898">
                <text:p>0.00229611582431898</text:p>
                <draw:g>
                  <svg:desc>Sheet1.E70:Sheet1.E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5">
                <text:p>3.5</text:p>
              </table:table-cell>
              <table:table-cell office:value-type="float" office:value="0.00535246371979417">
                <text:p>0.0053524637197941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00153738081840144">
                <text:p>0.001537380818401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00300050009394538">
                <text:p>0.0030005000939453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0108122579884023">
                <text:p>0.010812257988402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.5">
                <text:p>4.5</text:p>
              </table:table-cell>
              <table:table-cell office:value-type="float" office:value="0.00237294398254328">
                <text:p>0.0023729439825432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0.0101025874505449">
                <text:p>0.010102587450544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0.0123175268019898">
                <text:p>0.012317526801989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0.00397151430253243">
                <text:p>0.0039715143025324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.5">
                <text:p>5.5</text:p>
              </table:table-cell>
              <table:table-cell office:value-type="float" office:value="0.00642865806420555">
                <text:p>0.0064286580642055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">
                <text:p>6</text:p>
              </table:table-cell>
              <table:table-cell office:value-type="float" office:value="0.0209511287856027">
                <text:p>0.020951128785602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0.00760199728091407">
                <text:p>0.0076019972809140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">
                <text:p>6</text:p>
              </table:table-cell>
              <table:table-cell office:value-type="float" office:value="0.00611473859572326">
                <text:p>0.0061147385957232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.5">
                <text:p>6.5</text:p>
              </table:table-cell>
              <table:table-cell office:value-type="float" office:value="0.0293377389129273">
                <text:p>0.029337738912927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">
                <text:p>7</text:p>
              </table:table-cell>
              <table:table-cell office:value-type="float" office:value="0.00446128826457754">
                <text:p>0.0044612882645775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">
                <text:p>7</text:p>
              </table:table-cell>
              <table:table-cell office:value-type="float" office:value="0.0193076954168835">
                <text:p>0.019307695416883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">
                <text:p>7</text:p>
              </table:table-cell>
              <table:table-cell office:value-type="float" office:value="0.0224129151235471">
                <text:p>0.022412915123547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">
                <text:p>7</text:p>
              </table:table-cell>
              <table:table-cell office:value-type="float" office:value="0.0113063839732252">
                <text:p>0.011306383973225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">
                <text:p>7</text:p>
              </table:table-cell>
              <table:table-cell office:value-type="float" office:value="0.0364143373151996">
                <text:p>0.036414337315199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.5">
                <text:p>7.5</text:p>
              </table:table-cell>
              <table:table-cell office:value-type="float" office:value="0.00761032621138122">
                <text:p>0.0076103262113812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">
                <text:p>8</text:p>
              </table:table-cell>
              <table:table-cell office:value-type="float" office:value="0.054422977397116">
                <text:p>0.05442297739711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">
                <text:p>8</text:p>
              </table:table-cell>
              <table:table-cell office:value-type="float" office:value="0.014245954248265">
                <text:p>0.01424595424826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">
                <text:p>8</text:p>
              </table:table-cell>
              <table:table-cell office:value-type="float" office:value="0.0126483798020675">
                <text:p>0.012648379802067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">
                <text:p>8</text:p>
              </table:table-cell>
              <table:table-cell office:value-type="float" office:value="0.0169543704609874">
                <text:p>0.016954370460987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">
                <text:p>8</text:p>
              </table:table-cell>
              <table:table-cell office:value-type="float" office:value="0.0164108115931016">
                <text:p>0.016410811593101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.5">
                <text:p>8.5</text:p>
              </table:table-cell>
              <table:table-cell office:value-type="float" office:value="0.014545706173408">
                <text:p>0.01454570617340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">
                <text:p>9</text:p>
              </table:table-cell>
              <table:table-cell office:value-type="float" office:value="0.0169232151465086">
                <text:p>0.016923215146508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">
                <text:p>9</text:p>
              </table:table-cell>
              <table:table-cell office:value-type="float" office:value="0.0620481675490743">
                <text:p>0.062048167549074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">
                <text:p>9</text:p>
              </table:table-cell>
              <table:table-cell office:value-type="float" office:value="0.145038224869754">
                <text:p>0.14503822486975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">
                <text:p>9</text:p>
              </table:table-cell>
              <table:table-cell office:value-type="float" office:value="0.0226385312889138">
                <text:p>0.022638531288913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error-category="cell-range" chart:error-upper-range="Sheet1.E70:Sheet1.E100" chart:error-lower-range="Sheet1.E70:Sheet1.E100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bow-tie" chart:symbol-width="0.25cm" chart:symbol-height="0.25cm" chart:link-data-style-to-source="true" chart:error-category="cell-range" chart:error-upper-range="Sheet1.E70:Sheet1.E100" chart:error-lower-range="Sheet1.E70:Sheet1.E100"/>
      <style:graphic-properties draw:stroke="none" svg:stroke-width="0.08cm" svg:stroke-color="#9ab4d0" draw:fill-color="#9ab4d0"/>
      <style:text-properties fo:font-size="10pt" style:font-size-asian="10pt" style:font-size-complex="10pt"/>
    </style:style>
    <style:style style:name="ch10" style:family="chart">
      <style:chart-properties chart:error-upper-indicator="true" chart:error-lower-indicator="true" chart:error-category="cell-range" chart:error-upper-range="Sheet1.E70:Sheet1.E100" chart:error-lower-range="Sheet1.E70:Sheet1.E100" loext:std-weight="1"/>
      <style:graphic-properties draw:stroke="solid" svg:stroke-width="0cm" svg:stroke-color="#000000" svg:stroke-opacity="100%" draw:stroke-linejoin="round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title svg:x="7.241cm" svg:y="0.316cm" chart:style-name="ch2">
          <text:p>error Z</text:p>
        </chart:title>
        <chart:plot-area chart:style-name="ch3" table:cell-range-address="Sheet1.B70:Sheet1.B100 Sheet1.K70:Sheet1.K99" svg:x="1.33cm" svg:y="1.275cm" svg:width="14.349cm" svg:height="6.569cm">
          <chart:coordinate-region svg:x="2.137cm" svg:y="1.475cm" svg:width="13.355cm" svg:height="5.723cm"/>
          <chart:axis chart:dimension="x" chart:name="primary-x" chart:style-name="ch4">
            <chart:title svg:x="7.587cm" svg:y="8.024cm" chart:style-name="ch5">
              <text:p>distance [m]</text:p>
            </chart:title>
          </chart:axis>
          <chart:axis chart:dimension="y" chart:name="primary-y" chart:style-name="ch6">
            <chart:title svg:x="0.451cm" svg:y="6.111cm" chart:style-name="ch7">
              <text:p>percent relative error</text:p>
            </chart:title>
            <chart:grid chart:style-name="ch8" chart:class="major"/>
          </chart:axis>
          <chart:series chart:style-name="ch9" chart:values-cell-range-address="Sheet1.K70:Sheet1.K99" chart:class="chart:scatter">
            <chart:domain table:cell-range-address="Sheet1.B70:Sheet1.B100"/>
            <chart:error-indicator chart:style-name="ch10" chart:dimension="y"/>
            <chart:data-point chart:repeated="3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K</text:p>
              </table:table-cell>
              <table:table-cell office:value-type="string">
                <text:p>Column E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Sheet1.B70:Sheet1.B100</svg:desc>
                </draw:g>
              </table:table-cell>
              <table:table-cell office:value-type="float" office:value="107.602590795164">
                <text:p>107.602590795164</text:p>
                <draw:g>
                  <svg:desc>Sheet1.K70:Sheet1.K99</svg:desc>
                </draw:g>
              </table:table-cell>
              <table:table-cell office:value-type="float" office:value="0.00229611582431898">
                <text:p>0.00229611582431898</text:p>
                <draw:g>
                  <svg:desc>Sheet1.E70:Sheet1.E100</svg:desc>
                </draw:g>
              </table:table-cell>
              <table:table-cell office:value-type="float" office:value="0.00229611582431898">
                <text:p>0.00229611582431898</text:p>
                <draw:g>
                  <svg:desc>Sheet1.E70:Sheet1.E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5">
                <text:p>3.5</text:p>
              </table:table-cell>
              <table:table-cell office:value-type="float" office:value="107.958526077823">
                <text:p>107.958526077823</text:p>
              </table:table-cell>
              <table:table-cell office:value-type="float" office:value="0.00535246371979417">
                <text:p>0.00535246371979417</text:p>
              </table:table-cell>
              <table:table-cell office:value-type="float" office:value="0.00535246371979417">
                <text:p>0.0053524637197941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108.828094333418">
                <text:p>108.828094333418</text:p>
              </table:table-cell>
              <table:table-cell office:value-type="float" office:value="0.00153738081840144">
                <text:p>0.00153738081840144</text:p>
              </table:table-cell>
              <table:table-cell office:value-type="float" office:value="0.00153738081840144">
                <text:p>0.001537380818401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02.436725097238">
                <text:p>102.436725097238</text:p>
              </table:table-cell>
              <table:table-cell office:value-type="float" office:value="0.00300050009394538">
                <text:p>0.00300050009394538</text:p>
              </table:table-cell>
              <table:table-cell office:value-type="float" office:value="0.00300050009394538">
                <text:p>0.0030005000939453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09.127173024252">
                <text:p>109.127173024252</text:p>
              </table:table-cell>
              <table:table-cell office:value-type="float" office:value="0.0108122579884023">
                <text:p>0.0108122579884023</text:p>
              </table:table-cell>
              <table:table-cell office:value-type="float" office:value="0.0108122579884023">
                <text:p>0.010812257988402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.5">
                <text:p>4.5</text:p>
              </table:table-cell>
              <table:table-cell office:value-type="float" office:value="108.932071409766">
                <text:p>108.932071409766</text:p>
              </table:table-cell>
              <table:table-cell office:value-type="float" office:value="0.00237294398254328">
                <text:p>0.00237294398254328</text:p>
              </table:table-cell>
              <table:table-cell office:value-type="float" office:value="0.00237294398254328">
                <text:p>0.0023729439825432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109.322615590451">
                <text:p>109.322615590451</text:p>
              </table:table-cell>
              <table:table-cell office:value-type="float" office:value="0.0101025874505449">
                <text:p>0.0101025874505449</text:p>
              </table:table-cell>
              <table:table-cell office:value-type="float" office:value="0.0101025874505449">
                <text:p>0.010102587450544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104.656034597477">
                <text:p>104.656034597477</text:p>
              </table:table-cell>
              <table:table-cell office:value-type="float" office:value="0.0123175268019898">
                <text:p>0.0123175268019898</text:p>
              </table:table-cell>
              <table:table-cell office:value-type="float" office:value="0.0123175268019898">
                <text:p>0.012317526801989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108.489551565922">
                <text:p>108.489551565922</text:p>
              </table:table-cell>
              <table:table-cell office:value-type="float" office:value="0.00397151430253243">
                <text:p>0.00397151430253243</text:p>
              </table:table-cell>
              <table:table-cell office:value-type="float" office:value="0.00397151430253243">
                <text:p>0.0039715143025324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.5">
                <text:p>5.5</text:p>
              </table:table-cell>
              <table:table-cell office:value-type="float" office:value="109.312456936409">
                <text:p>109.312456936409</text:p>
              </table:table-cell>
              <table:table-cell office:value-type="float" office:value="0.00642865806420555">
                <text:p>0.00642865806420555</text:p>
              </table:table-cell>
              <table:table-cell office:value-type="float" office:value="0.00642865806420555">
                <text:p>0.0064286580642055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">
                <text:p>6</text:p>
              </table:table-cell>
              <table:table-cell office:value-type="float" office:value="108.823441027834">
                <text:p>108.823441027834</text:p>
              </table:table-cell>
              <table:table-cell office:value-type="float" office:value="0.0209511287856027">
                <text:p>0.0209511287856027</text:p>
              </table:table-cell>
              <table:table-cell office:value-type="float" office:value="0.0209511287856027">
                <text:p>0.020951128785602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106.865550598916">
                <text:p>106.865550598916</text:p>
              </table:table-cell>
              <table:table-cell office:value-type="float" office:value="0.00760199728091407">
                <text:p>0.00760199728091407</text:p>
              </table:table-cell>
              <table:table-cell office:value-type="float" office:value="0.00760199728091407">
                <text:p>0.0076019972809140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">
                <text:p>6</text:p>
              </table:table-cell>
              <table:table-cell office:value-type="float" office:value="110.196402962935">
                <text:p>110.196402962935</text:p>
              </table:table-cell>
              <table:table-cell office:value-type="float" office:value="0.00611473859572326">
                <text:p>0.00611473859572326</text:p>
              </table:table-cell>
              <table:table-cell office:value-type="float" office:value="0.00611473859572326">
                <text:p>0.0061147385957232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.5">
                <text:p>6.5</text:p>
              </table:table-cell>
              <table:table-cell office:value-type="float" office:value="108.507567935592">
                <text:p>108.507567935592</text:p>
              </table:table-cell>
              <table:table-cell office:value-type="float" office:value="0.0293377389129273">
                <text:p>0.0293377389129273</text:p>
              </table:table-cell>
              <table:table-cell office:value-type="float" office:value="0.0293377389129273">
                <text:p>0.029337738912927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">
                <text:p>7</text:p>
              </table:table-cell>
              <table:table-cell office:value-type="float" office:value="108.840692817636">
                <text:p>108.840692817636</text:p>
              </table:table-cell>
              <table:table-cell office:value-type="float" office:value="0.00446128826457754">
                <text:p>0.00446128826457754</text:p>
              </table:table-cell>
              <table:table-cell office:value-type="float" office:value="0.00446128826457754">
                <text:p>0.0044612882645775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">
                <text:p>7</text:p>
              </table:table-cell>
              <table:table-cell office:value-type="float" office:value="107.94404440959">
                <text:p>107.94404440959</text:p>
              </table:table-cell>
              <table:table-cell office:value-type="float" office:value="0.0193076954168835">
                <text:p>0.0193076954168835</text:p>
              </table:table-cell>
              <table:table-cell office:value-type="float" office:value="0.0193076954168835">
                <text:p>0.019307695416883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">
                <text:p>7</text:p>
              </table:table-cell>
              <table:table-cell office:value-type="float" office:value="105.12280921465">
                <text:p>105.12280921465</text:p>
              </table:table-cell>
              <table:table-cell office:value-type="float" office:value="0.0224129151235471">
                <text:p>0.0224129151235471</text:p>
              </table:table-cell>
              <table:table-cell office:value-type="float" office:value="0.0224129151235471">
                <text:p>0.022412915123547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">
                <text:p>7</text:p>
              </table:table-cell>
              <table:table-cell office:value-type="float" office:value="108.26862479021">
                <text:p>108.26862479021</text:p>
              </table:table-cell>
              <table:table-cell office:value-type="float" office:value="0.0113063839732252">
                <text:p>0.0113063839732252</text:p>
              </table:table-cell>
              <table:table-cell office:value-type="float" office:value="0.0113063839732252">
                <text:p>0.011306383973225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">
                <text:p>7</text:p>
              </table:table-cell>
              <table:table-cell office:value-type="float" office:value="108.66573965495">
                <text:p>108.66573965495</text:p>
              </table:table-cell>
              <table:table-cell office:value-type="float" office:value="0.0364143373151996">
                <text:p>0.0364143373151996</text:p>
              </table:table-cell>
              <table:table-cell office:value-type="float" office:value="0.0364143373151996">
                <text:p>0.036414337315199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.5">
                <text:p>7.5</text:p>
              </table:table-cell>
              <table:table-cell office:value-type="float" office:value="108.676192243283">
                <text:p>108.676192243283</text:p>
              </table:table-cell>
              <table:table-cell office:value-type="float" office:value="0.00761032621138122">
                <text:p>0.00761032621138122</text:p>
              </table:table-cell>
              <table:table-cell office:value-type="float" office:value="0.00761032621138122">
                <text:p>0.0076103262113812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">
                <text:p>8</text:p>
              </table:table-cell>
              <table:table-cell office:value-type="float" office:value="107.63156934695">
                <text:p>107.63156934695</text:p>
              </table:table-cell>
              <table:table-cell office:value-type="float" office:value="0.054422977397116">
                <text:p>0.054422977397116</text:p>
              </table:table-cell>
              <table:table-cell office:value-type="float" office:value="0.054422977397116">
                <text:p>0.05442297739711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">
                <text:p>8</text:p>
              </table:table-cell>
              <table:table-cell office:value-type="float" office:value="107.622438722821">
                <text:p>107.622438722821</text:p>
              </table:table-cell>
              <table:table-cell office:value-type="float" office:value="0.014245954248265">
                <text:p>0.014245954248265</text:p>
              </table:table-cell>
              <table:table-cell office:value-type="float" office:value="0.014245954248265">
                <text:p>0.01424595424826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">
                <text:p>8</text:p>
              </table:table-cell>
              <table:table-cell office:value-type="float" office:value="104.567209390092">
                <text:p>104.567209390092</text:p>
              </table:table-cell>
              <table:table-cell office:value-type="float" office:value="0.0126483798020675">
                <text:p>0.0126483798020675</text:p>
              </table:table-cell>
              <table:table-cell office:value-type="float" office:value="0.0126483798020675">
                <text:p>0.012648379802067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">
                <text:p>8</text:p>
              </table:table-cell>
              <table:table-cell office:value-type="float" office:value="108.969257156029">
                <text:p>108.969257156029</text:p>
              </table:table-cell>
              <table:table-cell office:value-type="float" office:value="0.0169543704609874">
                <text:p>0.0169543704609874</text:p>
              </table:table-cell>
              <table:table-cell office:value-type="float" office:value="0.0169543704609874">
                <text:p>0.016954370460987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">
                <text:p>8</text:p>
              </table:table-cell>
              <table:table-cell office:value-type="float" office:value="107.385719502524">
                <text:p>107.385719502524</text:p>
              </table:table-cell>
              <table:table-cell office:value-type="float" office:value="0.0164108115931016">
                <text:p>0.0164108115931016</text:p>
              </table:table-cell>
              <table:table-cell office:value-type="float" office:value="0.0164108115931016">
                <text:p>0.016410811593101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.5">
                <text:p>8.5</text:p>
              </table:table-cell>
              <table:table-cell office:value-type="float" office:value="109.144477791742">
                <text:p>109.144477791742</text:p>
              </table:table-cell>
              <table:table-cell office:value-type="float" office:value="0.014545706173408">
                <text:p>0.014545706173408</text:p>
              </table:table-cell>
              <table:table-cell office:value-type="float" office:value="0.014545706173408">
                <text:p>0.01454570617340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">
                <text:p>9</text:p>
              </table:table-cell>
              <table:table-cell office:value-type="float" office:value="109.739609237721">
                <text:p>109.739609237721</text:p>
              </table:table-cell>
              <table:table-cell office:value-type="float" office:value="0.0169232151465086">
                <text:p>0.0169232151465086</text:p>
              </table:table-cell>
              <table:table-cell office:value-type="float" office:value="0.0169232151465086">
                <text:p>0.016923215146508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">
                <text:p>9</text:p>
              </table:table-cell>
              <table:table-cell office:value-type="float" office:value="106.611024285185">
                <text:p>106.611024285185</text:p>
              </table:table-cell>
              <table:table-cell office:value-type="float" office:value="0.0620481675490743">
                <text:p>0.0620481675490743</text:p>
              </table:table-cell>
              <table:table-cell office:value-type="float" office:value="0.0620481675490743">
                <text:p>0.062048167549074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">
                <text:p>9</text:p>
              </table:table-cell>
              <table:table-cell office:value-type="float" office:value="105.927965106688">
                <text:p>105.927965106688</text:p>
              </table:table-cell>
              <table:table-cell office:value-type="float" office:value="0.145038224869754">
                <text:p>0.145038224869754</text:p>
              </table:table-cell>
              <table:table-cell office:value-type="float" office:value="0.145038224869754">
                <text:p>0.14503822486975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">
                <text:p>9</text:p>
              </table:table-cell>
              <table:table-cell office:value-type="float" office:value="111.796200877778">
                <text:p>111.796200877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0.0226385312889138">
                <text:p>0.0226385312889138</text:p>
              </table:table-cell>
              <table:table-cell office:value-type="float" office:value="0.0226385312889138">
                <text:p>0.022638531288913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error-category="cell-range" chart:error-upper-range="Sheet1.Q2:Sheet1.Q19" chart:error-lower-range="Sheet1.Q2:Sheet1.Q19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bow-tie" chart:symbol-width="0.25cm" chart:symbol-height="0.25cm" chart:link-data-style-to-source="true" chart:error-category="cell-range" chart:error-upper-range="Sheet1.Q2:Sheet1.Q19" chart:error-lower-range="Sheet1.Q2:Sheet1.Q19"/>
      <style:graphic-properties draw:stroke="none" svg:stroke-width="0.08cm" svg:stroke-color="#9ab4d0" draw:fill-color="#9ab4d0"/>
      <style:text-properties fo:font-size="10pt" style:font-size-asian="10pt" style:font-size-complex="10pt"/>
    </style:style>
    <style:style style:name="ch10" style:family="chart">
      <style:chart-properties chart:error-upper-indicator="true" chart:error-lower-indicator="true" chart:error-category="cell-range" chart:error-upper-range="Sheet1.Q2:Sheet1.Q19" chart:error-lower-range="Sheet1.Q2:Sheet1.Q19" loext:std-weight="1"/>
      <style:graphic-properties draw:stroke="solid" svg:stroke-width="0cm" svg:stroke-color="#000000" svg:stroke-opacity="100%" draw:stroke-linejoin="round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title svg:x="7.228cm" svg:y="0.316cm" chart:style-name="ch2">
          <text:p>error X</text:p>
        </chart:title>
        <chart:plot-area chart:style-name="ch3" table:cell-range-address="Sheet1.M2:Sheet1.M19 Sheet1.W2:Sheet1.W19" svg:x="1.33cm" svg:y="1.275cm" svg:width="14.349cm" svg:height="6.57cm">
          <chart:coordinate-region svg:x="2.243cm" svg:y="1.474cm" svg:width="13.249cm" svg:height="6.172cm"/>
          <chart:axis chart:dimension="x" chart:name="primary-x" chart:style-name="ch4">
            <chart:title svg:x="7.587cm" svg:y="8.025cm" chart:style-name="ch5">
              <text:p>distance [m]</text:p>
            </chart:title>
          </chart:axis>
          <chart:axis chart:dimension="y" chart:name="primary-y" chart:style-name="ch6">
            <chart:title svg:x="0.451cm" svg:y="6.112cm" chart:style-name="ch7">
              <text:p>percent relative error</text:p>
            </chart:title>
            <chart:grid chart:style-name="ch8" chart:class="major"/>
          </chart:axis>
          <chart:series chart:style-name="ch9" chart:values-cell-range-address="Sheet1.W2:Sheet1.W19" chart:class="chart:scatter">
            <chart:domain table:cell-range-address="Sheet1.M2:Sheet1.M19"/>
            <chart:error-indicator chart:style-name="ch10" chart:dimension="y"/>
            <chart:data-point chart:repeated="1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  <table:table-cell office:value-type="string">
                <text:p>Column W</text:p>
              </table:table-cell>
              <table:table-cell office:value-type="string">
                <text:p>Column Q</text:p>
              </table:table-cell>
              <table:table-cell office:value-type="string">
                <text:p>Column Q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Sheet1.M2:Sheet1.M19</svg:desc>
                </draw:g>
              </table:table-cell>
              <table:table-cell office:value-type="float" office:value="-289.709265344444">
                <text:p>-289.709265344444</text:p>
                <draw:g>
                  <svg:desc>Sheet1.W2:Sheet1.W19</svg:desc>
                </draw:g>
              </table:table-cell>
              <table:table-cell office:value-type="float" office:value="0.00236847154089881">
                <text:p>0.00236847154089881</text:p>
                <draw:g>
                  <svg:desc>Sheet1.Q2:Sheet1.Q19</svg:desc>
                </draw:g>
              </table:table-cell>
              <table:table-cell office:value-type="float" office:value="0.00236847154089881">
                <text:p>0.00236847154089881</text:p>
                <draw:g>
                  <svg:desc>Sheet1.Q2:Sheet1.Q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-126.474950940816">
                <text:p>-126.474950940816</text:p>
              </table:table-cell>
              <table:table-cell office:value-type="float" office:value="0.0000482429900943965">
                <text:p>0.0000482429900943965</text:p>
              </table:table-cell>
              <table:table-cell office:value-type="float" office:value="0.0000482429900943965">
                <text:p>0.00004824299009439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-286.385727359223">
                <text:p>-286.385727359223</text:p>
              </table:table-cell>
              <table:table-cell office:value-type="float" office:value="0.000708966672133938">
                <text:p>0.000708966672133938</text:p>
              </table:table-cell>
              <table:table-cell office:value-type="float" office:value="0.000708966672133938">
                <text:p>0.00070896667213393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-128.168985223684">
                <text:p>-128.168985223684</text:p>
              </table:table-cell>
              <table:table-cell office:value-type="float" office:value="0.000197593159042933">
                <text:p>0.000197593159042933</text:p>
              </table:table-cell>
              <table:table-cell office:value-type="float" office:value="0.000197593159042933">
                <text:p>0.0001975931590429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-69.5403856309645">
                <text:p>-69.5403856309645</text:p>
              </table:table-cell>
              <table:table-cell office:value-type="float" office:value="0.000557568484622238">
                <text:p>0.000557568484622238</text:p>
              </table:table-cell>
              <table:table-cell office:value-type="float" office:value="0.000557568484622238">
                <text:p>0.00055756848462223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85.0376305756219">
                <text:p>85.0376305756219</text:p>
              </table:table-cell>
              <table:table-cell office:value-type="float" office:value="0.000925958257477659">
                <text:p>0.000925958257477659</text:p>
              </table:table-cell>
              <table:table-cell office:value-type="float" office:value="0.000925958257477659">
                <text:p>0.00092595825747765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42.104908999074">
                <text:p>142.104908999074</text:p>
              </table:table-cell>
              <table:table-cell office:value-type="float" office:value="0.00330304728954601">
                <text:p>0.00330304728954601</text:p>
              </table:table-cell>
              <table:table-cell office:value-type="float" office:value="0.00330304728954601">
                <text:p>0.003303047289546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-294.841383564651">
                <text:p>-294.841383564651</text:p>
              </table:table-cell>
              <table:table-cell office:value-type="float" office:value="0.00988048606130524">
                <text:p>0.00988048606130524</text:p>
              </table:table-cell>
              <table:table-cell office:value-type="float" office:value="0.00988048606130524">
                <text:p>0.0098804860613052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82.2372297928934">
                <text:p>82.2372297928934</text:p>
              </table:table-cell>
              <table:table-cell office:value-type="float" office:value="0.00143310338842217">
                <text:p>0.00143310338842217</text:p>
              </table:table-cell>
              <table:table-cell office:value-type="float" office:value="0.00143310338842217">
                <text:p>0.0014331033884221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-116.924322949115">
                <text:p>-116.924322949115</text:p>
              </table:table-cell>
              <table:table-cell office:value-type="float" office:value="0.000111757636910274">
                <text:p>0.000111757636910274</text:p>
              </table:table-cell>
              <table:table-cell office:value-type="float" office:value="0.000111757636910274">
                <text:p>0.00011175763691027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-478.992849751643">
                <text:p>-478.992849751643</text:p>
              </table:table-cell>
              <table:table-cell office:value-type="float" office:value="0.00385189614694201">
                <text:p>0.00385189614694201</text:p>
              </table:table-cell>
              <table:table-cell office:value-type="float" office:value="0.00385189614694201">
                <text:p>0.0038518961469420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">
                <text:p>8</text:p>
              </table:table-cell>
              <table:table-cell office:value-type="float" office:value="-81.8721562796">
                <text:p>-81.8721562796</text:p>
              </table:table-cell>
              <table:table-cell office:value-type="float" office:value="0.00147849891244477">
                <text:p>0.00147849891244477</text:p>
              </table:table-cell>
              <table:table-cell office:value-type="float" office:value="0.00147849891244477">
                <text:p>0.0014784989124447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">
                <text:p>8</text:p>
              </table:table-cell>
              <table:table-cell office:value-type="float" office:value="-342.727087466667">
                <text:p>-342.727087466667</text:p>
              </table:table-cell>
              <table:table-cell office:value-type="float" office:value="0.00221119162266082">
                <text:p>0.00221119162266082</text:p>
              </table:table-cell>
              <table:table-cell office:value-type="float" office:value="0.00221119162266082">
                <text:p>0.0022111916226608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">
                <text:p>8</text:p>
              </table:table-cell>
              <table:table-cell office:value-type="float" office:value="-12.4681571984513">
                <text:p>-12.4681571984513</text:p>
              </table:table-cell>
              <table:table-cell office:value-type="float" office:value="0.00172641589309078">
                <text:p>0.00172641589309078</text:p>
              </table:table-cell>
              <table:table-cell office:value-type="float" office:value="0.00172641589309078">
                <text:p>0.0017264158930907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">
                <text:p>9</text:p>
              </table:table-cell>
              <table:table-cell office:value-type="float" office:value="148.612792666667">
                <text:p>148.612792666667</text:p>
              </table:table-cell>
              <table:table-cell office:value-type="float" office:value="0.00902523922899707">
                <text:p>0.00902523922899707</text:p>
              </table:table-cell>
              <table:table-cell office:value-type="float" office:value="0.00902523922899707">
                <text:p>0.0090252392289970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">
                <text:p>9</text:p>
              </table:table-cell>
              <table:table-cell office:value-type="float" office:value="-283.880160381781">
                <text:p>-283.880160381781</text:p>
              </table:table-cell>
              <table:table-cell office:value-type="float" office:value="0.00441746943827505">
                <text:p>0.00441746943827505</text:p>
              </table:table-cell>
              <table:table-cell office:value-type="float" office:value="0.00441746943827505">
                <text:p>0.0044174694382750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">
                <text:p>9</text:p>
              </table:table-cell>
              <table:table-cell office:value-type="float" office:value="-141.820779381538">
                <text:p>-141.820779381538</text:p>
              </table:table-cell>
              <table:table-cell office:value-type="float" office:value="0.00081963232809842">
                <text:p>0.00081963232809842</text:p>
              </table:table-cell>
              <table:table-cell office:value-type="float" office:value="0.00081963232809842">
                <text:p>0.0008196323280984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">
                <text:p>9</text:p>
              </table:table-cell>
              <table:table-cell office:value-type="float" office:value="-13.3368537">
                <text:p>-13.33685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109cm" svg:height="12.857cm" xlink:href=".." xlink:type="simple" chart:class="chart:scatter" chart:style-name="ch1">
        <chart:title svg:x="6.941cm" svg:y="0.026cm" chart:style-name="ch2">
          <text:p>solve_pnp fixed</text:p>
        </chart:title>
        <chart:legend chart:legend-position="end" svg:x="14.654cm" svg:y="6.032cm" style:legend-expansion="custom" svg:width="1.188cm" svg:height="1.656cm" style:legend-expansion-aspect-ratio="0.717391304347826" chart:style-name="ch3"/>
        <chart:plot-area chart:style-name="ch4" table:cell-range-address="Sheet1.B2:Sheet1.B32 Sheet1.B70:Sheet1.B100 Sheet1.AP4:Sheet1.AP34" chart:data-source-has-labels="row" svg:x="0.152cm" svg:y="0.595cm" svg:width="14.629cm" svg:height="12.031cm">
          <chart:coordinate-region svg:x="0.443cm" svg:y="0.794cm" svg:width="14.098cm" svg:height="11.185cm"/>
          <chart:axis chart:dimension="x" chart:name="primary-x" chart:style-name="ch5">
            <chart:title svg:x="7.276cm" svg:y="12.297cm" chart:style-name="ch6">
              <text:p>m</text:p>
            </chart:title>
          </chart:axis>
          <chart:axis chart:dimension="y" chart:name="primary-y" chart:style-name="ch7">
            <chart:title svg:x="0cm" svg:y="6.8cm" chart:style-name="ch8">
              <text:p>m</text:p>
            </chart:title>
            <chart:grid chart:style-name="ch9" chart:class="major"/>
          </chart:axis>
          <chart:series chart:style-name="ch10" chart:values-cell-range-address="Sheet1.B70:Sheet1.B100" loext:label-string="real" chart:class="chart:scatter">
            <chart:domain table:cell-range-address="Sheet1.B2:Sheet1.B32"/>
            <chart:data-point chart:repeated="31"/>
          </chart:series>
          <chart:series chart:style-name="ch11" chart:values-cell-range-address="Sheet1.AP4:Sheet1.AP34" loext:label-string="meas" chart:class="chart:scatter">
            <chart:domain table:cell-range-address="Sheet1.AI4:Sheet1.AI34"/>
            <chart:data-point chart:repeated="3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real</text:p>
              </table:table-cell>
              <table:table-cell office:value-type="string">
                <text:p>Column AI</text:p>
              </table:table-cell>
              <table:table-cell office:value-type="string">
                <text:p>mea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B2:Sheet1.B32</svg:desc>
                </draw:g>
              </table:table-cell>
              <table:table-cell office:value-type="float" office:value="3">
                <text:p>3</text:p>
                <draw:g>
                  <svg:desc>Sheet1.B70:Sheet1.B100</svg:desc>
                </draw:g>
              </table:table-cell>
              <table:table-cell office:value-type="float" office:value="0.108073034816062">
                <text:p>0.108073034816062</text:p>
                <draw:g>
                  <svg:desc>Sheet1.AI4:Sheet1.AI34</svg:desc>
                </draw:g>
              </table:table-cell>
              <table:table-cell office:value-type="float" office:value="3.11403886192746">
                <text:p>3.11403886192746</text:p>
                <draw:g>
                  <svg:desc>Sheet1.AP4:Sheet1.AP3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0.11860663097619">
                <text:p>0.11860663097619</text:p>
              </table:table-cell>
              <table:table-cell office:value-type="float" office:value="3.6392742063619">
                <text:p>3.63927420636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.132374754704082">
                <text:p>0.132374754704082</text:p>
              </table:table-cell>
              <table:table-cell office:value-type="float" office:value="4.17656188666837">
                <text:p>4.176561886668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.13099612555801">
                <text:p>1.13099612555801</text:p>
              </table:table-cell>
              <table:table-cell office:value-type="float" office:value="4.04873450194475">
                <text:p>4.048734501944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">
                <text:p>-1</text:p>
              </table:table-cell>
              <table:table-cell office:value-type="float" office:value="4">
                <text:p>4</text:p>
              </table:table-cell>
              <table:table-cell office:value-type="float" office:value="-0.948546326722222">
                <text:p>-0.948546326722222</text:p>
              </table:table-cell>
              <table:table-cell office:value-type="float" office:value="4.18254346048504">
                <text:p>4.182543460485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0.130073205573991">
                <text:p>0.130073205573991</text:p>
              </table:table-cell>
              <table:table-cell office:value-type="float" office:value="4.70097160671973">
                <text:p>4.7009716067197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.140844926118421">
                <text:p>0.140844926118421</text:p>
              </table:table-cell>
              <table:table-cell office:value-type="float" office:value="5.23306538976128">
                <text:p>5.2330653897612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1.16936810017757">
                <text:p>1.16936810017757</text:p>
              </table:table-cell>
              <table:table-cell office:value-type="float" office:value="5.11640086493692">
                <text:p>5.1164008649369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1">
                <text:p>-1</text:p>
              </table:table-cell>
              <table:table-cell office:value-type="float" office:value="5">
                <text:p>5</text:p>
              </table:table-cell>
              <table:table-cell office:value-type="float" office:value="-0.931928636796117">
                <text:p>-0.931928636796117</text:p>
              </table:table-cell>
              <table:table-cell office:value-type="float" office:value="5.21223878914806">
                <text:p>5.2122387891480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0.149776641199005">
                <text:p>0.149776641199005</text:p>
              </table:table-cell>
              <table:table-cell office:value-type="float" office:value="5.75609256575124">
                <text:p>5.7560925657512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0.152298071845178">
                <text:p>0.152298071845178</text:p>
              </table:table-cell>
              <table:table-cell office:value-type="float" office:value="6.26470323083503">
                <text:p>6.2647032308350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1.19672265403455">
                <text:p>1.19672265403455</text:p>
              </table:table-cell>
              <table:table-cell office:value-type="float" office:value="6.20596651796748">
                <text:p>6.2059665179674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1">
                <text:p>-1</text:p>
              </table:table-cell>
              <table:table-cell office:value-type="float" office:value="6">
                <text:p>6</text:p>
              </table:table-cell>
              <table:table-cell office:value-type="float" office:value="-0.925188152878109">
                <text:p>-0.925188152878109</text:p>
              </table:table-cell>
              <table:table-cell office:value-type="float" office:value="6.30589208888806">
                <text:p>6.3058920888880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0.161899226362694">
                <text:p>0.161899226362694</text:p>
              </table:table-cell>
              <table:table-cell office:value-type="float" office:value="6.77649595790674">
                <text:p>6.7764959579067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.16924322949115">
                <text:p>0.16924322949115</text:p>
              </table:table-cell>
              <table:table-cell office:value-type="float" office:value="7.30942424861726">
                <text:p>7.3094242486172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1.21052454499537">
                <text:p>1.21052454499537</text:p>
              </table:table-cell>
              <table:table-cell office:value-type="float" office:value="7.27804155433565">
                <text:p>7.2780415543356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2.22585256069898">
                <text:p>2.22585256069898</text:p>
              </table:table-cell>
              <table:table-cell office:value-type="float" office:value="7.17929832251276">
                <text:p>7.1792983225127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1">
                <text:p>-1</text:p>
              </table:table-cell>
              <table:table-cell office:value-type="float" office:value="7">
                <text:p>7</text:p>
              </table:table-cell>
              <table:table-cell office:value-type="float" office:value="-0.911186148964467">
                <text:p>-0.911186148964467</text:p>
              </table:table-cell>
              <table:table-cell office:value-type="float" office:value="7.28940186765736">
                <text:p>7.2894018676573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2">
                <text:p>-2</text:p>
              </table:table-cell>
              <table:table-cell office:value-type="float" office:value="7">
                <text:p>7</text:p>
              </table:table-cell>
              <table:table-cell office:value-type="float" office:value="-1.94841383564651">
                <text:p>-1.94841383564651</text:p>
              </table:table-cell>
              <table:table-cell office:value-type="float" office:value="7.30330088792326">
                <text:p>7.3033008879232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0.173061609756281">
                <text:p>0.173061609756281</text:p>
              </table:table-cell>
              <table:table-cell office:value-type="float" office:value="7.82535720912312">
                <text:p>7.8253572091231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.181278437204">
                <text:p>0.181278437204</text:p>
              </table:table-cell>
              <table:table-cell office:value-type="float" office:value="8.305262773878">
                <text:p>8.30526277387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1.21363543733333">
                <text:p>1.21363543733333</text:p>
              </table:table-cell>
              <table:table-cell office:value-type="float" office:value="8.30489754891282">
                <text:p>8.3048975489128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2.22224167787558">
                <text:p>2.22224167787558</text:p>
              </table:table-cell>
              <table:table-cell office:value-type="float" office:value="8.18268837560369">
                <text:p>8.1826883756036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1">
                <text:p>-1</text:p>
              </table:table-cell>
              <table:table-cell office:value-type="float" office:value="8">
                <text:p>8</text:p>
              </table:table-cell>
              <table:table-cell office:value-type="float" office:value="-0.875318428015487">
                <text:p>-0.875318428015487</text:p>
              </table:table-cell>
              <table:table-cell office:value-type="float" office:value="8.35877028624115">
                <text:p>8.3587702862411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2">
                <text:p>-2</text:p>
              </table:table-cell>
              <table:table-cell office:value-type="float" office:value="8">
                <text:p>8</text:p>
              </table:table-cell>
              <table:table-cell office:value-type="float" office:value="-1.89496424875822">
                <text:p>-1.89496424875822</text:p>
              </table:table-cell>
              <table:table-cell office:value-type="float" office:value="8.29542878010094">
                <text:p>8.2954287801009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0.1899736583125">
                <text:p>0.1899736583125</text:p>
              </table:table-cell>
              <table:table-cell office:value-type="float" office:value="8.88864030614904">
                <text:p>8.8886403061490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0.209103896907692">
                <text:p>0.209103896907692</text:p>
              </table:table-cell>
              <table:table-cell office:value-type="float" office:value="9.43828241569744">
                <text:p>9.4382824156974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 office:value-type="float" office:value="1.24306396333333">
                <text:p>1.24306396333333</text:p>
              </table:table-cell>
              <table:table-cell office:value-type="float" office:value="9.29749609283333">
                <text:p>9.2974960928333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2.24930275757109">
                <text:p>2.24930275757109</text:p>
              </table:table-cell>
              <table:table-cell office:value-type="float" office:value="9.26675842980095">
                <text:p>9.2667584298009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1">
                <text:p>-1</text:p>
              </table:table-cell>
              <table:table-cell office:value-type="float" office:value="9">
                <text:p>9</text:p>
              </table:table-cell>
              <table:table-cell office:value-type="float" office:value="-0.866631463">
                <text:p>-0.866631463</text:p>
              </table:table-cell>
              <table:table-cell office:value-type="float" office:value="9.5308290395">
                <text:p>9.530829039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2">
                <text:p>-2</text:p>
              </table:table-cell>
              <table:table-cell office:value-type="float" office:value="9">
                <text:p>9</text:p>
              </table:table-cell>
              <table:table-cell office:value-type="float" office:value="-1.83880160381781">
                <text:p>-1.83880160381781</text:p>
              </table:table-cell>
              <table:table-cell office:value-type="float" office:value="9.3026324119919">
                <text:p>9.302632411991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error-category="cell-range" chart:error-upper-range="Sheet1.AO4:Sheet1.AO34" chart:error-lower-range="Sheet1.AO4:Sheet1.AO34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bow-tie" chart:symbol-width="0.25cm" chart:symbol-height="0.25cm" chart:link-data-style-to-source="true" chart:error-category="cell-range" chart:error-upper-range="Sheet1.AO4:Sheet1.AO34" chart:error-lower-range="Sheet1.AO4:Sheet1.AO34"/>
      <style:graphic-properties draw:stroke="none" svg:stroke-width="0.08cm" svg:stroke-color="#9ab4d0" draw:fill-color="#9ab4d0"/>
      <style:text-properties fo:font-size="10pt" style:font-size-asian="10pt" style:font-size-complex="10pt"/>
    </style:style>
    <style:style style:name="ch10" style:family="chart">
      <style:chart-properties chart:error-upper-indicator="true" chart:error-lower-indicator="true" chart:error-category="cell-range" chart:error-upper-range="Sheet1.AO4:Sheet1.AO34" chart:error-lower-range="Sheet1.AO4:Sheet1.AO34" loext:std-weight="1"/>
      <style:graphic-properties draw:stroke="solid" svg:stroke-width="0cm" svg:stroke-color="#000000" svg:stroke-opacity="100%" draw:stroke-linejoin="round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title svg:x="5.68cm" svg:y="0.316cm" chart:style-name="ch2">
          <text:p>solve pnp error Z fixed</text:p>
        </chart:title>
        <chart:plot-area chart:style-name="ch3" table:cell-range-address="Sheet1.AL4:Sheet1.AL34 Sheet1.AQ4:Sheet1.AQ34" svg:x="1.33cm" svg:y="1.275cm" svg:width="14.349cm" svg:height="6.569cm">
          <chart:coordinate-region svg:x="2.242cm" svg:y="1.474cm" svg:width="13.25cm" svg:height="5.723cm"/>
          <chart:axis chart:dimension="x" chart:name="primary-x" chart:style-name="ch4">
            <chart:title svg:x="7.587cm" svg:y="8.024cm" chart:style-name="ch5">
              <text:p>distance [m]</text:p>
            </chart:title>
          </chart:axis>
          <chart:axis chart:dimension="y" chart:name="primary-y" chart:style-name="ch6">
            <chart:title svg:x="0.451cm" svg:y="5.847cm" chart:style-name="ch7">
              <text:p>true relative error</text:p>
            </chart:title>
            <chart:grid chart:style-name="ch8" chart:class="major"/>
          </chart:axis>
          <chart:series chart:style-name="ch9" chart:values-cell-range-address="Sheet1.AQ4:Sheet1.AQ34" chart:class="chart:scatter">
            <chart:domain table:cell-range-address="Sheet1.AL4:Sheet1.AL34"/>
            <chart:error-indicator chart:style-name="ch10" chart:dimension="y"/>
            <chart:data-point chart:repeated="3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L</text:p>
              </table:table-cell>
              <table:table-cell office:value-type="string">
                <text:p>Column AQ</text:p>
              </table:table-cell>
              <table:table-cell office:value-type="string">
                <text:p>Column AO</text:p>
              </table:table-cell>
              <table:table-cell office:value-type="string">
                <text:p>Column AO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Sheet1.AL4:Sheet1.AL34</svg:desc>
                </draw:g>
              </table:table-cell>
              <table:table-cell office:value-type="float" office:value="0.0380129539758204">
                <text:p>0.0380129539758204</text:p>
                <draw:g>
                  <svg:desc>Sheet1.AQ4:Sheet1.AQ34</svg:desc>
                </draw:g>
              </table:table-cell>
              <table:table-cell office:value-type="float" office:value="0.00229611582431898">
                <text:p>0.00229611582431898</text:p>
                <draw:g>
                  <svg:desc>Sheet1.AO4:Sheet1.AO34</svg:desc>
                </draw:g>
              </table:table-cell>
              <table:table-cell office:value-type="float" office:value="0.00229611582431898">
                <text:p>0.00229611582431898</text:p>
                <draw:g>
                  <svg:desc>Sheet1.AO4:Sheet1.AO3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5">
                <text:p>3.5</text:p>
              </table:table-cell>
              <table:table-cell office:value-type="float" office:value="0.0397926303891155">
                <text:p>0.0397926303891155</text:p>
              </table:table-cell>
              <table:table-cell office:value-type="float" office:value="0.00535246371979417">
                <text:p>0.00535246371979417</text:p>
              </table:table-cell>
              <table:table-cell office:value-type="float" office:value="0.00535246371979417">
                <text:p>0.0053524637197941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0441404716670917">
                <text:p>0.0441404716670917</text:p>
              </table:table-cell>
              <table:table-cell office:value-type="float" office:value="0.00153738081840144">
                <text:p>0.00153738081840144</text:p>
              </table:table-cell>
              <table:table-cell office:value-type="float" office:value="0.00153738081840144">
                <text:p>0.001537380818401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0121836254861878">
                <text:p>0.0121836254861878</text:p>
              </table:table-cell>
              <table:table-cell office:value-type="float" office:value="0.00300050009394538">
                <text:p>0.00300050009394538</text:p>
              </table:table-cell>
              <table:table-cell office:value-type="float" office:value="0.00300050009394538">
                <text:p>0.0030005000939453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0456358651212607">
                <text:p>0.0456358651212607</text:p>
              </table:table-cell>
              <table:table-cell office:value-type="float" office:value="0.0108122579884023">
                <text:p>0.0108122579884023</text:p>
              </table:table-cell>
              <table:table-cell office:value-type="float" office:value="0.0108122579884023">
                <text:p>0.010812257988402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.5">
                <text:p>4.5</text:p>
              </table:table-cell>
              <table:table-cell office:value-type="float" office:value="0.0446603570488292">
                <text:p>0.0446603570488292</text:p>
              </table:table-cell>
              <table:table-cell office:value-type="float" office:value="0.00237294398254328">
                <text:p>0.00237294398254328</text:p>
              </table:table-cell>
              <table:table-cell office:value-type="float" office:value="0.00237294398254328">
                <text:p>0.0023729439825432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0.0466130779522556">
                <text:p>0.0466130779522556</text:p>
              </table:table-cell>
              <table:table-cell office:value-type="float" office:value="0.0101025874505449">
                <text:p>0.0101025874505449</text:p>
              </table:table-cell>
              <table:table-cell office:value-type="float" office:value="0.0101025874505449">
                <text:p>0.010102587450544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0.0232801729873831">
                <text:p>0.0232801729873831</text:p>
              </table:table-cell>
              <table:table-cell office:value-type="float" office:value="0.0123175268019898">
                <text:p>0.0123175268019898</text:p>
              </table:table-cell>
              <table:table-cell office:value-type="float" office:value="0.0123175268019898">
                <text:p>0.012317526801989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0.0424477578296116">
                <text:p>0.0424477578296116</text:p>
              </table:table-cell>
              <table:table-cell office:value-type="float" office:value="0.00397151430253243">
                <text:p>0.00397151430253243</text:p>
              </table:table-cell>
              <table:table-cell office:value-type="float" office:value="0.00397151430253243">
                <text:p>0.0039715143025324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.5">
                <text:p>5.5</text:p>
              </table:table-cell>
              <table:table-cell office:value-type="float" office:value="0.0465622846820443">
                <text:p>0.0465622846820443</text:p>
              </table:table-cell>
              <table:table-cell office:value-type="float" office:value="0.00642865806420555">
                <text:p>0.00642865806420555</text:p>
              </table:table-cell>
              <table:table-cell office:value-type="float" office:value="0.00642865806420555">
                <text:p>0.0064286580642055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">
                <text:p>6</text:p>
              </table:table-cell>
              <table:table-cell office:value-type="float" office:value="0.0441172051391708">
                <text:p>0.0441172051391708</text:p>
              </table:table-cell>
              <table:table-cell office:value-type="float" office:value="0.0209511287856027">
                <text:p>0.0209511287856027</text:p>
              </table:table-cell>
              <table:table-cell office:value-type="float" office:value="0.0209511287856027">
                <text:p>0.020951128785602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0.0343277529945799">
                <text:p>0.0343277529945799</text:p>
              </table:table-cell>
              <table:table-cell office:value-type="float" office:value="0.00760199728091407">
                <text:p>0.00760199728091407</text:p>
              </table:table-cell>
              <table:table-cell office:value-type="float" office:value="0.00760199728091407">
                <text:p>0.0076019972809140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">
                <text:p>6</text:p>
              </table:table-cell>
              <table:table-cell office:value-type="float" office:value="0.0509820148146768">
                <text:p>0.0509820148146768</text:p>
              </table:table-cell>
              <table:table-cell office:value-type="float" office:value="0.00611473859572326">
                <text:p>0.00611473859572326</text:p>
              </table:table-cell>
              <table:table-cell office:value-type="float" office:value="0.00611473859572326">
                <text:p>0.0061147385957232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.5">
                <text:p>6.5</text:p>
              </table:table-cell>
              <table:table-cell office:value-type="float" office:value="0.0425378396779594">
                <text:p>0.0425378396779594</text:p>
              </table:table-cell>
              <table:table-cell office:value-type="float" office:value="0.0293377389129273">
                <text:p>0.0293377389129273</text:p>
              </table:table-cell>
              <table:table-cell office:value-type="float" office:value="0.0293377389129273">
                <text:p>0.029337738912927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">
                <text:p>7</text:p>
              </table:table-cell>
              <table:table-cell office:value-type="float" office:value="0.0442034640881796">
                <text:p>0.0442034640881796</text:p>
              </table:table-cell>
              <table:table-cell office:value-type="float" office:value="0.00446128826457754">
                <text:p>0.00446128826457754</text:p>
              </table:table-cell>
              <table:table-cell office:value-type="float" office:value="0.00446128826457754">
                <text:p>0.0044612882645775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">
                <text:p>7</text:p>
              </table:table-cell>
              <table:table-cell office:value-type="float" office:value="0.0397202220479498">
                <text:p>0.0397202220479498</text:p>
              </table:table-cell>
              <table:table-cell office:value-type="float" office:value="0.0193076954168835">
                <text:p>0.0193076954168835</text:p>
              </table:table-cell>
              <table:table-cell office:value-type="float" office:value="0.0193076954168835">
                <text:p>0.019307695416883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">
                <text:p>7</text:p>
              </table:table-cell>
              <table:table-cell office:value-type="float" office:value="0.0256140460732509">
                <text:p>0.0256140460732509</text:p>
              </table:table-cell>
              <table:table-cell office:value-type="float" office:value="0.0224129151235471">
                <text:p>0.0224129151235471</text:p>
              </table:table-cell>
              <table:table-cell office:value-type="float" office:value="0.0224129151235471">
                <text:p>0.022412915123547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">
                <text:p>7</text:p>
              </table:table-cell>
              <table:table-cell office:value-type="float" office:value="0.0413431239510516">
                <text:p>0.0413431239510516</text:p>
              </table:table-cell>
              <table:table-cell office:value-type="float" office:value="0.0113063839732252">
                <text:p>0.0113063839732252</text:p>
              </table:table-cell>
              <table:table-cell office:value-type="float" office:value="0.0113063839732252">
                <text:p>0.011306383973225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">
                <text:p>7</text:p>
              </table:table-cell>
              <table:table-cell office:value-type="float" office:value="0.043328698274751">
                <text:p>0.043328698274751</text:p>
              </table:table-cell>
              <table:table-cell office:value-type="float" office:value="0.0364143373151996">
                <text:p>0.0364143373151996</text:p>
              </table:table-cell>
              <table:table-cell office:value-type="float" office:value="0.0364143373151996">
                <text:p>0.036414337315199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.5">
                <text:p>7.5</text:p>
              </table:table-cell>
              <table:table-cell office:value-type="float" office:value="0.0433809612164154">
                <text:p>0.0433809612164154</text:p>
              </table:table-cell>
              <table:table-cell office:value-type="float" office:value="0.00761032621138122">
                <text:p>0.00761032621138122</text:p>
              </table:table-cell>
              <table:table-cell office:value-type="float" office:value="0.00761032621138122">
                <text:p>0.0076103262113812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">
                <text:p>8</text:p>
              </table:table-cell>
              <table:table-cell office:value-type="float" office:value="0.0381578467347499">
                <text:p>0.0381578467347499</text:p>
              </table:table-cell>
              <table:table-cell office:value-type="float" office:value="0.054422977397116">
                <text:p>0.054422977397116</text:p>
              </table:table-cell>
              <table:table-cell office:value-type="float" office:value="0.054422977397116">
                <text:p>0.05442297739711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">
                <text:p>8</text:p>
              </table:table-cell>
              <table:table-cell office:value-type="float" office:value="0.0381121936141027">
                <text:p>0.0381121936141027</text:p>
              </table:table-cell>
              <table:table-cell office:value-type="float" office:value="0.014245954248265">
                <text:p>0.014245954248265</text:p>
              </table:table-cell>
              <table:table-cell office:value-type="float" office:value="0.014245954248265">
                <text:p>0.01424595424826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">
                <text:p>8</text:p>
              </table:table-cell>
              <table:table-cell office:value-type="float" office:value="0.0228360469504607">
                <text:p>0.0228360469504607</text:p>
              </table:table-cell>
              <table:table-cell office:value-type="float" office:value="0.0126483798020675">
                <text:p>0.0126483798020675</text:p>
              </table:table-cell>
              <table:table-cell office:value-type="float" office:value="0.0126483798020675">
                <text:p>0.012648379802067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">
                <text:p>8</text:p>
              </table:table-cell>
              <table:table-cell office:value-type="float" office:value="0.0448462857801437">
                <text:p>0.0448462857801437</text:p>
              </table:table-cell>
              <table:table-cell office:value-type="float" office:value="0.0169543704609874">
                <text:p>0.0169543704609874</text:p>
              </table:table-cell>
              <table:table-cell office:value-type="float" office:value="0.0169543704609874">
                <text:p>0.016954370460987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">
                <text:p>8</text:p>
              </table:table-cell>
              <table:table-cell office:value-type="float" office:value="0.0369285975126175">
                <text:p>0.0369285975126175</text:p>
              </table:table-cell>
              <table:table-cell office:value-type="float" office:value="0.0164108115931016">
                <text:p>0.0164108115931016</text:p>
              </table:table-cell>
              <table:table-cell office:value-type="float" office:value="0.0164108115931016">
                <text:p>0.016410811593101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.5">
                <text:p>8.5</text:p>
              </table:table-cell>
              <table:table-cell office:value-type="float" office:value="0.0457223889587103">
                <text:p>0.0457223889587103</text:p>
              </table:table-cell>
              <table:table-cell office:value-type="float" office:value="0.014545706173408">
                <text:p>0.014545706173408</text:p>
              </table:table-cell>
              <table:table-cell office:value-type="float" office:value="0.014545706173408">
                <text:p>0.01454570617340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">
                <text:p>9</text:p>
              </table:table-cell>
              <table:table-cell office:value-type="float" office:value="0.0486980461886039">
                <text:p>0.0486980461886039</text:p>
              </table:table-cell>
              <table:table-cell office:value-type="float" office:value="0.0169232151465086">
                <text:p>0.0169232151465086</text:p>
              </table:table-cell>
              <table:table-cell office:value-type="float" office:value="0.0169232151465086">
                <text:p>0.016923215146508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">
                <text:p>9</text:p>
              </table:table-cell>
              <table:table-cell office:value-type="float" office:value="0.0330551214259261">
                <text:p>0.0330551214259261</text:p>
              </table:table-cell>
              <table:table-cell office:value-type="float" office:value="0.0620481675490743">
                <text:p>0.0620481675490743</text:p>
              </table:table-cell>
              <table:table-cell office:value-type="float" office:value="0.0620481675490743">
                <text:p>0.062048167549074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">
                <text:p>9</text:p>
              </table:table-cell>
              <table:table-cell office:value-type="float" office:value="0.0296398255334387">
                <text:p>0.0296398255334387</text:p>
              </table:table-cell>
              <table:table-cell office:value-type="float" office:value="0.145038224869754">
                <text:p>0.145038224869754</text:p>
              </table:table-cell>
              <table:table-cell office:value-type="float" office:value="0.145038224869754">
                <text:p>0.14503822486975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">
                <text:p>9</text:p>
              </table:table-cell>
              <table:table-cell office:value-type="float" office:value="0.0589810043888889">
                <text:p>0.0589810043888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">
                <text:p>9</text:p>
              </table:table-cell>
              <table:table-cell office:value-type="float" office:value="0.0336258235546561">
                <text:p>0.0336258235546561</text:p>
              </table:table-cell>
              <table:table-cell office:value-type="float" office:value="0.0226385312889138">
                <text:p>0.0226385312889138</text:p>
              </table:table-cell>
              <table:table-cell office:value-type="float" office:value="0.0226385312889138">
                <text:p>0.0226385312889138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7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error-category="cell-range" chart:error-upper-range="Sheet1.AW3:Sheet1.AW20" chart:error-lower-range="Sheet1.AW3:Sheet1.AW20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bow-tie" chart:symbol-width="0.25cm" chart:symbol-height="0.25cm" chart:link-data-style-to-source="true" chart:error-category="cell-range" chart:error-upper-range="Sheet1.AW3:Sheet1.AW20" chart:error-lower-range="Sheet1.AW3:Sheet1.AW20"/>
      <style:graphic-properties draw:stroke="none" svg:stroke-width="0.08cm" svg:stroke-color="#9ab4d0" draw:fill-color="#9ab4d0"/>
      <style:text-properties fo:font-size="10pt" style:font-size-asian="10pt" style:font-size-complex="10pt"/>
    </style:style>
    <style:style style:name="ch10" style:family="chart">
      <style:chart-properties chart:error-upper-indicator="true" chart:error-lower-indicator="true" chart:error-category="cell-range" chart:error-upper-range="Sheet1.AW3:Sheet1.AW20" chart:error-lower-range="Sheet1.AW3:Sheet1.AW20" loext:std-weight="1"/>
      <style:graphic-properties draw:stroke="solid" svg:stroke-width="0cm" svg:stroke-color="#000000" svg:stroke-opacity="100%" draw:stroke-linejoin="round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title svg:x="5.667cm" svg:y="0.316cm" chart:style-name="ch2">
          <text:p>solve pnp error X fixed</text:p>
        </chart:title>
        <chart:plot-area chart:style-name="ch3" table:cell-range-address="Sheet1.M2:Sheet1.M19 Sheet1.AY3:Sheet1.AY20" svg:x="1.33cm" svg:y="1.275cm" svg:width="14.349cm" svg:height="6.57cm">
          <chart:coordinate-region svg:x="2.243cm" svg:y="1.475cm" svg:width="13.249cm" svg:height="5.723cm"/>
          <chart:axis chart:dimension="x" chart:name="primary-x" chart:style-name="ch4">
            <chart:title svg:x="7.587cm" svg:y="8.025cm" chart:style-name="ch5">
              <text:p>distance [m]</text:p>
            </chart:title>
          </chart:axis>
          <chart:axis chart:dimension="y" chart:name="primary-y" chart:style-name="ch6">
            <chart:title svg:x="0.451cm" svg:y="5.848cm" chart:style-name="ch7">
              <text:p>true relative error</text:p>
            </chart:title>
            <chart:grid chart:style-name="ch8" chart:class="major"/>
          </chart:axis>
          <chart:series chart:style-name="ch9" chart:values-cell-range-address="Sheet1.AY3:Sheet1.AY20" chart:class="chart:scatter">
            <chart:domain table:cell-range-address="Sheet1.M2:Sheet1.M19"/>
            <chart:error-indicator chart:style-name="ch10" chart:dimension="y"/>
            <chart:data-point chart:repeated="1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  <table:table-cell office:value-type="string">
                <text:p>Column AY</text:p>
              </table:table-cell>
              <table:table-cell office:value-type="string">
                <text:p>Column AW</text:p>
              </table:table-cell>
              <table:table-cell office:value-type="string">
                <text:p>Column AW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Sheet1.M2:Sheet1.M19</svg:desc>
                </draw:g>
              </table:table-cell>
              <table:table-cell office:value-type="float" office:value="0.130996125558011">
                <text:p>0.130996125558011</text:p>
                <draw:g>
                  <svg:desc>Sheet1.AY3:Sheet1.AY20</svg:desc>
                </draw:g>
              </table:table-cell>
              <table:table-cell office:value-type="float" office:value="0.000861139222498291">
                <text:p>0.000861139222498291</text:p>
                <draw:g>
                  <svg:desc>Sheet1.AW3:Sheet1.AW20</svg:desc>
                </draw:g>
              </table:table-cell>
              <table:table-cell office:value-type="float" office:value="0.000861139222498291">
                <text:p>0.000861139222498291</text:p>
                <draw:g>
                  <svg:desc>Sheet1.AW3:Sheet1.AW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0.0514536732777779">
                <text:p>0.0514536732777779</text:p>
              </table:table-cell>
              <table:table-cell office:value-type="float" office:value="0.00236847154089881">
                <text:p>0.00236847154089881</text:p>
              </table:table-cell>
              <table:table-cell office:value-type="float" office:value="0.00236847154089881">
                <text:p>0.002368471540898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0.16936810017757">
                <text:p>0.16936810017757</text:p>
              </table:table-cell>
              <table:table-cell office:value-type="float" office:value="0.00281223731978085">
                <text:p>0.00281223731978085</text:p>
              </table:table-cell>
              <table:table-cell office:value-type="float" office:value="0.00281223731978085">
                <text:p>0.0028122373197808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0.0680713632038834">
                <text:p>0.0680713632038834</text:p>
              </table:table-cell>
              <table:table-cell office:value-type="float" office:value="0.000708966672133938">
                <text:p>0.000708966672133938</text:p>
              </table:table-cell>
              <table:table-cell office:value-type="float" office:value="0.000708966672133938">
                <text:p>0.00070896667213393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0.196722654034553">
                <text:p>0.196722654034553</text:p>
              </table:table-cell>
              <table:table-cell office:value-type="float" office:value="0.00146924486084562">
                <text:p>0.00146924486084562</text:p>
              </table:table-cell>
              <table:table-cell office:value-type="float" office:value="0.00146924486084562">
                <text:p>0.0014692448608456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0748118471218906">
                <text:p>0.0748118471218906</text:p>
              </table:table-cell>
              <table:table-cell office:value-type="float" office:value="0.000925958257477659">
                <text:p>0.000925958257477659</text:p>
              </table:table-cell>
              <table:table-cell office:value-type="float" office:value="0.000925958257477659">
                <text:p>0.00092595825747765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21052454499537">
                <text:p>0.21052454499537</text:p>
              </table:table-cell>
              <table:table-cell office:value-type="float" office:value="0.00330304728954601">
                <text:p>0.00330304728954601</text:p>
              </table:table-cell>
              <table:table-cell office:value-type="float" office:value="0.00330304728954601">
                <text:p>0.003303047289546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11292628034949">
                <text:p>0.11292628034949</text:p>
              </table:table-cell>
              <table:table-cell office:value-type="float" office:value="0.00700233879446327">
                <text:p>0.00700233879446327</text:p>
              </table:table-cell>
              <table:table-cell office:value-type="float" office:value="0.00700233879446327">
                <text:p>0.0070023387944632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.0888138510355329">
                <text:p>0.0888138510355329</text:p>
              </table:table-cell>
              <table:table-cell office:value-type="float" office:value="0.00143310338842217">
                <text:p>0.00143310338842217</text:p>
              </table:table-cell>
              <table:table-cell office:value-type="float" office:value="0.00143310338842217">
                <text:p>0.0014331033884221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0.0257930821767443">
                <text:p>0.0257930821767443</text:p>
              </table:table-cell>
              <table:table-cell office:value-type="float" office:value="0.00988048606130524">
                <text:p>0.00988048606130524</text:p>
              </table:table-cell>
              <table:table-cell office:value-type="float" office:value="0.00988048606130524">
                <text:p>0.0098804860613052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0.213635437333333">
                <text:p>0.213635437333333</text:p>
              </table:table-cell>
              <table:table-cell office:value-type="float" office:value="0.00221119162266082">
                <text:p>0.00221119162266082</text:p>
              </table:table-cell>
              <table:table-cell office:value-type="float" office:value="0.00221119162266082">
                <text:p>0.0022111916226608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">
                <text:p>8</text:p>
              </table:table-cell>
              <table:table-cell office:value-type="float" office:value="0.111120838937788">
                <text:p>0.111120838937788</text:p>
              </table:table-cell>
              <table:table-cell office:value-type="float" office:value="0.0034264172843635">
                <text:p>0.0034264172843635</text:p>
              </table:table-cell>
              <table:table-cell office:value-type="float" office:value="0.0034264172843635">
                <text:p>0.003426417284363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">
                <text:p>8</text:p>
              </table:table-cell>
              <table:table-cell office:value-type="float" office:value="0.124681571984513">
                <text:p>0.124681571984513</text:p>
              </table:table-cell>
              <table:table-cell office:value-type="float" office:value="0.00172641589309078">
                <text:p>0.00172641589309078</text:p>
              </table:table-cell>
              <table:table-cell office:value-type="float" office:value="0.00172641589309078">
                <text:p>0.0017264158930907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">
                <text:p>8</text:p>
              </table:table-cell>
              <table:table-cell office:value-type="float" office:value="0.0525178756208919">
                <text:p>0.0525178756208919</text:p>
              </table:table-cell>
              <table:table-cell office:value-type="float" office:value="0.00385189614694201">
                <text:p>0.00385189614694201</text:p>
              </table:table-cell>
              <table:table-cell office:value-type="float" office:value="0.00385189614694201">
                <text:p>0.0038518961469420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">
                <text:p>9</text:p>
              </table:table-cell>
              <table:table-cell office:value-type="float" office:value="0.243063963333333">
                <text:p>0.243063963333333</text:p>
              </table:table-cell>
              <table:table-cell office:value-type="float" office:value="0.00902523922899707">
                <text:p>0.00902523922899707</text:p>
              </table:table-cell>
              <table:table-cell office:value-type="float" office:value="0.00902523922899707">
                <text:p>0.0090252392289970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">
                <text:p>9</text:p>
              </table:table-cell>
              <table:table-cell office:value-type="float" office:value="0.124651378785545">
                <text:p>0.124651378785545</text:p>
              </table:table-cell>
              <table:table-cell office:value-type="float" office:value="0.0353050207797567">
                <text:p>0.0353050207797567</text:p>
              </table:table-cell>
              <table:table-cell office:value-type="float" office:value="0.0353050207797567">
                <text:p>0.03530502077975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">
                <text:p>9</text:p>
              </table:table-cell>
              <table:table-cell office:value-type="float" office:value="0.133368537">
                <text:p>0.1333685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">
                <text:p>9</text:p>
              </table:table-cell>
              <table:table-cell office:value-type="float" office:value="0.0805991980910933">
                <text:p>0.0805991980910933</text:p>
              </table:table-cell>
              <table:table-cell office:value-type="float" office:value="0.00441746943827505">
                <text:p>0.00441746943827505</text:p>
              </table:table-cell>
              <table:table-cell office:value-type="float" office:value="0.00441746943827505">
                <text:p>0.00441746943827505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8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